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12-01T00:00:00" table:style-name="ce5">
            <text:p>2022/12/1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13980" table:style-name="ce6">
            <text:p>13,980<text:s/></text:p>
          </table:table-cell>
          <table:table-cell office:value-type="float" office:value="41853" table:style-name="ce6">
            <text:p>41,853<text:s/></text:p>
          </table:table-cell>
          <table:table-cell office:value-type="float" office:value="38326" table:style-name="ce6">
            <text:p>38,326<text:s/></text:p>
          </table:table-cell>
          <table:table-cell office:value-type="float" office:value="25126" table:style-name="ce6">
            <text:p>25,126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17114" table:style-name="ce6">
            <text:p>17,114<text:s/></text:p>
          </table:table-cell>
          <table:table-cell office:value-type="float" office:value="18036" table:style-name="ce6">
            <text:p>18,036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9015" table:style-name="ce6">
            <text:p>9,015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34510" table:style-name="ce6">
            <text:p>34,510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23857" table:style-name="ce6">
            <text:p>23,857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15866" table:style-name="ce6">
            <text:p>15,866<text:s/></text:p>
          </table:table-cell>
          <table:table-cell office:value-type="float" office:value="31001" table:style-name="ce6">
            <text:p>31,001<text:s/></text:p>
          </table:table-cell>
          <table:table-cell office:value-type="float" office:value="24416" table:style-name="ce6">
            <text:p>24,416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34947" table:style-name="ce6">
            <text:p>34,947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25187" table:style-name="ce6">
            <text:p>25,187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22451" table:style-name="ce6">
            <text:p>22,451<text:s/></text:p>
          </table:table-cell>
          <table:table-cell office:value-type="float" office:value="115687" table:style-name="ce6">
            <text:p>115,687<text:s/></text:p>
          </table:table-cell>
          <table:table-cell office:value-type="float" office:value="40528" table:style-name="ce6">
            <text:p>40,528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2452" table:style-name="ce6">
            <text:p>22,452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25408" table:style-name="ce6">
            <text:p>25,408<text:s/></text:p>
          </table:table-cell>
          <table:table-cell office:value-type="float" office:value="28458" table:style-name="ce6">
            <text:p>28,458<text:s/></text:p>
          </table:table-cell>
          <table:table-cell office:value-type="float" office:value="24283" table:style-name="ce6">
            <text:p>24,283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29850" table:style-name="ce6">
            <text:p>29,850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28268" table:style-name="ce6">
            <text:p>28,268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24819" table:style-name="ce6">
            <text:p>24,819<text:s/></text:p>
          </table:table-cell>
          <table:table-cell office:value-type="float" office:value="39632" table:style-name="ce6">
            <text:p>39,632<text:s/></text:p>
          </table:table-cell>
          <table:table-cell office:value-type="float" office:value="37477" table:style-name="ce6">
            <text:p>37,477<text:s/></text:p>
          </table:table-cell>
          <table:table-cell office:value-type="float" office:value="26443" table:style-name="ce6">
            <text:p>26,443<text:s/></text:p>
          </table:table-cell>
          <table:table-cell office:value-type="float" office:value="23844" table:style-name="ce6">
            <text:p>23,844<text:s/></text:p>
          </table:table-cell>
          <table:table-cell office:value-type="float" office:value="52103" table:style-name="ce6">
            <text:p>52,103<text:s/></text:p>
          </table:table-cell>
          <table:table-cell office:value-type="float" office:value="24800" table:style-name="ce6">
            <text:p>24,800<text:s/></text:p>
          </table:table-cell>
          <table:table-cell office:value-type="float" office:value="33109" table:style-name="ce6">
            <text:p>33,109<text:s/></text:p>
          </table:table-cell>
          <table:table-cell office:value-type="float" office:value="31542" table:style-name="ce6">
            <text:p>31,542<text:s/></text:p>
          </table:table-cell>
          <table:table-cell office:value-type="float" office:value="19639" table:style-name="ce6">
            <text:p>19,639<text:s/></text:p>
          </table:table-cell>
          <table:table-cell office:value-type="float" office:value="59985" table:style-name="ce6">
            <text:p>59,985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15532" table:style-name="ce6">
            <text:p>15,532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22496" table:style-name="ce6">
            <text:p>22,496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19240" table:style-name="ce6">
            <text:p>19,240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38006" table:style-name="ce6">
            <text:p>38,006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22018" table:style-name="ce6">
            <text:p>22,018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27820" table:style-name="ce6">
            <text:p>27,820<text:s/></text:p>
          </table:table-cell>
          <table:table-cell office:value-type="float" office:value="22578" table:style-name="ce6">
            <text:p>22,578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5330" table:style-name="ce6">
            <text:p>5,330<text:s/></text:p>
          </table:table-cell>
          <table:table-cell table:number-columns-repeated="16264"/>
        </table:table-row>
        <table:table-row table:style-name="ro2">
          <table:table-cell office:value-type="date" office:date-value="2022-12-02T00:00:00" table:style-name="ce5">
            <text:p>2022/12/2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44570" table:style-name="ce6">
            <text:p>44,570<text:s/></text:p>
          </table:table-cell>
          <table:table-cell office:value-type="float" office:value="45545" table:style-name="ce6">
            <text:p>45,545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6728" table:style-name="ce6">
            <text:p>16,728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37867" table:style-name="ce6">
            <text:p>37,867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23990" table:style-name="ce6">
            <text:p>23,990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28283" table:style-name="ce6">
            <text:p>28,283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32552" table:style-name="ce6">
            <text:p>32,552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35882" table:style-name="ce6">
            <text:p>35,882<text:s/></text:p>
          </table:table-cell>
          <table:table-cell office:value-type="float" office:value="26249" table:style-name="ce6">
            <text:p>26,249<text:s/></text:p>
          </table:table-cell>
          <table:table-cell office:value-type="float" office:value="25643" table:style-name="ce6">
            <text:p>25,643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22371" table:style-name="ce6">
            <text:p>22,371<text:s/></text:p>
          </table:table-cell>
          <table:table-cell office:value-type="float" office:value="153955" table:style-name="ce6">
            <text:p>153,955<text:s/></text:p>
          </table:table-cell>
          <table:table-cell office:value-type="float" office:value="50059" table:style-name="ce6">
            <text:p>50,059<text:s/></text:p>
          </table:table-cell>
          <table:table-cell office:value-type="float" office:value="22476" table:style-name="ce6">
            <text:p>22,476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30622" table:style-name="ce6">
            <text:p>30,622<text:s/></text:p>
          </table:table-cell>
          <table:table-cell office:value-type="float" office:value="28324" table:style-name="ce6">
            <text:p>28,324<text:s/></text:p>
          </table:table-cell>
          <table:table-cell office:value-type="float" office:value="30122" table:style-name="ce6">
            <text:p>30,122<text:s/></text:p>
          </table:table-cell>
          <table:table-cell office:value-type="float" office:value="26594" table:style-name="ce6">
            <text:p>26,594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30434" table:style-name="ce6">
            <text:p>30,434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19748" table:style-name="ce6">
            <text:p>19,748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3669" table:style-name="ce6">
            <text:p>13,669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30900" table:style-name="ce6">
            <text:p>30,900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23335" table:style-name="ce6">
            <text:p>23,335<text:s/></text:p>
          </table:table-cell>
          <table:table-cell office:value-type="float" office:value="23528" table:style-name="ce6">
            <text:p>23,528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49187" table:style-name="ce6">
            <text:p>49,187<text:s/></text:p>
          </table:table-cell>
          <table:table-cell office:value-type="float" office:value="38505" table:style-name="ce6">
            <text:p>38,505<text:s/></text:p>
          </table:table-cell>
          <table:table-cell office:value-type="float" office:value="27819" table:style-name="ce6">
            <text:p>27,819<text:s/></text:p>
          </table:table-cell>
          <table:table-cell office:value-type="float" office:value="25615" table:style-name="ce6">
            <text:p>25,615<text:s/></text:p>
          </table:table-cell>
          <table:table-cell office:value-type="float" office:value="65881" table:style-name="ce6">
            <text:p>65,881<text:s/></text:p>
          </table:table-cell>
          <table:table-cell office:value-type="float" office:value="25311" table:style-name="ce6">
            <text:p>25,311<text:s/></text:p>
          </table:table-cell>
          <table:table-cell office:value-type="float" office:value="35713" table:style-name="ce6">
            <text:p>35,713<text:s/></text:p>
          </table:table-cell>
          <table:table-cell office:value-type="float" office:value="36923" table:style-name="ce6">
            <text:p>36,923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70556" table:style-name="ce6">
            <text:p>70,556<text:s/></text:p>
          </table:table-cell>
          <table:table-cell office:value-type="float" office:value="21541" table:style-name="ce6">
            <text:p>21,541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26135" table:style-name="ce6">
            <text:p>26,135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32840" table:style-name="ce6">
            <text:p>32,840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40388" table:style-name="ce6">
            <text:p>40,388<text:s/></text:p>
          </table:table-cell>
          <table:table-cell office:value-type="float" office:value="23801" table:style-name="ce6">
            <text:p>23,801<text:s/></text:p>
          </table:table-cell>
          <table:table-cell office:value-type="float" office:value="25956" table:style-name="ce6">
            <text:p>25,956<text:s/></text:p>
          </table:table-cell>
          <table:table-cell office:value-type="float" office:value="23939" table:style-name="ce6">
            <text:p>23,939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17679" table:style-name="ce6">
            <text:p>17,679<text:s/></text:p>
          </table:table-cell>
          <table:table-cell office:value-type="float" office:value="30394" table:style-name="ce6">
            <text:p>30,394<text:s/></text:p>
          </table:table-cell>
          <table:table-cell office:value-type="float" office:value="24653" table:style-name="ce6">
            <text:p>24,653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5869" table:style-name="ce6">
            <text:p>5,869<text:s/></text:p>
          </table:table-cell>
          <table:table-cell table:number-columns-repeated="16264"/>
        </table:table-row>
        <table:table-row table:style-name="ro2">
          <table:table-cell office:value-type="date" office:date-value="2022-12-03T00:00:00" table:style-name="ce5">
            <text:p>2022/12/3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42034" table:style-name="ce6">
            <text:p>42,034<text:s/></text:p>
          </table:table-cell>
          <table:table-cell office:value-type="float" office:value="16019" table:style-name="ce6">
            <text:p>16,019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28095" table:style-name="ce6">
            <text:p>28,095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14329" table:style-name="ce6">
            <text:p>14,329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27288" table:style-name="ce6">
            <text:p>27,288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25449" table:style-name="ce6">
            <text:p>25,449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29239" table:style-name="ce6">
            <text:p>29,239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16729" table:style-name="ce6">
            <text:p>16,729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154204" table:style-name="ce6">
            <text:p>154,204<text:s/></text:p>
          </table:table-cell>
          <table:table-cell office:value-type="float" office:value="56330" table:style-name="ce6">
            <text:p>56,330<text:s/></text:p>
          </table:table-cell>
          <table:table-cell office:value-type="float" office:value="20112" table:style-name="ce6">
            <text:p>20,112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36851" table:style-name="ce6">
            <text:p>36,851<text:s/></text:p>
          </table:table-cell>
          <table:table-cell office:value-type="float" office:value="30039" table:style-name="ce6">
            <text:p>30,039<text:s/></text:p>
          </table:table-cell>
          <table:table-cell office:value-type="float" office:value="33622" table:style-name="ce6">
            <text:p>33,622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16227" table:style-name="ce6">
            <text:p>16,227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11371" table:style-name="ce6">
            <text:p>11,371<text:s/></text:p>
          </table:table-cell>
          <table:table-cell office:value-type="float" office:value="34872" table:style-name="ce6">
            <text:p>34,872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28697" table:style-name="ce6">
            <text:p>28,697<text:s/></text:p>
          </table:table-cell>
          <table:table-cell office:value-type="float" office:value="67417" table:style-name="ce6">
            <text:p>67,417<text:s/></text:p>
          </table:table-cell>
          <table:table-cell office:value-type="float" office:value="30432" table:style-name="ce6">
            <text:p>30,432<text:s/></text:p>
          </table:table-cell>
          <table:table-cell office:value-type="float" office:value="22727" table:style-name="ce6">
            <text:p>22,727<text:s/></text:p>
          </table:table-cell>
          <table:table-cell office:value-type="float" office:value="26272" table:style-name="ce6">
            <text:p>26,272<text:s/></text:p>
          </table:table-cell>
          <table:table-cell office:value-type="float" office:value="79624" table:style-name="ce6">
            <text:p>79,624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33527" table:style-name="ce6">
            <text:p>33,527<text:s/></text:p>
          </table:table-cell>
          <table:table-cell office:value-type="float" office:value="33285" table:style-name="ce6">
            <text:p>33,285<text:s/></text:p>
          </table:table-cell>
          <table:table-cell office:value-type="float" office:value="19970" table:style-name="ce6">
            <text:p>19,970<text:s/></text:p>
          </table:table-cell>
          <table:table-cell office:value-type="float" office:value="65484" table:style-name="ce6">
            <text:p>65,484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34120" table:style-name="ce6">
            <text:p>34,120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23838" table:style-name="ce6">
            <text:p>23,838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15425" table:style-name="ce6">
            <text:p>15,425<text:s/></text:p>
          </table:table-cell>
          <table:table-cell office:value-type="float" office:value="18547" table:style-name="ce6">
            <text:p>18,547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20821" table:style-name="ce6">
            <text:p>20,821<text:s/></text:p>
          </table:table-cell>
          <table:table-cell office:value-type="float" office:value="22674" table:style-name="ce6">
            <text:p>22,674<text:s/></text:p>
          </table:table-cell>
          <table:table-cell office:value-type="float" office:value="10374" table:style-name="ce6">
            <text:p>10,374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4467" table:style-name="ce6">
            <text:p>4,467<text:s/></text:p>
          </table:table-cell>
          <table:table-cell table:number-columns-repeated="16264"/>
        </table:table-row>
        <table:table-row table:style-name="ro2">
          <table:table-cell office:value-type="date" office:date-value="2022-12-04T00:00:00" table:style-name="ce5">
            <text:p>2022/12/4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31471" table:style-name="ce6">
            <text:p>31,471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10413" table:style-name="ce6">
            <text:p>10,413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26285" table:style-name="ce6">
            <text:p>26,285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17267" table:style-name="ce6">
            <text:p>17,267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135976" table:style-name="ce6">
            <text:p>135,976<text:s/></text:p>
          </table:table-cell>
          <table:table-cell office:value-type="float" office:value="44126" table:style-name="ce6">
            <text:p>44,126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31541" table:style-name="ce6">
            <text:p>31,541<text:s/></text:p>
          </table:table-cell>
          <table:table-cell office:value-type="float" office:value="24095" table:style-name="ce6">
            <text:p>24,095<text:s/></text:p>
          </table:table-cell>
          <table:table-cell office:value-type="float" office:value="27995" table:style-name="ce6">
            <text:p>27,995<text:s/></text:p>
          </table:table-cell>
          <table:table-cell office:value-type="float" office:value="19485" table:style-name="ce6">
            <text:p>19,485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29995" table:style-name="ce6">
            <text:p>29,995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20825" table:style-name="ce6">
            <text:p>20,825<text:s/></text:p>
          </table:table-cell>
          <table:table-cell office:value-type="float" office:value="45779" table:style-name="ce6">
            <text:p>45,779<text:s/></text:p>
          </table:table-cell>
          <table:table-cell office:value-type="float" office:value="25009" table:style-name="ce6">
            <text:p>25,009<text:s/></text:p>
          </table:table-cell>
          <table:table-cell office:value-type="float" office:value="17907" table:style-name="ce6">
            <text:p>17,907<text:s/></text:p>
          </table:table-cell>
          <table:table-cell office:value-type="float" office:value="21025" table:style-name="ce6">
            <text:p>21,025<text:s/></text:p>
          </table:table-cell>
          <table:table-cell office:value-type="float" office:value="60149" table:style-name="ce6">
            <text:p>60,149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26498" table:style-name="ce6">
            <text:p>26,498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51267" table:style-name="ce6">
            <text:p>51,267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27067" table:style-name="ce6">
            <text:p>27,067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3429" table:style-name="ce6">
            <text:p>3,429<text:s/></text:p>
          </table:table-cell>
          <table:table-cell table:number-columns-repeated="16264"/>
        </table:table-row>
        <table:table-row table:style-name="ro2">
          <table:table-cell office:value-type="date" office:date-value="2022-12-05T00:00:00" table:style-name="ce5">
            <text:p>2022/12/5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39434" table:style-name="ce6">
            <text:p>39,434<text:s/></text:p>
          </table:table-cell>
          <table:table-cell office:value-type="float" office:value="34892" table:style-name="ce6">
            <text:p>34,892<text:s/></text:p>
          </table:table-cell>
          <table:table-cell office:value-type="float" office:value="24000" table:style-name="ce6">
            <text:p>24,000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17033" table:style-name="ce6">
            <text:p>17,033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26386" table:style-name="ce6">
            <text:p>26,386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4691" table:style-name="ce6">
            <text:p>14,691<text:s/></text:p>
          </table:table-cell>
          <table:table-cell office:value-type="float" office:value="22967" table:style-name="ce6">
            <text:p>22,967<text:s/></text:p>
          </table:table-cell>
          <table:table-cell office:value-type="float" office:value="15622" table:style-name="ce6">
            <text:p>15,622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24597" table:style-name="ce6">
            <text:p>24,597<text:s/></text:p>
          </table:table-cell>
          <table:table-cell office:value-type="float" office:value="14455" table:style-name="ce6">
            <text:p>14,455<text:s/></text:p>
          </table:table-cell>
          <table:table-cell office:value-type="float" office:value="29448" table:style-name="ce6">
            <text:p>29,448<text:s/></text:p>
          </table:table-cell>
          <table:table-cell office:value-type="float" office:value="22145" table:style-name="ce6">
            <text:p>22,145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33142" table:style-name="ce6">
            <text:p>33,142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18870" table:style-name="ce6">
            <text:p>18,870<text:s/></text:p>
          </table:table-cell>
          <table:table-cell office:value-type="float" office:value="22046" table:style-name="ce6">
            <text:p>22,046<text:s/></text:p>
          </table:table-cell>
          <table:table-cell office:value-type="float" office:value="114460" table:style-name="ce6">
            <text:p>114,460<text:s/></text:p>
          </table:table-cell>
          <table:table-cell office:value-type="float" office:value="38189" table:style-name="ce6">
            <text:p>38,189<text:s/></text:p>
          </table:table-cell>
          <table:table-cell office:value-type="float" office:value="20650" table:style-name="ce6">
            <text:p>20,650<text:s/></text:p>
          </table:table-cell>
          <table:table-cell office:value-type="float" office:value="21224" table:style-name="ce6">
            <text:p>21,224<text:s/></text:p>
          </table:table-cell>
          <table:table-cell office:value-type="float" office:value="24783" table:style-name="ce6">
            <text:p>24,783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27473" table:style-name="ce6">
            <text:p>27,473<text:s/></text:p>
          </table:table-cell>
          <table:table-cell office:value-type="float" office:value="22405" table:style-name="ce6">
            <text:p>22,405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29649" table:style-name="ce6">
            <text:p>29,649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28723" table:style-name="ce6">
            <text:p>28,723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12291" table:style-name="ce6">
            <text:p>12,291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24366" table:style-name="ce6">
            <text:p>24,366<text:s/></text:p>
          </table:table-cell>
          <table:table-cell office:value-type="float" office:value="40737" table:style-name="ce6">
            <text:p>40,737<text:s/></text:p>
          </table:table-cell>
          <table:table-cell office:value-type="float" office:value="36078" table:style-name="ce6">
            <text:p>36,078<text:s/></text:p>
          </table:table-cell>
          <table:table-cell office:value-type="float" office:value="25487" table:style-name="ce6">
            <text:p>25,487<text:s/></text:p>
          </table:table-cell>
          <table:table-cell office:value-type="float" office:value="23517" table:style-name="ce6">
            <text:p>23,517<text:s/></text:p>
          </table:table-cell>
          <table:table-cell office:value-type="float" office:value="52014" table:style-name="ce6">
            <text:p>52,014<text:s/></text:p>
          </table:table-cell>
          <table:table-cell office:value-type="float" office:value="22594" table:style-name="ce6">
            <text:p>22,594<text:s/></text:p>
          </table:table-cell>
          <table:table-cell office:value-type="float" office:value="29911" table:style-name="ce6">
            <text:p>29,911<text:s/></text:p>
          </table:table-cell>
          <table:table-cell office:value-type="float" office:value="30414" table:style-name="ce6">
            <text:p>30,414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56565" table:style-name="ce6">
            <text:p>56,565<text:s/></text:p>
          </table:table-cell>
          <table:table-cell office:value-type="float" office:value="18944" table:style-name="ce6">
            <text:p>18,944<text:s/></text:p>
          </table:table-cell>
          <table:table-cell office:value-type="float" office:value="14917" table:style-name="ce6">
            <text:p>14,917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25726" table:style-name="ce6">
            <text:p>25,726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34948" table:style-name="ce6">
            <text:p>34,948<text:s/></text:p>
          </table:table-cell>
          <table:table-cell office:value-type="float" office:value="21848" table:style-name="ce6">
            <text:p>21,848<text:s/></text:p>
          </table:table-cell>
          <table:table-cell office:value-type="float" office:value="23331" table:style-name="ce6">
            <text:p>23,331<text:s/></text:p>
          </table:table-cell>
          <table:table-cell office:value-type="float" office:value="21103" table:style-name="ce6">
            <text:p>21,103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21003" table:style-name="ce6">
            <text:p>21,003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5223" table:style-name="ce6">
            <text:p>5,223<text:s/></text:p>
          </table:table-cell>
          <table:table-cell table:number-columns-repeated="16264"/>
        </table:table-row>
        <table:table-row table:style-name="ro2">
          <table:table-cell office:value-type="date" office:date-value="2022-12-06T00:00:00" table:style-name="ce5">
            <text:p>2022/12/6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41255" table:style-name="ce6">
            <text:p>41,255<text:s/></text:p>
          </table:table-cell>
          <table:table-cell office:value-type="float" office:value="37153" table:style-name="ce6">
            <text:p>37,153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15233" table:style-name="ce6">
            <text:p>15,233<text:s/></text:p>
          </table:table-cell>
          <table:table-cell office:value-type="float" office:value="23190" table:style-name="ce6">
            <text:p>23,190<text:s/></text:p>
          </table:table-cell>
          <table:table-cell office:value-type="float" office:value="16387" table:style-name="ce6">
            <text:p>16,387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24597" table:style-name="ce6">
            <text:p>24,597<text:s/></text:p>
          </table:table-cell>
          <table:table-cell office:value-type="float" office:value="15351" table:style-name="ce6">
            <text:p>15,351<text:s/></text:p>
          </table:table-cell>
          <table:table-cell office:value-type="float" office:value="30787" table:style-name="ce6">
            <text:p>30,787<text:s/></text:p>
          </table:table-cell>
          <table:table-cell office:value-type="float" office:value="24787" table:style-name="ce6">
            <text:p>24,787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34290" table:style-name="ce6">
            <text:p>34,290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24922" table:style-name="ce6">
            <text:p>24,922<text:s/></text:p>
          </table:table-cell>
          <table:table-cell office:value-type="float" office:value="19442" table:style-name="ce6">
            <text:p>19,442<text:s/></text:p>
          </table:table-cell>
          <table:table-cell office:value-type="float" office:value="23162" table:style-name="ce6">
            <text:p>23,162<text:s/></text:p>
          </table:table-cell>
          <table:table-cell office:value-type="float" office:value="111786" table:style-name="ce6">
            <text:p>111,786<text:s/></text:p>
          </table:table-cell>
          <table:table-cell office:value-type="float" office:value="38820" table:style-name="ce6">
            <text:p>38,820<text:s/></text:p>
          </table:table-cell>
          <table:table-cell office:value-type="float" office:value="20545" table:style-name="ce6">
            <text:p>20,545<text:s/></text:p>
          </table:table-cell>
          <table:table-cell office:value-type="float" office:value="22241" table:style-name="ce6">
            <text:p>22,241<text:s/></text:p>
          </table:table-cell>
          <table:table-cell office:value-type="float" office:value="25184" table:style-name="ce6">
            <text:p>25,184<text:s/></text:p>
          </table:table-cell>
          <table:table-cell office:value-type="float" office:value="25528" table:style-name="ce6">
            <text:p>25,528<text:s/></text:p>
          </table:table-cell>
          <table:table-cell office:value-type="float" office:value="29673" table:style-name="ce6">
            <text:p>29,673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30148" table:style-name="ce6">
            <text:p>30,148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8964" table:style-name="ce6">
            <text:p>18,964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29110" table:style-name="ce6">
            <text:p>29,110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22281" table:style-name="ce6">
            <text:p>22,281<text:s/></text:p>
          </table:table-cell>
          <table:table-cell office:value-type="float" office:value="23392" table:style-name="ce6">
            <text:p>23,392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40121" table:style-name="ce6">
            <text:p>40,121<text:s/></text:p>
          </table:table-cell>
          <table:table-cell office:value-type="float" office:value="37611" table:style-name="ce6">
            <text:p>37,611<text:s/></text:p>
          </table:table-cell>
          <table:table-cell office:value-type="float" office:value="26688" table:style-name="ce6">
            <text:p>26,688<text:s/></text:p>
          </table:table-cell>
          <table:table-cell office:value-type="float" office:value="24089" table:style-name="ce6">
            <text:p>24,089<text:s/></text:p>
          </table:table-cell>
          <table:table-cell office:value-type="float" office:value="52794" table:style-name="ce6">
            <text:p>52,794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30159" table:style-name="ce6">
            <text:p>30,159<text:s/></text:p>
          </table:table-cell>
          <table:table-cell office:value-type="float" office:value="31281" table:style-name="ce6">
            <text:p>31,281<text:s/></text:p>
          </table:table-cell>
          <table:table-cell office:value-type="float" office:value="18697" table:style-name="ce6">
            <text:p>18,697<text:s/></text:p>
          </table:table-cell>
          <table:table-cell office:value-type="float" office:value="57742" table:style-name="ce6">
            <text:p>57,742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19450" table:style-name="ce6">
            <text:p>19,450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25649" table:style-name="ce6">
            <text:p>25,649<text:s/></text:p>
          </table:table-cell>
          <table:table-cell office:value-type="float" office:value="18693" table:style-name="ce6">
            <text:p>18,693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37452" table:style-name="ce6">
            <text:p>37,452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21814" table:style-name="ce6">
            <text:p>21,814<text:s/></text:p>
          </table:table-cell>
          <table:table-cell office:value-type="float" office:value="14465" table:style-name="ce6">
            <text:p>14,465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16230" table:style-name="ce6">
            <text:p>16,230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8585" table:style-name="ce6">
            <text:p>8,585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5307" table:style-name="ce6">
            <text:p>5,307<text:s/></text:p>
          </table:table-cell>
          <table:table-cell table:number-columns-repeated="16264"/>
        </table:table-row>
        <table:table-row table:style-name="ro2">
          <table:table-cell office:value-type="date" office:date-value="2022-12-07T00:00:00" table:style-name="ce5">
            <text:p>2022/12/7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41777" table:style-name="ce6">
            <text:p>41,777<text:s/></text:p>
          </table:table-cell>
          <table:table-cell office:value-type="float" office:value="38274" table:style-name="ce6">
            <text:p>38,274<text:s/></text:p>
          </table:table-cell>
          <table:table-cell office:value-type="float" office:value="25329" table:style-name="ce6">
            <text:p>25,329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27947" table:style-name="ce6">
            <text:p>27,947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5531" table:style-name="ce6">
            <text:p>15,531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31728" table:style-name="ce6">
            <text:p>31,728<text:s/></text:p>
          </table:table-cell>
          <table:table-cell office:value-type="float" office:value="24608" table:style-name="ce6">
            <text:p>24,608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34869" table:style-name="ce6">
            <text:p>34,869<text:s/></text:p>
          </table:table-cell>
          <table:table-cell office:value-type="float" office:value="25296" table:style-name="ce6">
            <text:p>25,296<text:s/></text:p>
          </table:table-cell>
          <table:table-cell office:value-type="float" office:value="24996" table:style-name="ce6">
            <text:p>24,996<text:s/></text:p>
          </table:table-cell>
          <table:table-cell office:value-type="float" office:value="19676" table:style-name="ce6">
            <text:p>19,676<text:s/></text:p>
          </table:table-cell>
          <table:table-cell office:value-type="float" office:value="23060" table:style-name="ce6">
            <text:p>23,060<text:s/></text:p>
          </table:table-cell>
          <table:table-cell office:value-type="float" office:value="114948" table:style-name="ce6">
            <text:p>114,948<text:s/></text:p>
          </table:table-cell>
          <table:table-cell office:value-type="float" office:value="40424" table:style-name="ce6">
            <text:p>40,424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22443" table:style-name="ce6">
            <text:p>22,443<text:s/></text:p>
          </table:table-cell>
          <table:table-cell office:value-type="float" office:value="25470" table:style-name="ce6">
            <text:p>25,470<text:s/></text:p>
          </table:table-cell>
          <table:table-cell office:value-type="float" office:value="25488" table:style-name="ce6">
            <text:p>25,488<text:s/></text:p>
          </table:table-cell>
          <table:table-cell office:value-type="float" office:value="29886" table:style-name="ce6">
            <text:p>29,886<text:s/></text:p>
          </table:table-cell>
          <table:table-cell office:value-type="float" office:value="23691" table:style-name="ce6">
            <text:p>23,691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30334" table:style-name="ce6">
            <text:p>30,334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19154" table:style-name="ce6">
            <text:p>19,154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28966" table:style-name="ce6">
            <text:p>28,966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23613" table:style-name="ce6">
            <text:p>23,613<text:s/></text:p>
          </table:table-cell>
          <table:table-cell office:value-type="float" office:value="25470" table:style-name="ce6">
            <text:p>25,470<text:s/></text:p>
          </table:table-cell>
          <table:table-cell office:value-type="float" office:value="40774" table:style-name="ce6">
            <text:p>40,774<text:s/></text:p>
          </table:table-cell>
          <table:table-cell office:value-type="float" office:value="38091" table:style-name="ce6">
            <text:p>38,091<text:s/></text:p>
          </table:table-cell>
          <table:table-cell office:value-type="float" office:value="27075" table:style-name="ce6">
            <text:p>27,075<text:s/></text:p>
          </table:table-cell>
          <table:table-cell office:value-type="float" office:value="24064" table:style-name="ce6">
            <text:p>24,064<text:s/></text:p>
          </table:table-cell>
          <table:table-cell office:value-type="float" office:value="54016" table:style-name="ce6">
            <text:p>54,016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30997" table:style-name="ce6">
            <text:p>30,997<text:s/></text:p>
          </table:table-cell>
          <table:table-cell office:value-type="float" office:value="32370" table:style-name="ce6">
            <text:p>32,370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59777" table:style-name="ce6">
            <text:p>59,777<text:s/></text:p>
          </table:table-cell>
          <table:table-cell office:value-type="float" office:value="20522" table:style-name="ce6">
            <text:p>20,522<text:s/></text:p>
          </table:table-cell>
          <table:table-cell office:value-type="float" office:value="15834" table:style-name="ce6">
            <text:p>15,834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20294" table:style-name="ce6">
            <text:p>20,294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26790" table:style-name="ce6">
            <text:p>26,790<text:s/></text:p>
          </table:table-cell>
          <table:table-cell office:value-type="float" office:value="19245" table:style-name="ce6">
            <text:p>19,245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37780" table:style-name="ce6">
            <text:p>37,780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24786" table:style-name="ce6">
            <text:p>24,786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28375" table:style-name="ce6">
            <text:p>28,375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5342" table:style-name="ce6">
            <text:p>5,342<text:s/></text:p>
          </table:table-cell>
          <table:table-cell table:number-columns-repeated="16264"/>
        </table:table-row>
        <table:table-row table:style-name="ro2">
          <table:table-cell office:value-type="date" office:date-value="2022-12-08T00:00:00" table:style-name="ce5">
            <text:p>2022/12/8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14128" table:style-name="ce6">
            <text:p>14,128<text:s/></text:p>
          </table:table-cell>
          <table:table-cell office:value-type="float" office:value="42607" table:style-name="ce6">
            <text:p>42,607<text:s/></text:p>
          </table:table-cell>
          <table:table-cell office:value-type="float" office:value="40105" table:style-name="ce6">
            <text:p>40,105<text:s/></text:p>
          </table:table-cell>
          <table:table-cell office:value-type="float" office:value="25620" table:style-name="ce6">
            <text:p>25,620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33691" table:style-name="ce6">
            <text:p>33,691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23515" table:style-name="ce6">
            <text:p>23,515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25611" table:style-name="ce6">
            <text:p>25,611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31755" table:style-name="ce6">
            <text:p>31,755<text:s/></text:p>
          </table:table-cell>
          <table:table-cell office:value-type="float" office:value="25274" table:style-name="ce6">
            <text:p>25,274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35173" table:style-name="ce6">
            <text:p>35,173<text:s/></text:p>
          </table:table-cell>
          <table:table-cell office:value-type="float" office:value="25316" table:style-name="ce6">
            <text:p>25,316<text:s/></text:p>
          </table:table-cell>
          <table:table-cell office:value-type="float" office:value="25352" table:style-name="ce6">
            <text:p>25,352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22388" table:style-name="ce6">
            <text:p>22,388<text:s/></text:p>
          </table:table-cell>
          <table:table-cell office:value-type="float" office:value="119986" table:style-name="ce6">
            <text:p>119,986<text:s/></text:p>
          </table:table-cell>
          <table:table-cell office:value-type="float" office:value="41672" table:style-name="ce6">
            <text:p>41,672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23197" table:style-name="ce6">
            <text:p>23,197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26548" table:style-name="ce6">
            <text:p>26,548<text:s/></text:p>
          </table:table-cell>
          <table:table-cell office:value-type="float" office:value="30251" table:style-name="ce6">
            <text:p>30,251<text:s/></text:p>
          </table:table-cell>
          <table:table-cell office:value-type="float" office:value="25390" table:style-name="ce6">
            <text:p>25,390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30546" table:style-name="ce6">
            <text:p>30,546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19356" table:style-name="ce6">
            <text:p>19,356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29661" table:style-name="ce6">
            <text:p>29,661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22833" table:style-name="ce6">
            <text:p>22,833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25651" table:style-name="ce6">
            <text:p>25,651<text:s/></text:p>
          </table:table-cell>
          <table:table-cell office:value-type="float" office:value="42015" table:style-name="ce6">
            <text:p>42,015<text:s/></text:p>
          </table:table-cell>
          <table:table-cell office:value-type="float" office:value="37802" table:style-name="ce6">
            <text:p>37,802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25114" table:style-name="ce6">
            <text:p>25,114<text:s/></text:p>
          </table:table-cell>
          <table:table-cell office:value-type="float" office:value="54525" table:style-name="ce6">
            <text:p>54,525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31570" table:style-name="ce6">
            <text:p>31,570<text:s/></text:p>
          </table:table-cell>
          <table:table-cell office:value-type="float" office:value="33016" table:style-name="ce6">
            <text:p>33,016<text:s/></text:p>
          </table:table-cell>
          <table:table-cell office:value-type="float" office:value="19797" table:style-name="ce6">
            <text:p>19,797<text:s/></text:p>
          </table:table-cell>
          <table:table-cell office:value-type="float" office:value="61151" table:style-name="ce6">
            <text:p>61,151<text:s/></text:p>
          </table:table-cell>
          <table:table-cell office:value-type="float" office:value="20564" table:style-name="ce6">
            <text:p>20,564<text:s/></text:p>
          </table:table-cell>
          <table:table-cell office:value-type="float" office:value="15681" table:style-name="ce6">
            <text:p>15,681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27043" table:style-name="ce6">
            <text:p>27,043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38538" table:style-name="ce6">
            <text:p>38,538<text:s/></text:p>
          </table:table-cell>
          <table:table-cell office:value-type="float" office:value="22446" table:style-name="ce6">
            <text:p>22,446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28828" table:style-name="ce6">
            <text:p>28,828<text:s/></text:p>
          </table:table-cell>
          <table:table-cell office:value-type="float" office:value="22995" table:style-name="ce6">
            <text:p>22,995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5297" table:style-name="ce6">
            <text:p>5,297<text:s/></text:p>
          </table:table-cell>
          <table:table-cell table:number-columns-repeated="16264"/>
        </table:table-row>
        <table:table-row table:style-name="ro2">
          <table:table-cell office:value-type="date" office:date-value="2022-12-09T00:00:00" table:style-name="ce5">
            <text:p>2022/12/9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14916" table:style-name="ce6">
            <text:p>14,916<text:s/></text:p>
          </table:table-cell>
          <table:table-cell office:value-type="float" office:value="46640" table:style-name="ce6">
            <text:p>46,640<text:s/></text:p>
          </table:table-cell>
          <table:table-cell office:value-type="float" office:value="47287" table:style-name="ce6">
            <text:p>47,287<text:s/></text:p>
          </table:table-cell>
          <table:table-cell office:value-type="float" office:value="26861" table:style-name="ce6">
            <text:p>26,861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16938" table:style-name="ce6">
            <text:p>16,938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35269" table:style-name="ce6">
            <text:p>35,269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25432" table:style-name="ce6">
            <text:p>25,432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29377" table:style-name="ce6">
            <text:p>29,377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33471" table:style-name="ce6">
            <text:p>33,471<text:s/></text:p>
          </table:table-cell>
          <table:table-cell office:value-type="float" office:value="26183" table:style-name="ce6">
            <text:p>26,183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36654" table:style-name="ce6">
            <text:p>36,654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20273" table:style-name="ce6">
            <text:p>20,273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62657" table:style-name="ce6">
            <text:p>162,657<text:s/></text:p>
          </table:table-cell>
          <table:table-cell office:value-type="float" office:value="52310" table:style-name="ce6">
            <text:p>52,310<text:s/></text:p>
          </table:table-cell>
          <table:table-cell office:value-type="float" office:value="23379" table:style-name="ce6">
            <text:p>23,379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29012" table:style-name="ce6">
            <text:p>29,012<text:s/></text:p>
          </table:table-cell>
          <table:table-cell office:value-type="float" office:value="28873" table:style-name="ce6">
            <text:p>28,873<text:s/></text:p>
          </table:table-cell>
          <table:table-cell office:value-type="float" office:value="29938" table:style-name="ce6">
            <text:p>29,938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30964" table:style-name="ce6">
            <text:p>30,964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30087" table:style-name="ce6">
            <text:p>30,087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4514" table:style-name="ce6">
            <text:p>14,514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23571" table:style-name="ce6">
            <text:p>23,571<text:s/></text:p>
          </table:table-cell>
          <table:table-cell office:value-type="float" office:value="23871" table:style-name="ce6">
            <text:p>23,871<text:s/></text:p>
          </table:table-cell>
          <table:table-cell office:value-type="float" office:value="28834" table:style-name="ce6">
            <text:p>28,834<text:s/></text:p>
          </table:table-cell>
          <table:table-cell office:value-type="float" office:value="50589" table:style-name="ce6">
            <text:p>50,589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28110" table:style-name="ce6">
            <text:p>28,110<text:s/></text:p>
          </table:table-cell>
          <table:table-cell office:value-type="float" office:value="26102" table:style-name="ce6">
            <text:p>26,102<text:s/></text:p>
          </table:table-cell>
          <table:table-cell office:value-type="float" office:value="68736" table:style-name="ce6">
            <text:p>68,736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34965" table:style-name="ce6">
            <text:p>34,965<text:s/></text:p>
          </table:table-cell>
          <table:table-cell office:value-type="float" office:value="39425" table:style-name="ce6">
            <text:p>39,425<text:s/></text:p>
          </table:table-cell>
          <table:table-cell office:value-type="float" office:value="22801" table:style-name="ce6">
            <text:p>22,801<text:s/></text:p>
          </table:table-cell>
          <table:table-cell office:value-type="float" office:value="73577" table:style-name="ce6">
            <text:p>73,577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16997" table:style-name="ce6">
            <text:p>16,997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27278" table:style-name="ce6">
            <text:p>27,278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30975" table:style-name="ce6">
            <text:p>30,975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41394" table:style-name="ce6">
            <text:p>41,394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23993" table:style-name="ce6">
            <text:p>23,993<text:s/></text:p>
          </table:table-cell>
          <table:table-cell office:value-type="float" office:value="14493" table:style-name="ce6">
            <text:p>14,493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30421" table:style-name="ce6">
            <text:p>30,421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6022" table:style-name="ce6">
            <text:p>6,022<text:s/></text:p>
          </table:table-cell>
          <table:table-cell table:number-columns-repeated="16264"/>
        </table:table-row>
        <table:table-row table:style-name="ro2">
          <table:table-cell office:value-type="date" office:date-value="2022-12-10T00:00:00" table:style-name="ce5">
            <text:p>2022/12/10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26955" table:style-name="ce6">
            <text:p>26,955<text:s/></text:p>
          </table:table-cell>
          <table:table-cell office:value-type="float" office:value="45993" table:style-name="ce6">
            <text:p>45,993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27972" table:style-name="ce6">
            <text:p>27,972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19046" table:style-name="ce6">
            <text:p>19,046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28358" table:style-name="ce6">
            <text:p>28,358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25783" table:style-name="ce6">
            <text:p>25,783<text:s/></text:p>
          </table:table-cell>
          <table:table-cell office:value-type="float" office:value="20240" table:style-name="ce6">
            <text:p>20,240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30097" table:style-name="ce6">
            <text:p>30,097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16839" table:style-name="ce6">
            <text:p>16,839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60088" table:style-name="ce6">
            <text:p>160,088<text:s/></text:p>
          </table:table-cell>
          <table:table-cell office:value-type="float" office:value="61624" table:style-name="ce6">
            <text:p>61,624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36652" table:style-name="ce6">
            <text:p>36,652<text:s/></text:p>
          </table:table-cell>
          <table:table-cell office:value-type="float" office:value="28249" table:style-name="ce6">
            <text:p>28,249<text:s/></text:p>
          </table:table-cell>
          <table:table-cell office:value-type="float" office:value="26892" table:style-name="ce6">
            <text:p>26,892<text:s/></text:p>
          </table:table-cell>
          <table:table-cell office:value-type="float" office:value="23167" table:style-name="ce6">
            <text:p>23,167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23302" table:style-name="ce6">
            <text:p>23,302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29181" table:style-name="ce6">
            <text:p>29,181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8067" table:style-name="ce6">
            <text:p>18,067<text:s/></text:p>
          </table:table-cell>
          <table:table-cell office:value-type="float" office:value="16437" table:style-name="ce6">
            <text:p>16,437<text:s/></text:p>
          </table:table-cell>
          <table:table-cell office:value-type="float" office:value="30161" table:style-name="ce6">
            <text:p>30,161<text:s/></text:p>
          </table:table-cell>
          <table:table-cell office:value-type="float" office:value="76342" table:style-name="ce6">
            <text:p>76,342<text:s/></text:p>
          </table:table-cell>
          <table:table-cell office:value-type="float" office:value="31534" table:style-name="ce6">
            <text:p>31,534<text:s/></text:p>
          </table:table-cell>
          <table:table-cell office:value-type="float" office:value="24204" table:style-name="ce6">
            <text:p>24,204<text:s/></text:p>
          </table:table-cell>
          <table:table-cell office:value-type="float" office:value="26488" table:style-name="ce6">
            <text:p>26,488<text:s/></text:p>
          </table:table-cell>
          <table:table-cell office:value-type="float" office:value="86593" table:style-name="ce6">
            <text:p>86,593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31364" table:style-name="ce6">
            <text:p>31,364<text:s/></text:p>
          </table:table-cell>
          <table:table-cell office:value-type="float" office:value="35369" table:style-name="ce6">
            <text:p>35,369<text:s/></text:p>
          </table:table-cell>
          <table:table-cell office:value-type="float" office:value="22306" table:style-name="ce6">
            <text:p>22,306<text:s/></text:p>
          </table:table-cell>
          <table:table-cell office:value-type="float" office:value="70467" table:style-name="ce6">
            <text:p>70,467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22393" table:style-name="ce6">
            <text:p>22,393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45779" table:style-name="ce6">
            <text:p>45,779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21189" table:style-name="ce6">
            <text:p>21,189<text:s/></text:p>
          </table:table-cell>
          <table:table-cell office:value-type="float" office:value="16841" table:style-name="ce6">
            <text:p>16,841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17336" table:style-name="ce6">
            <text:p>17,336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20631" table:style-name="ce6">
            <text:p>20,631<text:s/></text:p>
          </table:table-cell>
          <table:table-cell office:value-type="float" office:value="22826" table:style-name="ce6">
            <text:p>22,826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15088" table:style-name="ce6">
            <text:p>15,088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4284" table:style-name="ce6">
            <text:p>4,284<text:s/></text:p>
          </table:table-cell>
          <table:table-cell office:value-type="float" office:value="4602" table:style-name="ce6">
            <text:p>4,602<text:s/></text:p>
          </table:table-cell>
          <table:table-cell table:number-columns-repeated="16264"/>
        </table:table-row>
        <table:table-row table:style-name="ro2">
          <table:table-cell office:value-type="date" office:date-value="2022-12-11T00:00:00" table:style-name="ce5">
            <text:p>2022/12/11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34444" table:style-name="ce6">
            <text:p>34,444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22469" table:style-name="ce6">
            <text:p>22,469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19541" table:style-name="ce6">
            <text:p>19,541<text:s/></text:p>
          </table:table-cell>
          <table:table-cell office:value-type="float" office:value="18260" table:style-name="ce6">
            <text:p>18,260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24738" table:style-name="ce6">
            <text:p>24,738<text:s/></text:p>
          </table:table-cell>
          <table:table-cell office:value-type="float" office:value="16982" table:style-name="ce6">
            <text:p>16,982<text:s/></text:p>
          </table:table-cell>
          <table:table-cell office:value-type="float" office:value="16557" table:style-name="ce6">
            <text:p>16,557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147044" table:style-name="ce6">
            <text:p>147,044<text:s/></text:p>
          </table:table-cell>
          <table:table-cell office:value-type="float" office:value="46292" table:style-name="ce6">
            <text:p>46,292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26419" table:style-name="ce6">
            <text:p>26,419<text:s/></text:p>
          </table:table-cell>
          <table:table-cell office:value-type="float" office:value="22366" table:style-name="ce6">
            <text:p>22,366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18736" table:style-name="ce6">
            <text:p>18,736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18034" table:style-name="ce6">
            <text:p>18,034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25415" table:style-name="ce6">
            <text:p>25,415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14592" table:style-name="ce6">
            <text:p>14,592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22702" table:style-name="ce6">
            <text:p>22,702<text:s/></text:p>
          </table:table-cell>
          <table:table-cell office:value-type="float" office:value="52234" table:style-name="ce6">
            <text:p>52,234<text:s/></text:p>
          </table:table-cell>
          <table:table-cell office:value-type="float" office:value="25443" table:style-name="ce6">
            <text:p>25,443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65734" table:style-name="ce6">
            <text:p>65,734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24981" table:style-name="ce6">
            <text:p>24,981<text:s/></text:p>
          </table:table-cell>
          <table:table-cell office:value-type="float" office:value="24475" table:style-name="ce6">
            <text:p>24,475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56081" table:style-name="ce6">
            <text:p>56,081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36045" table:style-name="ce6">
            <text:p>36,045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14087" table:style-name="ce6">
            <text:p>14,087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3441" table:style-name="ce6">
            <text:p>13,441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18490" table:style-name="ce6">
            <text:p>18,490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3509" table:style-name="ce6">
            <text:p>3,509<text:s/></text:p>
          </table:table-cell>
          <table:table-cell table:number-columns-repeated="16264"/>
        </table:table-row>
        <table:table-row table:style-name="ro2">
          <table:table-cell office:value-type="date" office:date-value="2022-12-12T00:00:00" table:style-name="ce5">
            <text:p>2022/12/12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40699" table:style-name="ce6">
            <text:p>40,699<text:s/></text:p>
          </table:table-cell>
          <table:table-cell office:value-type="float" office:value="37329" table:style-name="ce6">
            <text:p>37,329<text:s/></text:p>
          </table:table-cell>
          <table:table-cell office:value-type="float" office:value="24987" table:style-name="ce6">
            <text:p>24,987<text:s/></text:p>
          </table:table-cell>
          <table:table-cell office:value-type="float" office:value="13669" table:style-name="ce6">
            <text:p>13,669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25706" table:style-name="ce6">
            <text:p>25,706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16809" table:style-name="ce6">
            <text:p>16,809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15166" table:style-name="ce6">
            <text:p>15,166<text:s/></text:p>
          </table:table-cell>
          <table:table-cell office:value-type="float" office:value="29977" table:style-name="ce6">
            <text:p>29,977<text:s/></text:p>
          </table:table-cell>
          <table:table-cell office:value-type="float" office:value="22923" table:style-name="ce6">
            <text:p>22,923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33977" table:style-name="ce6">
            <text:p>33,977<text:s/></text:p>
          </table:table-cell>
          <table:table-cell office:value-type="float" office:value="24588" table:style-name="ce6">
            <text:p>24,588<text:s/></text:p>
          </table:table-cell>
          <table:table-cell office:value-type="float" office:value="24762" table:style-name="ce6">
            <text:p>24,762<text:s/></text:p>
          </table:table-cell>
          <table:table-cell office:value-type="float" office:value="19673" table:style-name="ce6">
            <text:p>19,673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22813" table:style-name="ce6">
            <text:p>122,813<text:s/></text:p>
          </table:table-cell>
          <table:table-cell office:value-type="float" office:value="40799" table:style-name="ce6">
            <text:p>40,799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21972" table:style-name="ce6">
            <text:p>21,972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25015" table:style-name="ce6">
            <text:p>25,015<text:s/></text:p>
          </table:table-cell>
          <table:table-cell office:value-type="float" office:value="25628" table:style-name="ce6">
            <text:p>25,628<text:s/></text:p>
          </table:table-cell>
          <table:table-cell office:value-type="float" office:value="21821" table:style-name="ce6">
            <text:p>21,821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30301" table:style-name="ce6">
            <text:p>30,301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4094" table:style-name="ce6">
            <text:p>14,094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29135" table:style-name="ce6">
            <text:p>29,135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2248" table:style-name="ce6">
            <text:p>22,248<text:s/></text:p>
          </table:table-cell>
          <table:table-cell office:value-type="float" office:value="22999" table:style-name="ce6">
            <text:p>22,999<text:s/></text:p>
          </table:table-cell>
          <table:table-cell office:value-type="float" office:value="25051" table:style-name="ce6">
            <text:p>25,051<text:s/></text:p>
          </table:table-cell>
          <table:table-cell office:value-type="float" office:value="42860" table:style-name="ce6">
            <text:p>42,860<text:s/></text:p>
          </table:table-cell>
          <table:table-cell office:value-type="float" office:value="36916" table:style-name="ce6">
            <text:p>36,916<text:s/></text:p>
          </table:table-cell>
          <table:table-cell office:value-type="float" office:value="26055" table:style-name="ce6">
            <text:p>26,055<text:s/></text:p>
          </table:table-cell>
          <table:table-cell office:value-type="float" office:value="24154" table:style-name="ce6">
            <text:p>24,154<text:s/></text:p>
          </table:table-cell>
          <table:table-cell office:value-type="float" office:value="55641" table:style-name="ce6">
            <text:p>55,641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30762" table:style-name="ce6">
            <text:p>30,762<text:s/></text:p>
          </table:table-cell>
          <table:table-cell office:value-type="float" office:value="30904" table:style-name="ce6">
            <text:p>30,904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59645" table:style-name="ce6">
            <text:p>59,645<text:s/></text:p>
          </table:table-cell>
          <table:table-cell office:value-type="float" office:value="19998" table:style-name="ce6">
            <text:p>19,998<text:s/></text:p>
          </table:table-cell>
          <table:table-cell office:value-type="float" office:value="15253" table:style-name="ce6">
            <text:p>15,253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28725" table:style-name="ce6">
            <text:p>28,725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37090" table:style-name="ce6">
            <text:p>37,090<text:s/></text:p>
          </table:table-cell>
          <table:table-cell office:value-type="float" office:value="21658" table:style-name="ce6">
            <text:p>21,658<text:s/></text:p>
          </table:table-cell>
          <table:table-cell office:value-type="float" office:value="24242" table:style-name="ce6">
            <text:p>24,242<text:s/></text:p>
          </table:table-cell>
          <table:table-cell office:value-type="float" office:value="22004" table:style-name="ce6">
            <text:p>22,004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15918" table:style-name="ce6">
            <text:p>15,918<text:s/></text:p>
          </table:table-cell>
          <table:table-cell office:value-type="float" office:value="27877" table:style-name="ce6">
            <text:p>27,877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5389" table:style-name="ce6">
            <text:p>5,389<text:s/></text:p>
          </table:table-cell>
          <table:table-cell table:number-columns-repeated="16264"/>
        </table:table-row>
        <table:table-row table:style-name="ro2">
          <table:table-cell office:value-type="date" office:date-value="2022-12-13T00:00:00" table:style-name="ce5">
            <text:p>2022/12/13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14193" table:style-name="ce6">
            <text:p>14,193<text:s/></text:p>
          </table:table-cell>
          <table:table-cell office:value-type="float" office:value="42887" table:style-name="ce6">
            <text:p>42,887<text:s/></text:p>
          </table:table-cell>
          <table:table-cell office:value-type="float" office:value="39639" table:style-name="ce6">
            <text:p>39,639<text:s/></text:p>
          </table:table-cell>
          <table:table-cell office:value-type="float" office:value="26020" table:style-name="ce6">
            <text:p>26,020<text:s/></text:p>
          </table:table-cell>
          <table:table-cell office:value-type="float" office:value="14423" table:style-name="ce6">
            <text:p>14,423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26388" table:style-name="ce6">
            <text:p>26,388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25273" table:style-name="ce6">
            <text:p>25,273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31614" table:style-name="ce6">
            <text:p>31,614<text:s/></text:p>
          </table:table-cell>
          <table:table-cell office:value-type="float" office:value="25271" table:style-name="ce6">
            <text:p>25,271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34967" table:style-name="ce6">
            <text:p>34,967<text:s/></text:p>
          </table:table-cell>
          <table:table-cell office:value-type="float" office:value="25417" table:style-name="ce6">
            <text:p>25,417<text:s/></text:p>
          </table:table-cell>
          <table:table-cell office:value-type="float" office:value="25375" table:style-name="ce6">
            <text:p>25,375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22977" table:style-name="ce6">
            <text:p>22,977<text:s/></text:p>
          </table:table-cell>
          <table:table-cell office:value-type="float" office:value="117084" table:style-name="ce6">
            <text:p>117,084<text:s/></text:p>
          </table:table-cell>
          <table:table-cell office:value-type="float" office:value="41522" table:style-name="ce6">
            <text:p>41,522<text:s/></text:p>
          </table:table-cell>
          <table:table-cell office:value-type="float" office:value="20533" table:style-name="ce6">
            <text:p>20,533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25982" table:style-name="ce6">
            <text:p>25,982<text:s/></text:p>
          </table:table-cell>
          <table:table-cell office:value-type="float" office:value="26653" table:style-name="ce6">
            <text:p>26,653<text:s/></text:p>
          </table:table-cell>
          <table:table-cell office:value-type="float" office:value="22360" table:style-name="ce6">
            <text:p>22,360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30261" table:style-name="ce6">
            <text:p>30,261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23542" table:style-name="ce6">
            <text:p>23,542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41783" table:style-name="ce6">
            <text:p>41,783<text:s/></text:p>
          </table:table-cell>
          <table:table-cell office:value-type="float" office:value="37872" table:style-name="ce6">
            <text:p>37,872<text:s/></text:p>
          </table:table-cell>
          <table:table-cell office:value-type="float" office:value="26495" table:style-name="ce6">
            <text:p>26,495<text:s/></text:p>
          </table:table-cell>
          <table:table-cell office:value-type="float" office:value="23868" table:style-name="ce6">
            <text:p>23,868<text:s/></text:p>
          </table:table-cell>
          <table:table-cell office:value-type="float" office:value="54632" table:style-name="ce6">
            <text:p>54,632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30943" table:style-name="ce6">
            <text:p>30,943<text:s/></text:p>
          </table:table-cell>
          <table:table-cell office:value-type="float" office:value="32544" table:style-name="ce6">
            <text:p>32,544<text:s/></text:p>
          </table:table-cell>
          <table:table-cell office:value-type="float" office:value="18708" table:style-name="ce6">
            <text:p>18,708<text:s/></text:p>
          </table:table-cell>
          <table:table-cell office:value-type="float" office:value="60860" table:style-name="ce6">
            <text:p>60,860<text:s/></text:p>
          </table:table-cell>
          <table:table-cell office:value-type="float" office:value="21219" table:style-name="ce6">
            <text:p>21,219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38298" table:style-name="ce6">
            <text:p>38,298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24866" table:style-name="ce6">
            <text:p>24,866<text:s/></text:p>
          </table:table-cell>
          <table:table-cell office:value-type="float" office:value="22422" table:style-name="ce6">
            <text:p>22,422<text:s/></text:p>
          </table:table-cell>
          <table:table-cell office:value-type="float" office:value="14470" table:style-name="ce6">
            <text:p>14,470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17030" table:style-name="ce6">
            <text:p>17,030<text:s/></text:p>
          </table:table-cell>
          <table:table-cell office:value-type="float" office:value="28450" table:style-name="ce6">
            <text:p>28,450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5582" table:style-name="ce6">
            <text:p>5,582<text:s/></text:p>
          </table:table-cell>
          <table:table-cell table:number-columns-repeated="16264"/>
        </table:table-row>
        <table:table-row table:style-name="ro2">
          <table:table-cell office:value-type="date" office:date-value="2022-12-14T00:00:00" table:style-name="ce5">
            <text:p>2022/12/14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14378" table:style-name="ce6">
            <text:p>14,378<text:s/></text:p>
          </table:table-cell>
          <table:table-cell office:value-type="float" office:value="43527" table:style-name="ce6">
            <text:p>43,527<text:s/></text:p>
          </table:table-cell>
          <table:table-cell office:value-type="float" office:value="40935" table:style-name="ce6">
            <text:p>40,935<text:s/></text:p>
          </table:table-cell>
          <table:table-cell office:value-type="float" office:value="26163" table:style-name="ce6">
            <text:p>26,163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26478" table:style-name="ce6">
            <text:p>26,478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15727" table:style-name="ce6">
            <text:p>15,727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16609" table:style-name="ce6">
            <text:p>16,609<text:s/></text:p>
          </table:table-cell>
          <table:table-cell office:value-type="float" office:value="32137" table:style-name="ce6">
            <text:p>32,137<text:s/></text:p>
          </table:table-cell>
          <table:table-cell office:value-type="float" office:value="24864" table:style-name="ce6">
            <text:p>24,864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35675" table:style-name="ce6">
            <text:p>35,675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25485" table:style-name="ce6">
            <text:p>25,485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120216" table:style-name="ce6">
            <text:p>120,216<text:s/></text:p>
          </table:table-cell>
          <table:table-cell office:value-type="float" office:value="43205" table:style-name="ce6">
            <text:p>43,205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23055" table:style-name="ce6">
            <text:p>23,055<text:s/></text:p>
          </table:table-cell>
          <table:table-cell office:value-type="float" office:value="24847" table:style-name="ce6">
            <text:p>24,847<text:s/></text:p>
          </table:table-cell>
          <table:table-cell office:value-type="float" office:value="26391" table:style-name="ce6">
            <text:p>26,391<text:s/></text:p>
          </table:table-cell>
          <table:table-cell office:value-type="float" office:value="26364" table:style-name="ce6">
            <text:p>26,364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30729" table:style-name="ce6">
            <text:p>30,729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19240" table:style-name="ce6">
            <text:p>19,240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4211" table:style-name="ce6">
            <text:p>14,211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2471" table:style-name="ce6">
            <text:p>12,471<text:s/></text:p>
          </table:table-cell>
          <table:table-cell office:value-type="float" office:value="28173" table:style-name="ce6">
            <text:p>28,173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42627" table:style-name="ce6">
            <text:p>42,627<text:s/></text:p>
          </table:table-cell>
          <table:table-cell office:value-type="float" office:value="38361" table:style-name="ce6">
            <text:p>38,361<text:s/></text:p>
          </table:table-cell>
          <table:table-cell office:value-type="float" office:value="27285" table:style-name="ce6">
            <text:p>27,285<text:s/></text:p>
          </table:table-cell>
          <table:table-cell office:value-type="float" office:value="25024" table:style-name="ce6">
            <text:p>25,024<text:s/></text:p>
          </table:table-cell>
          <table:table-cell office:value-type="float" office:value="57748" table:style-name="ce6">
            <text:p>57,748<text:s/></text:p>
          </table:table-cell>
          <table:table-cell office:value-type="float" office:value="25384" table:style-name="ce6">
            <text:p>25,384<text:s/></text:p>
          </table:table-cell>
          <table:table-cell office:value-type="float" office:value="32462" table:style-name="ce6">
            <text:p>32,462<text:s/></text:p>
          </table:table-cell>
          <table:table-cell office:value-type="float" office:value="33893" table:style-name="ce6">
            <text:p>33,893<text:s/></text:p>
          </table:table-cell>
          <table:table-cell office:value-type="float" office:value="19658" table:style-name="ce6">
            <text:p>19,658<text:s/></text:p>
          </table:table-cell>
          <table:table-cell office:value-type="float" office:value="62811" table:style-name="ce6">
            <text:p>62,811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15721" table:style-name="ce6">
            <text:p>15,721<text:s/></text:p>
          </table:table-cell>
          <table:table-cell office:value-type="float" office:value="14282" table:style-name="ce6">
            <text:p>14,282<text:s/></text:p>
          </table:table-cell>
          <table:table-cell office:value-type="float" office:value="20700" table:style-name="ce6">
            <text:p>20,700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28420" table:style-name="ce6">
            <text:p>28,420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39088" table:style-name="ce6">
            <text:p>39,088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17431" table:style-name="ce6">
            <text:p>17,431<text:s/></text:p>
          </table:table-cell>
          <table:table-cell office:value-type="float" office:value="29138" table:style-name="ce6">
            <text:p>29,138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5599" table:style-name="ce6">
            <text:p>5,599<text:s/></text:p>
          </table:table-cell>
          <table:table-cell table:number-columns-repeated="16264"/>
        </table:table-row>
        <table:table-row table:style-name="ro2">
          <table:table-cell office:value-type="date" office:date-value="2022-12-15T00:00:00" table:style-name="ce5">
            <text:p>2022/12/15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44243" table:style-name="ce6">
            <text:p>44,243<text:s/></text:p>
          </table:table-cell>
          <table:table-cell office:value-type="float" office:value="41010" table:style-name="ce6">
            <text:p>41,010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17585" table:style-name="ce6">
            <text:p>17,585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26333" table:style-name="ce6">
            <text:p>26,333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13369" table:style-name="ce6">
            <text:p>13,369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16905" table:style-name="ce6">
            <text:p>16,905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26043" table:style-name="ce6">
            <text:p>26,043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32439" table:style-name="ce6">
            <text:p>32,439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35418" table:style-name="ce6">
            <text:p>35,418<text:s/></text:p>
          </table:table-cell>
          <table:table-cell office:value-type="float" office:value="25693" table:style-name="ce6">
            <text:p>25,693<text:s/></text:p>
          </table:table-cell>
          <table:table-cell office:value-type="float" office:value="25636" table:style-name="ce6">
            <text:p>25,636<text:s/></text:p>
          </table:table-cell>
          <table:table-cell office:value-type="float" office:value="19973" table:style-name="ce6">
            <text:p>19,973<text:s/></text:p>
          </table:table-cell>
          <table:table-cell office:value-type="float" office:value="23527" table:style-name="ce6">
            <text:p>23,527<text:s/></text:p>
          </table:table-cell>
          <table:table-cell office:value-type="float" office:value="124368" table:style-name="ce6">
            <text:p>124,368<text:s/></text:p>
          </table:table-cell>
          <table:table-cell office:value-type="float" office:value="44717" table:style-name="ce6">
            <text:p>44,717<text:s/></text:p>
          </table:table-cell>
          <table:table-cell office:value-type="float" office:value="21275" table:style-name="ce6">
            <text:p>21,275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27698" table:style-name="ce6">
            <text:p>27,698<text:s/></text:p>
          </table:table-cell>
          <table:table-cell office:value-type="float" office:value="26659" table:style-name="ce6">
            <text:p>26,659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30553" table:style-name="ce6">
            <text:p>30,553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18815" table:style-name="ce6">
            <text:p>18,815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28215" table:style-name="ce6">
            <text:p>28,215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23642" table:style-name="ce6">
            <text:p>23,642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43407" table:style-name="ce6">
            <text:p>43,407<text:s/></text:p>
          </table:table-cell>
          <table:table-cell office:value-type="float" office:value="38307" table:style-name="ce6">
            <text:p>38,307<text:s/></text:p>
          </table:table-cell>
          <table:table-cell office:value-type="float" office:value="26802" table:style-name="ce6">
            <text:p>26,802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58693" table:style-name="ce6">
            <text:p>58,693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32253" table:style-name="ce6">
            <text:p>32,253<text:s/></text:p>
          </table:table-cell>
          <table:table-cell office:value-type="float" office:value="35007" table:style-name="ce6">
            <text:p>35,007<text:s/></text:p>
          </table:table-cell>
          <table:table-cell office:value-type="float" office:value="20015" table:style-name="ce6">
            <text:p>20,015<text:s/></text:p>
          </table:table-cell>
          <table:table-cell office:value-type="float" office:value="63532" table:style-name="ce6">
            <text:p>63,532<text:s/></text:p>
          </table:table-cell>
          <table:table-cell office:value-type="float" office:value="20834" table:style-name="ce6">
            <text:p>20,834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21012" table:style-name="ce6">
            <text:p>21,012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29197" table:style-name="ce6">
            <text:p>29,197<text:s/></text:p>
          </table:table-cell>
          <table:table-cell office:value-type="float" office:value="20053" table:style-name="ce6">
            <text:p>20,053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39859" table:style-name="ce6">
            <text:p>39,859<text:s/></text:p>
          </table:table-cell>
          <table:table-cell office:value-type="float" office:value="23229" table:style-name="ce6">
            <text:p>23,229<text:s/></text:p>
          </table:table-cell>
          <table:table-cell office:value-type="float" office:value="25406" table:style-name="ce6">
            <text:p>25,406<text:s/></text:p>
          </table:table-cell>
          <table:table-cell office:value-type="float" office:value="22884" table:style-name="ce6">
            <text:p>22,884<text:s/></text:p>
          </table:table-cell>
          <table:table-cell office:value-type="float" office:value="14259" table:style-name="ce6">
            <text:p>14,259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28949" table:style-name="ce6">
            <text:p>28,949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5685" table:style-name="ce6">
            <text:p>5,685<text:s/></text:p>
          </table:table-cell>
          <table:table-cell table:number-columns-repeated="16264"/>
        </table:table-row>
        <table:table-row table:style-name="ro2">
          <table:table-cell office:value-type="date" office:date-value="2022-12-16T00:00:00" table:style-name="ce5">
            <text:p>2022/12/16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46776" table:style-name="ce6">
            <text:p>46,776<text:s/></text:p>
          </table:table-cell>
          <table:table-cell office:value-type="float" office:value="49270" table:style-name="ce6">
            <text:p>49,270<text:s/></text:p>
          </table:table-cell>
          <table:table-cell office:value-type="float" office:value="28171" table:style-name="ce6">
            <text:p>28,171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2039" table:style-name="ce6">
            <text:p>12,039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17319" table:style-name="ce6">
            <text:p>17,319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28811" table:style-name="ce6">
            <text:p>28,811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26261" table:style-name="ce6">
            <text:p>26,261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29077" table:style-name="ce6">
            <text:p>29,077<text:s/></text:p>
          </table:table-cell>
          <table:table-cell office:value-type="float" office:value="17679" table:style-name="ce6">
            <text:p>17,679<text:s/></text:p>
          </table:table-cell>
          <table:table-cell office:value-type="float" office:value="34262" table:style-name="ce6">
            <text:p>34,262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37261" table:style-name="ce6">
            <text:p>37,261<text:s/></text:p>
          </table:table-cell>
          <table:table-cell office:value-type="float" office:value="27231" table:style-name="ce6">
            <text:p>27,231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24061" table:style-name="ce6">
            <text:p>24,061<text:s/></text:p>
          </table:table-cell>
          <table:table-cell office:value-type="float" office:value="166822" table:style-name="ce6">
            <text:p>166,822<text:s/></text:p>
          </table:table-cell>
          <table:table-cell office:value-type="float" office:value="55245" table:style-name="ce6">
            <text:p>55,245<text:s/></text:p>
          </table:table-cell>
          <table:table-cell office:value-type="float" office:value="23349" table:style-name="ce6">
            <text:p>23,349<text:s/></text:p>
          </table:table-cell>
          <table:table-cell office:value-type="float" office:value="24472" table:style-name="ce6">
            <text:p>24,472<text:s/></text:p>
          </table:table-cell>
          <table:table-cell office:value-type="float" office:value="30491" table:style-name="ce6">
            <text:p>30,491<text:s/></text:p>
          </table:table-cell>
          <table:table-cell office:value-type="float" office:value="28462" table:style-name="ce6">
            <text:p>28,462<text:s/></text:p>
          </table:table-cell>
          <table:table-cell office:value-type="float" office:value="28742" table:style-name="ce6">
            <text:p>28,742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31700" table:style-name="ce6">
            <text:p>31,700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30445" table:style-name="ce6">
            <text:p>30,445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24027" table:style-name="ce6">
            <text:p>24,027<text:s/></text:p>
          </table:table-cell>
          <table:table-cell office:value-type="float" office:value="29028" table:style-name="ce6">
            <text:p>29,028<text:s/></text:p>
          </table:table-cell>
          <table:table-cell office:value-type="float" office:value="51134" table:style-name="ce6">
            <text:p>51,134<text:s/></text:p>
          </table:table-cell>
          <table:table-cell office:value-type="float" office:value="40207" table:style-name="ce6">
            <text:p>40,207<text:s/></text:p>
          </table:table-cell>
          <table:table-cell office:value-type="float" office:value="28818" table:style-name="ce6">
            <text:p>28,818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72231" table:style-name="ce6">
            <text:p>72,231<text:s/></text:p>
          </table:table-cell>
          <table:table-cell office:value-type="float" office:value="26616" table:style-name="ce6">
            <text:p>26,616<text:s/></text:p>
          </table:table-cell>
          <table:table-cell office:value-type="float" office:value="36522" table:style-name="ce6">
            <text:p>36,522<text:s/></text:p>
          </table:table-cell>
          <table:table-cell office:value-type="float" office:value="40492" table:style-name="ce6">
            <text:p>40,492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75891" table:style-name="ce6">
            <text:p>75,891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16956" table:style-name="ce6">
            <text:p>16,956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26389" table:style-name="ce6">
            <text:p>26,389<text:s/></text:p>
          </table:table-cell>
          <table:table-cell office:value-type="float" office:value="13139" table:style-name="ce6">
            <text:p>13,139<text:s/></text:p>
          </table:table-cell>
          <table:table-cell office:value-type="float" office:value="36578" table:style-name="ce6">
            <text:p>36,578<text:s/></text:p>
          </table:table-cell>
          <table:table-cell office:value-type="float" office:value="22150" table:style-name="ce6">
            <text:p>22,150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42264" table:style-name="ce6">
            <text:p>42,264<text:s/></text:p>
          </table:table-cell>
          <table:table-cell office:value-type="float" office:value="23701" table:style-name="ce6">
            <text:p>23,701<text:s/></text:p>
          </table:table-cell>
          <table:table-cell office:value-type="float" office:value="26453" table:style-name="ce6">
            <text:p>26,453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19495" table:style-name="ce6">
            <text:p>19,495<text:s/></text:p>
          </table:table-cell>
          <table:table-cell office:value-type="float" office:value="30484" table:style-name="ce6">
            <text:p>30,484<text:s/></text:p>
          </table:table-cell>
          <table:table-cell office:value-type="float" office:value="26646" table:style-name="ce6">
            <text:p>26,646<text:s/></text:p>
          </table:table-cell>
          <table:table-cell office:value-type="float" office:value="14290" table:style-name="ce6">
            <text:p>14,290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6335" table:style-name="ce6">
            <text:p>6,335<text:s/></text:p>
          </table:table-cell>
          <table:table-cell table:number-columns-repeated="16264"/>
        </table:table-row>
        <table:table-row table:style-name="ro2">
          <table:table-cell office:value-type="date" office:date-value="2022-12-17T00:00:00" table:style-name="ce5">
            <text:p>2022/12/17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28212" table:style-name="ce6">
            <text:p>28,212<text:s/></text:p>
          </table:table-cell>
          <table:table-cell office:value-type="float" office:value="47897" table:style-name="ce6">
            <text:p>47,897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18336" table:style-name="ce6">
            <text:p>18,336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17623" table:style-name="ce6">
            <text:p>17,623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26629" table:style-name="ce6">
            <text:p>26,629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26015" table:style-name="ce6">
            <text:p>26,015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4435" table:style-name="ce6">
            <text:p>4,435<text:s/></text:p>
          </table:table-cell>
          <table:table-cell office:value-type="float" office:value="29067" table:style-name="ce6">
            <text:p>29,067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59699" table:style-name="ce6">
            <text:p>159,699<text:s/></text:p>
          </table:table-cell>
          <table:table-cell office:value-type="float" office:value="59772" table:style-name="ce6">
            <text:p>59,772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16990" table:style-name="ce6">
            <text:p>16,990<text:s/></text:p>
          </table:table-cell>
          <table:table-cell office:value-type="float" office:value="30930" table:style-name="ce6">
            <text:p>30,930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22548" table:style-name="ce6">
            <text:p>22,548<text:s/></text:p>
          </table:table-cell>
          <table:table-cell office:value-type="float" office:value="18719" table:style-name="ce6">
            <text:p>18,719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20971" table:style-name="ce6">
            <text:p>20,971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27724" table:style-name="ce6">
            <text:p>27,724<text:s/></text:p>
          </table:table-cell>
          <table:table-cell office:value-type="float" office:value="65337" table:style-name="ce6">
            <text:p>65,337<text:s/></text:p>
          </table:table-cell>
          <table:table-cell office:value-type="float" office:value="29985" table:style-name="ce6">
            <text:p>29,985<text:s/></text:p>
          </table:table-cell>
          <table:table-cell office:value-type="float" office:value="21993" table:style-name="ce6">
            <text:p>21,993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84053" table:style-name="ce6">
            <text:p>84,053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33632" table:style-name="ce6">
            <text:p>33,632<text:s/></text:p>
          </table:table-cell>
          <table:table-cell office:value-type="float" office:value="36349" table:style-name="ce6">
            <text:p>36,349<text:s/></text:p>
          </table:table-cell>
          <table:table-cell office:value-type="float" office:value="20264" table:style-name="ce6">
            <text:p>20,264<text:s/></text:p>
          </table:table-cell>
          <table:table-cell office:value-type="float" office:value="68866" table:style-name="ce6">
            <text:p>68,866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35181" table:style-name="ce6">
            <text:p>35,181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22316" table:style-name="ce6">
            <text:p>22,316<text:s/></text:p>
          </table:table-cell>
          <table:table-cell office:value-type="float" office:value="18397" table:style-name="ce6">
            <text:p>18,397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22695" table:style-name="ce6">
            <text:p>22,695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11096" table:style-name="ce6">
            <text:p>11,096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3751" table:style-name="ce6">
            <text:p>3,751<text:s/></text:p>
          </table:table-cell>
          <table:table-cell table:number-columns-repeated="16264"/>
        </table:table-row>
        <table:table-row table:style-name="ro2">
          <table:table-cell office:value-type="date" office:date-value="2022-12-18T00:00:00" table:style-name="ce5">
            <text:p>2022/12/18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37521" table:style-name="ce6">
            <text:p>37,521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15915" table:style-name="ce6">
            <text:p>15,915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12405" table:style-name="ce6">
            <text:p>12,405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25508" table:style-name="ce6">
            <text:p>25,508<text:s/></text:p>
          </table:table-cell>
          <table:table-cell office:value-type="float" office:value="17773" table:style-name="ce6">
            <text:p>17,773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154192" table:style-name="ce6">
            <text:p>154,192<text:s/></text:p>
          </table:table-cell>
          <table:table-cell office:value-type="float" office:value="51755" table:style-name="ce6">
            <text:p>51,755<text:s/></text:p>
          </table:table-cell>
          <table:table-cell office:value-type="float" office:value="14094" table:style-name="ce6">
            <text:p>14,094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28099" table:style-name="ce6">
            <text:p>28,099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22388" table:style-name="ce6">
            <text:p>22,388<text:s/></text:p>
          </table:table-cell>
          <table:table-cell office:value-type="float" office:value="17881" table:style-name="ce6">
            <text:p>17,881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18277" table:style-name="ce6">
            <text:p>18,277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15294" table:style-name="ce6">
            <text:p>15,294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23257" table:style-name="ce6">
            <text:p>23,257<text:s/></text:p>
          </table:table-cell>
          <table:table-cell office:value-type="float" office:value="54332" table:style-name="ce6">
            <text:p>54,332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73417" table:style-name="ce6">
            <text:p>73,417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28037" table:style-name="ce6">
            <text:p>28,037<text:s/></text:p>
          </table:table-cell>
          <table:table-cell office:value-type="float" office:value="26955" table:style-name="ce6">
            <text:p>26,955<text:s/></text:p>
          </table:table-cell>
          <table:table-cell office:value-type="float" office:value="16155" table:style-name="ce6">
            <text:p>16,155<text:s/></text:p>
          </table:table-cell>
          <table:table-cell office:value-type="float" office:value="65766" table:style-name="ce6">
            <text:p>65,766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17989" table:style-name="ce6">
            <text:p>17,989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35580" table:style-name="ce6">
            <text:p>35,580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17294" table:style-name="ce6">
            <text:p>17,294<text:s/></text:p>
          </table:table-cell>
          <table:table-cell office:value-type="float" office:value="14755" table:style-name="ce6">
            <text:p>14,755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7362" table:style-name="ce6">
            <text:p>17,362<text:s/></text:p>
          </table:table-cell>
          <table:table-cell office:value-type="float" office:value="20508" table:style-name="ce6">
            <text:p>20,508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4257" table:style-name="ce6">
            <text:p>4,257<text:s/></text:p>
          </table:table-cell>
          <table:table-cell table:number-columns-repeated="16264"/>
        </table:table-row>
        <table:table-row table:style-name="ro2">
          <table:table-cell office:value-type="date" office:date-value="2022-12-19T00:00:00" table:style-name="ce5">
            <text:p>2022/12/19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40247" table:style-name="ce6">
            <text:p>40,247<text:s/></text:p>
          </table:table-cell>
          <table:table-cell office:value-type="float" office:value="37850" table:style-name="ce6">
            <text:p>37,850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5149" table:style-name="ce6">
            <text:p>15,149<text:s/></text:p>
          </table:table-cell>
          <table:table-cell office:value-type="float" office:value="22943" table:style-name="ce6">
            <text:p>22,943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23641" table:style-name="ce6">
            <text:p>23,641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29439" table:style-name="ce6">
            <text:p>29,439<text:s/></text:p>
          </table:table-cell>
          <table:table-cell office:value-type="float" office:value="23653" table:style-name="ce6">
            <text:p>23,653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33687" table:style-name="ce6">
            <text:p>33,687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24324" table:style-name="ce6">
            <text:p>24,324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22661" table:style-name="ce6">
            <text:p>22,661<text:s/></text:p>
          </table:table-cell>
          <table:table-cell office:value-type="float" office:value="117580" table:style-name="ce6">
            <text:p>117,580<text:s/></text:p>
          </table:table-cell>
          <table:table-cell office:value-type="float" office:value="41199" table:style-name="ce6">
            <text:p>41,199<text:s/></text:p>
          </table:table-cell>
          <table:table-cell office:value-type="float" office:value="20089" table:style-name="ce6">
            <text:p>20,089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23537" table:style-name="ce6">
            <text:p>23,537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25847" table:style-name="ce6">
            <text:p>25,847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30176" table:style-name="ce6">
            <text:p>30,176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18765" table:style-name="ce6">
            <text:p>18,765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30834" table:style-name="ce6">
            <text:p>30,834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1980" table:style-name="ce6">
            <text:p>21,980<text:s/></text:p>
          </table:table-cell>
          <table:table-cell office:value-type="float" office:value="22336" table:style-name="ce6">
            <text:p>22,336<text:s/></text:p>
          </table:table-cell>
          <table:table-cell office:value-type="float" office:value="25111" table:style-name="ce6">
            <text:p>25,111<text:s/></text:p>
          </table:table-cell>
          <table:table-cell office:value-type="float" office:value="44111" table:style-name="ce6">
            <text:p>44,111<text:s/></text:p>
          </table:table-cell>
          <table:table-cell office:value-type="float" office:value="36690" table:style-name="ce6">
            <text:p>36,690<text:s/></text:p>
          </table:table-cell>
          <table:table-cell office:value-type="float" office:value="25771" table:style-name="ce6">
            <text:p>25,771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56389" table:style-name="ce6">
            <text:p>56,389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30444" table:style-name="ce6">
            <text:p>30,444<text:s/></text:p>
          </table:table-cell>
          <table:table-cell office:value-type="float" office:value="31116" table:style-name="ce6">
            <text:p>31,116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60470" table:style-name="ce6">
            <text:p>60,470<text:s/></text:p>
          </table:table-cell>
          <table:table-cell office:value-type="float" office:value="19716" table:style-name="ce6">
            <text:p>19,716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31601" table:style-name="ce6">
            <text:p>31,601<text:s/></text:p>
          </table:table-cell>
          <table:table-cell office:value-type="float" office:value="18594" table:style-name="ce6">
            <text:p>18,594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36514" table:style-name="ce6">
            <text:p>36,514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21813" table:style-name="ce6">
            <text:p>21,813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5280" table:style-name="ce6">
            <text:p>5,280<text:s/></text:p>
          </table:table-cell>
          <table:table-cell table:number-columns-repeated="16264"/>
        </table:table-row>
        <table:table-row table:style-name="ro2">
          <table:table-cell office:value-type="date" office:date-value="2022-12-20T00:00:00" table:style-name="ce5">
            <text:p>2022/12/20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42512" table:style-name="ce6">
            <text:p>42,512<text:s/></text:p>
          </table:table-cell>
          <table:table-cell office:value-type="float" office:value="39322" table:style-name="ce6">
            <text:p>39,322<text:s/></text:p>
          </table:table-cell>
          <table:table-cell office:value-type="float" office:value="25355" table:style-name="ce6">
            <text:p>25,355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17253" table:style-name="ce6">
            <text:p>17,253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23752" table:style-name="ce6">
            <text:p>23,752<text:s/></text:p>
          </table:table-cell>
          <table:table-cell office:value-type="float" office:value="16901" table:style-name="ce6">
            <text:p>16,901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24437" table:style-name="ce6">
            <text:p>24,437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30870" table:style-name="ce6">
            <text:p>30,870<text:s/></text:p>
          </table:table-cell>
          <table:table-cell office:value-type="float" office:value="24259" table:style-name="ce6">
            <text:p>24,259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34914" table:style-name="ce6">
            <text:p>34,914<text:s/></text:p>
          </table:table-cell>
          <table:table-cell office:value-type="float" office:value="25273" table:style-name="ce6">
            <text:p>25,273<text:s/></text:p>
          </table:table-cell>
          <table:table-cell office:value-type="float" office:value="24988" table:style-name="ce6">
            <text:p>24,988<text:s/></text:p>
          </table:table-cell>
          <table:table-cell office:value-type="float" office:value="19628" table:style-name="ce6">
            <text:p>19,628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116028" table:style-name="ce6">
            <text:p>116,028<text:s/></text:p>
          </table:table-cell>
          <table:table-cell office:value-type="float" office:value="43194" table:style-name="ce6">
            <text:p>43,194<text:s/></text:p>
          </table:table-cell>
          <table:table-cell office:value-type="float" office:value="20948" table:style-name="ce6">
            <text:p>20,948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25652" table:style-name="ce6">
            <text:p>25,652<text:s/></text:p>
          </table:table-cell>
          <table:table-cell office:value-type="float" office:value="27189" table:style-name="ce6">
            <text:p>27,189<text:s/></text:p>
          </table:table-cell>
          <table:table-cell office:value-type="float" office:value="27876" table:style-name="ce6">
            <text:p>27,876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30845" table:style-name="ce6">
            <text:p>30,845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9816" table:style-name="ce6">
            <text:p>19,816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31269" table:style-name="ce6">
            <text:p>31,269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22620" table:style-name="ce6">
            <text:p>22,620<text:s/></text:p>
          </table:table-cell>
          <table:table-cell office:value-type="float" office:value="23712" table:style-name="ce6">
            <text:p>23,712<text:s/></text:p>
          </table:table-cell>
          <table:table-cell office:value-type="float" office:value="26076" table:style-name="ce6">
            <text:p>26,076<text:s/></text:p>
          </table:table-cell>
          <table:table-cell office:value-type="float" office:value="43781" table:style-name="ce6">
            <text:p>43,781<text:s/></text:p>
          </table:table-cell>
          <table:table-cell office:value-type="float" office:value="38138" table:style-name="ce6">
            <text:p>38,138<text:s/></text:p>
          </table:table-cell>
          <table:table-cell office:value-type="float" office:value="27004" table:style-name="ce6">
            <text:p>27,004<text:s/></text:p>
          </table:table-cell>
          <table:table-cell office:value-type="float" office:value="25734" table:style-name="ce6">
            <text:p>25,734<text:s/></text:p>
          </table:table-cell>
          <table:table-cell office:value-type="float" office:value="56614" table:style-name="ce6">
            <text:p>56,614<text:s/></text:p>
          </table:table-cell>
          <table:table-cell office:value-type="float" office:value="24166" table:style-name="ce6">
            <text:p>24,166<text:s/></text:p>
          </table:table-cell>
          <table:table-cell office:value-type="float" office:value="30733" table:style-name="ce6">
            <text:p>30,733<text:s/></text:p>
          </table:table-cell>
          <table:table-cell office:value-type="float" office:value="32841" table:style-name="ce6">
            <text:p>32,841<text:s/></text:p>
          </table:table-cell>
          <table:table-cell office:value-type="float" office:value="19118" table:style-name="ce6">
            <text:p>19,118<text:s/></text:p>
          </table:table-cell>
          <table:table-cell office:value-type="float" office:value="61637" table:style-name="ce6">
            <text:p>61,637<text:s/></text:p>
          </table:table-cell>
          <table:table-cell office:value-type="float" office:value="20719" table:style-name="ce6">
            <text:p>20,719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19749" table:style-name="ce6">
            <text:p>19,749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27774" table:style-name="ce6">
            <text:p>27,774<text:s/></text:p>
          </table:table-cell>
          <table:table-cell office:value-type="float" office:value="19202" table:style-name="ce6">
            <text:p>19,202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37959" table:style-name="ce6">
            <text:p>37,959<text:s/></text:p>
          </table:table-cell>
          <table:table-cell office:value-type="float" office:value="21852" table:style-name="ce6">
            <text:p>21,852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22705" table:style-name="ce6">
            <text:p>22,705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28469" table:style-name="ce6">
            <text:p>28,469<text:s/></text:p>
          </table:table-cell>
          <table:table-cell office:value-type="float" office:value="23849" table:style-name="ce6">
            <text:p>23,849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5264" table:style-name="ce6">
            <text:p>5,264<text:s/></text:p>
          </table:table-cell>
          <table:table-cell table:number-columns-repeated="16264"/>
        </table:table-row>
        <table:table-row table:style-name="ro2">
          <table:table-cell office:value-type="date" office:date-value="2022-12-21T00:00:00" table:style-name="ce5">
            <text:p>2022/12/21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42764" table:style-name="ce6">
            <text:p>42,764<text:s/></text:p>
          </table:table-cell>
          <table:table-cell office:value-type="float" office:value="40746" table:style-name="ce6">
            <text:p>40,746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26115" table:style-name="ce6">
            <text:p>26,115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3047" table:style-name="ce6">
            <text:p>13,047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23920" table:style-name="ce6">
            <text:p>23,920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24434" table:style-name="ce6">
            <text:p>24,434<text:s/></text:p>
          </table:table-cell>
          <table:table-cell office:value-type="float" office:value="15832" table:style-name="ce6">
            <text:p>15,832<text:s/></text:p>
          </table:table-cell>
          <table:table-cell office:value-type="float" office:value="31398" table:style-name="ce6">
            <text:p>31,398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34690" table:style-name="ce6">
            <text:p>34,690<text:s/></text:p>
          </table:table-cell>
          <table:table-cell office:value-type="float" office:value="25290" table:style-name="ce6">
            <text:p>25,290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23564" table:style-name="ce6">
            <text:p>23,564<text:s/></text:p>
          </table:table-cell>
          <table:table-cell office:value-type="float" office:value="116114" table:style-name="ce6">
            <text:p>116,114<text:s/></text:p>
          </table:table-cell>
          <table:table-cell office:value-type="float" office:value="44108" table:style-name="ce6">
            <text:p>44,108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22475" table:style-name="ce6">
            <text:p>22,475<text:s/></text:p>
          </table:table-cell>
          <table:table-cell office:value-type="float" office:value="25249" table:style-name="ce6">
            <text:p>25,249<text:s/></text:p>
          </table:table-cell>
          <table:table-cell office:value-type="float" office:value="26005" table:style-name="ce6">
            <text:p>26,005<text:s/></text:p>
          </table:table-cell>
          <table:table-cell office:value-type="float" office:value="26084" table:style-name="ce6">
            <text:p>26,084<text:s/></text:p>
          </table:table-cell>
          <table:table-cell office:value-type="float" office:value="22876" table:style-name="ce6">
            <text:p>22,876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30483" table:style-name="ce6">
            <text:p>30,483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29093" table:style-name="ce6">
            <text:p>29,093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22435" table:style-name="ce6">
            <text:p>22,435<text:s/></text:p>
          </table:table-cell>
          <table:table-cell office:value-type="float" office:value="23476" table:style-name="ce6">
            <text:p>23,476<text:s/></text:p>
          </table:table-cell>
          <table:table-cell office:value-type="float" office:value="25669" table:style-name="ce6">
            <text:p>25,669<text:s/></text:p>
          </table:table-cell>
          <table:table-cell office:value-type="float" office:value="43373" table:style-name="ce6">
            <text:p>43,373<text:s/></text:p>
          </table:table-cell>
          <table:table-cell office:value-type="float" office:value="37798" table:style-name="ce6">
            <text:p>37,798<text:s/></text:p>
          </table:table-cell>
          <table:table-cell office:value-type="float" office:value="27084" table:style-name="ce6">
            <text:p>27,084<text:s/></text:p>
          </table:table-cell>
          <table:table-cell office:value-type="float" office:value="25371" table:style-name="ce6">
            <text:p>25,371<text:s/></text:p>
          </table:table-cell>
          <table:table-cell office:value-type="float" office:value="57323" table:style-name="ce6">
            <text:p>57,323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31995" table:style-name="ce6">
            <text:p>31,995<text:s/></text:p>
          </table:table-cell>
          <table:table-cell office:value-type="float" office:value="33707" table:style-name="ce6">
            <text:p>33,707<text:s/></text:p>
          </table:table-cell>
          <table:table-cell office:value-type="float" office:value="20209" table:style-name="ce6">
            <text:p>20,209<text:s/></text:p>
          </table:table-cell>
          <table:table-cell office:value-type="float" office:value="61999" table:style-name="ce6">
            <text:p>61,999<text:s/></text:p>
          </table:table-cell>
          <table:table-cell office:value-type="float" office:value="21003" table:style-name="ce6">
            <text:p>21,003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27597" table:style-name="ce6">
            <text:p>27,597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38759" table:style-name="ce6">
            <text:p>38,759<text:s/></text:p>
          </table:table-cell>
          <table:table-cell office:value-type="float" office:value="22217" table:style-name="ce6">
            <text:p>22,217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22844" table:style-name="ce6">
            <text:p>22,844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28343" table:style-name="ce6">
            <text:p>28,343<text:s/></text:p>
          </table:table-cell>
          <table:table-cell office:value-type="float" office:value="23324" table:style-name="ce6">
            <text:p>23,324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5469" table:style-name="ce6">
            <text:p>5,469<text:s/></text:p>
          </table:table-cell>
          <table:table-cell table:number-columns-repeated="16264"/>
        </table:table-row>
        <table:table-row table:style-name="ro2">
          <table:table-cell office:value-type="date" office:date-value="2022-12-22T00:00:00" table:style-name="ce5">
            <text:p>2022/12/22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43587" table:style-name="ce6">
            <text:p>43,587<text:s/></text:p>
          </table:table-cell>
          <table:table-cell office:value-type="float" office:value="41901" table:style-name="ce6">
            <text:p>41,901<text:s/></text:p>
          </table:table-cell>
          <table:table-cell office:value-type="float" office:value="26103" table:style-name="ce6">
            <text:p>26,103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3591" table:style-name="ce6">
            <text:p>13,591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18036" table:style-name="ce6">
            <text:p>18,036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28303" table:style-name="ce6">
            <text:p>28,303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23683" table:style-name="ce6">
            <text:p>23,683<text:s/></text:p>
          </table:table-cell>
          <table:table-cell office:value-type="float" office:value="16887" table:style-name="ce6">
            <text:p>16,887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25480" table:style-name="ce6">
            <text:p>25,480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31901" table:style-name="ce6">
            <text:p>31,901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34936" table:style-name="ce6">
            <text:p>34,936<text:s/></text:p>
          </table:table-cell>
          <table:table-cell office:value-type="float" office:value="25241" table:style-name="ce6">
            <text:p>25,241<text:s/></text:p>
          </table:table-cell>
          <table:table-cell office:value-type="float" office:value="25215" table:style-name="ce6">
            <text:p>25,215<text:s/></text:p>
          </table:table-cell>
          <table:table-cell office:value-type="float" office:value="19614" table:style-name="ce6">
            <text:p>19,614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119853" table:style-name="ce6">
            <text:p>119,853<text:s/></text:p>
          </table:table-cell>
          <table:table-cell office:value-type="float" office:value="45826" table:style-name="ce6">
            <text:p>45,826<text:s/></text:p>
          </table:table-cell>
          <table:table-cell office:value-type="float" office:value="21223" table:style-name="ce6">
            <text:p>21,223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25658" table:style-name="ce6">
            <text:p>25,658<text:s/></text:p>
          </table:table-cell>
          <table:table-cell office:value-type="float" office:value="27214" table:style-name="ce6">
            <text:p>27,214<text:s/></text:p>
          </table:table-cell>
          <table:table-cell office:value-type="float" office:value="27399" table:style-name="ce6">
            <text:p>27,399<text:s/></text:p>
          </table:table-cell>
          <table:table-cell office:value-type="float" office:value="23444" table:style-name="ce6">
            <text:p>23,444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30665" table:style-name="ce6">
            <text:p>30,665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30999" table:style-name="ce6">
            <text:p>30,999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23209" table:style-name="ce6">
            <text:p>23,209<text:s/></text:p>
          </table:table-cell>
          <table:table-cell office:value-type="float" office:value="26024" table:style-name="ce6">
            <text:p>26,024<text:s/></text:p>
          </table:table-cell>
          <table:table-cell office:value-type="float" office:value="44666" table:style-name="ce6">
            <text:p>44,666<text:s/></text:p>
          </table:table-cell>
          <table:table-cell office:value-type="float" office:value="37758" table:style-name="ce6">
            <text:p>37,758<text:s/></text:p>
          </table:table-cell>
          <table:table-cell office:value-type="float" office:value="26800" table:style-name="ce6">
            <text:p>26,800<text:s/></text:p>
          </table:table-cell>
          <table:table-cell office:value-type="float" office:value="25855" table:style-name="ce6">
            <text:p>25,855<text:s/></text:p>
          </table:table-cell>
          <table:table-cell office:value-type="float" office:value="59577" table:style-name="ce6">
            <text:p>59,577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32229" table:style-name="ce6">
            <text:p>32,229<text:s/></text:p>
          </table:table-cell>
          <table:table-cell office:value-type="float" office:value="34514" table:style-name="ce6">
            <text:p>34,514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63868" table:style-name="ce6">
            <text:p>63,868<text:s/></text:p>
          </table:table-cell>
          <table:table-cell office:value-type="float" office:value="20838" table:style-name="ce6">
            <text:p>20,838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20904" table:style-name="ce6">
            <text:p>20,904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28453" table:style-name="ce6">
            <text:p>28,453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38793" table:style-name="ce6">
            <text:p>38,793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25028" table:style-name="ce6">
            <text:p>25,028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13889" table:style-name="ce6">
            <text:p>13,889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16946" table:style-name="ce6">
            <text:p>16,946<text:s/></text:p>
          </table:table-cell>
          <table:table-cell office:value-type="float" office:value="28536" table:style-name="ce6">
            <text:p>28,536<text:s/></text:p>
          </table:table-cell>
          <table:table-cell office:value-type="float" office:value="24376" table:style-name="ce6">
            <text:p>24,376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8799" table:style-name="ce6">
            <text:p>8,799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5486" table:style-name="ce6">
            <text:p>5,486<text:s/></text:p>
          </table:table-cell>
          <table:table-cell table:number-columns-repeated="16264"/>
        </table:table-row>
        <table:table-row table:style-name="ro2">
          <table:table-cell office:value-type="date" office:date-value="2022-12-23T00:00:00" table:style-name="ce5">
            <text:p>2022/12/23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46976" table:style-name="ce6">
            <text:p>46,976<text:s/></text:p>
          </table:table-cell>
          <table:table-cell office:value-type="float" office:value="50514" table:style-name="ce6">
            <text:p>50,514<text:s/></text:p>
          </table:table-cell>
          <table:table-cell office:value-type="float" office:value="27454" table:style-name="ce6">
            <text:p>27,454<text:s/></text:p>
          </table:table-cell>
          <table:table-cell office:value-type="float" office:value="16019" table:style-name="ce6">
            <text:p>16,019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17986" table:style-name="ce6">
            <text:p>17,986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28498" table:style-name="ce6">
            <text:p>28,498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25326" table:style-name="ce6">
            <text:p>25,326<text:s/></text:p>
          </table:table-cell>
          <table:table-cell office:value-type="float" office:value="18223" table:style-name="ce6">
            <text:p>18,223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29798" table:style-name="ce6">
            <text:p>29,798<text:s/></text:p>
          </table:table-cell>
          <table:table-cell office:value-type="float" office:value="17909" table:style-name="ce6">
            <text:p>17,909<text:s/></text:p>
          </table:table-cell>
          <table:table-cell office:value-type="float" office:value="33440" table:style-name="ce6">
            <text:p>33,440<text:s/></text:p>
          </table:table-cell>
          <table:table-cell office:value-type="float" office:value="26769" table:style-name="ce6">
            <text:p>26,769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37237" table:style-name="ce6">
            <text:p>37,237<text:s/></text:p>
          </table:table-cell>
          <table:table-cell office:value-type="float" office:value="27111" table:style-name="ce6">
            <text:p>27,111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20575" table:style-name="ce6">
            <text:p>20,575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157368" table:style-name="ce6">
            <text:p>157,368<text:s/></text:p>
          </table:table-cell>
          <table:table-cell office:value-type="float" office:value="57050" table:style-name="ce6">
            <text:p>57,050<text:s/></text:p>
          </table:table-cell>
          <table:table-cell office:value-type="float" office:value="23077" table:style-name="ce6">
            <text:p>23,077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27609" table:style-name="ce6">
            <text:p>27,609<text:s/></text:p>
          </table:table-cell>
          <table:table-cell office:value-type="float" office:value="30042" table:style-name="ce6">
            <text:p>30,042<text:s/></text:p>
          </table:table-cell>
          <table:table-cell office:value-type="float" office:value="28963" table:style-name="ce6">
            <text:p>28,963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31785" table:style-name="ce6">
            <text:p>31,785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21249" table:style-name="ce6">
            <text:p>21,249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14470" table:style-name="ce6">
            <text:p>14,470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32774" table:style-name="ce6">
            <text:p>32,774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24411" table:style-name="ce6">
            <text:p>24,411<text:s/></text:p>
          </table:table-cell>
          <table:table-cell office:value-type="float" office:value="30106" table:style-name="ce6">
            <text:p>30,106<text:s/></text:p>
          </table:table-cell>
          <table:table-cell office:value-type="float" office:value="55383" table:style-name="ce6">
            <text:p>55,383<text:s/></text:p>
          </table:table-cell>
          <table:table-cell office:value-type="float" office:value="40014" table:style-name="ce6">
            <text:p>40,014<text:s/></text:p>
          </table:table-cell>
          <table:table-cell office:value-type="float" office:value="28945" table:style-name="ce6">
            <text:p>28,945<text:s/></text:p>
          </table:table-cell>
          <table:table-cell office:value-type="float" office:value="28374" table:style-name="ce6">
            <text:p>28,374<text:s/></text:p>
          </table:table-cell>
          <table:table-cell office:value-type="float" office:value="74654" table:style-name="ce6">
            <text:p>74,654<text:s/></text:p>
          </table:table-cell>
          <table:table-cell office:value-type="float" office:value="26364" table:style-name="ce6">
            <text:p>26,364<text:s/></text:p>
          </table:table-cell>
          <table:table-cell office:value-type="float" office:value="35993" table:style-name="ce6">
            <text:p>35,993<text:s/></text:p>
          </table:table-cell>
          <table:table-cell office:value-type="float" office:value="40584" table:style-name="ce6">
            <text:p>40,584<text:s/></text:p>
          </table:table-cell>
          <table:table-cell office:value-type="float" office:value="23710" table:style-name="ce6">
            <text:p>23,710<text:s/></text:p>
          </table:table-cell>
          <table:table-cell office:value-type="float" office:value="77039" table:style-name="ce6">
            <text:p>77,039<text:s/></text:p>
          </table:table-cell>
          <table:table-cell office:value-type="float" office:value="22522" table:style-name="ce6">
            <text:p>22,522<text:s/></text:p>
          </table:table-cell>
          <table:table-cell office:value-type="float" office:value="17060" table:style-name="ce6">
            <text:p>17,060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35579" table:style-name="ce6">
            <text:p>35,579<text:s/></text:p>
          </table:table-cell>
          <table:table-cell office:value-type="float" office:value="22286" table:style-name="ce6">
            <text:p>22,286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41969" table:style-name="ce6">
            <text:p>41,969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26336" table:style-name="ce6">
            <text:p>26,336<text:s/></text:p>
          </table:table-cell>
          <table:table-cell office:value-type="float" office:value="25776" table:style-name="ce6">
            <text:p>25,776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31227" table:style-name="ce6">
            <text:p>31,227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6199" table:style-name="ce6">
            <text:p>6,199<text:s/></text:p>
          </table:table-cell>
          <table:table-cell table:number-columns-repeated="16264"/>
        </table:table-row>
        <table:table-row table:style-name="ro2">
          <table:table-cell office:value-type="date" office:date-value="2022-12-24T00:00:00" table:style-name="ce5">
            <text:p>2022/12/24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27539" table:style-name="ce6">
            <text:p>27,539<text:s/></text:p>
          </table:table-cell>
          <table:table-cell office:value-type="float" office:value="49990" table:style-name="ce6">
            <text:p>49,990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20028" table:style-name="ce6">
            <text:p>20,028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8328" table:style-name="ce6">
            <text:p>18,328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28785" table:style-name="ce6">
            <text:p>28,785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26377" table:style-name="ce6">
            <text:p>26,377<text:s/></text:p>
          </table:table-cell>
          <table:table-cell office:value-type="float" office:value="19903" table:style-name="ce6">
            <text:p>19,903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30098" table:style-name="ce6">
            <text:p>30,098<text:s/></text:p>
          </table:table-cell>
          <table:table-cell office:value-type="float" office:value="21089" table:style-name="ce6">
            <text:p>21,089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48327" table:style-name="ce6">
            <text:p>148,327<text:s/></text:p>
          </table:table-cell>
          <table:table-cell office:value-type="float" office:value="64679" table:style-name="ce6">
            <text:p>64,679<text:s/></text:p>
          </table:table-cell>
          <table:table-cell office:value-type="float" office:value="18902" table:style-name="ce6">
            <text:p>18,902<text:s/></text:p>
          </table:table-cell>
          <table:table-cell office:value-type="float" office:value="16613" table:style-name="ce6">
            <text:p>16,613<text:s/></text:p>
          </table:table-cell>
          <table:table-cell office:value-type="float" office:value="26563" table:style-name="ce6">
            <text:p>26,563<text:s/></text:p>
          </table:table-cell>
          <table:table-cell office:value-type="float" office:value="27934" table:style-name="ce6">
            <text:p>27,934<text:s/></text:p>
          </table:table-cell>
          <table:table-cell office:value-type="float" office:value="25340" table:style-name="ce6">
            <text:p>25,340<text:s/></text:p>
          </table:table-cell>
          <table:table-cell office:value-type="float" office:value="20171" table:style-name="ce6">
            <text:p>20,171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33659" table:style-name="ce6">
            <text:p>33,659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8307" table:style-name="ce6">
            <text:p>18,307<text:s/></text:p>
          </table:table-cell>
          <table:table-cell office:value-type="float" office:value="16340" table:style-name="ce6">
            <text:p>16,340<text:s/></text:p>
          </table:table-cell>
          <table:table-cell office:value-type="float" office:value="30791" table:style-name="ce6">
            <text:p>30,791<text:s/></text:p>
          </table:table-cell>
          <table:table-cell office:value-type="float" office:value="80531" table:style-name="ce6">
            <text:p>80,531<text:s/></text:p>
          </table:table-cell>
          <table:table-cell office:value-type="float" office:value="31314" table:style-name="ce6">
            <text:p>31,314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28080" table:style-name="ce6">
            <text:p>28,080<text:s/></text:p>
          </table:table-cell>
          <table:table-cell office:value-type="float" office:value="87975" table:style-name="ce6">
            <text:p>87,975<text:s/></text:p>
          </table:table-cell>
          <table:table-cell office:value-type="float" office:value="16582" table:style-name="ce6">
            <text:p>16,582<text:s/></text:p>
          </table:table-cell>
          <table:table-cell office:value-type="float" office:value="31610" table:style-name="ce6">
            <text:p>31,610<text:s/></text:p>
          </table:table-cell>
          <table:table-cell office:value-type="float" office:value="37800" table:style-name="ce6">
            <text:p>37,800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82231" table:style-name="ce6">
            <text:p>82,231<text:s/></text:p>
          </table:table-cell>
          <table:table-cell office:value-type="float" office:value="15964" table:style-name="ce6">
            <text:p>15,964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20474" table:style-name="ce6">
            <text:p>20,474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40573" table:style-name="ce6">
            <text:p>40,573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17584" table:style-name="ce6">
            <text:p>17,584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20111" table:style-name="ce6">
            <text:p>20,111<text:s/></text:p>
          </table:table-cell>
          <table:table-cell office:value-type="float" office:value="24324" table:style-name="ce6">
            <text:p>24,324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10128" table:style-name="ce6">
            <text:p>10,128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5331" table:style-name="ce6">
            <text:p>5,331<text:s/></text:p>
          </table:table-cell>
          <table:table-cell table:number-columns-repeated="16264"/>
        </table:table-row>
        <table:table-row table:style-name="ro2">
          <table:table-cell office:value-type="date" office:date-value="2022-12-25T00:00:00" table:style-name="ce5">
            <text:p>2022/12/25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37564" table:style-name="ce6">
            <text:p>37,564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5281" table:style-name="ce6">
            <text:p>5,281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5780" table:style-name="ce6">
            <text:p>15,780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24533" table:style-name="ce6">
            <text:p>24,533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20206" table:style-name="ce6">
            <text:p>20,206<text:s/></text:p>
          </table:table-cell>
          <table:table-cell office:value-type="float" office:value="17059" table:style-name="ce6">
            <text:p>17,05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16440" table:style-name="ce6">
            <text:p>16,440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140321" table:style-name="ce6">
            <text:p>140,321<text:s/></text:p>
          </table:table-cell>
          <table:table-cell office:value-type="float" office:value="51928" table:style-name="ce6">
            <text:p>51,928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23537" table:style-name="ce6">
            <text:p>23,537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22254" table:style-name="ce6">
            <text:p>22,254<text:s/></text:p>
          </table:table-cell>
          <table:table-cell office:value-type="float" office:value="17268" table:style-name="ce6">
            <text:p>17,268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18653" table:style-name="ce6">
            <text:p>18,653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15146" table:style-name="ce6">
            <text:p>15,146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33547" table:style-name="ce6">
            <text:p>33,547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23635" table:style-name="ce6">
            <text:p>23,635<text:s/></text:p>
          </table:table-cell>
          <table:table-cell office:value-type="float" office:value="61129" table:style-name="ce6">
            <text:p>61,129<text:s/></text:p>
          </table:table-cell>
          <table:table-cell office:value-type="float" office:value="25916" table:style-name="ce6">
            <text:p>25,916<text:s/></text:p>
          </table:table-cell>
          <table:table-cell office:value-type="float" office:value="19200" table:style-name="ce6">
            <text:p>19,200<text:s/></text:p>
          </table:table-cell>
          <table:table-cell office:value-type="float" office:value="23653" table:style-name="ce6">
            <text:p>23,653<text:s/></text:p>
          </table:table-cell>
          <table:table-cell office:value-type="float" office:value="72535" table:style-name="ce6">
            <text:p>72,535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26598" table:style-name="ce6">
            <text:p>26,598<text:s/></text:p>
          </table:table-cell>
          <table:table-cell office:value-type="float" office:value="27273" table:style-name="ce6">
            <text:p>27,273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66361" table:style-name="ce6">
            <text:p>66,361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35022" table:style-name="ce6">
            <text:p>35,022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19776" table:style-name="ce6">
            <text:p>19,776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4153" table:style-name="ce6">
            <text:p>4,153<text:s/></text:p>
          </table:table-cell>
          <table:table-cell table:number-columns-repeated="16264"/>
        </table:table-row>
        <table:table-row table:style-name="ro2">
          <table:table-cell office:value-type="date" office:date-value="2022-12-26T00:00:00" table:style-name="ce5">
            <text:p>2022/12/26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40090" table:style-name="ce6">
            <text:p>40,090<text:s/></text:p>
          </table:table-cell>
          <table:table-cell office:value-type="float" office:value="38323" table:style-name="ce6">
            <text:p>38,323<text:s/></text:p>
          </table:table-cell>
          <table:table-cell office:value-type="float" office:value="24591" table:style-name="ce6">
            <text:p>24,591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16923" table:style-name="ce6">
            <text:p>16,923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25836" table:style-name="ce6">
            <text:p>25,836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23159" table:style-name="ce6">
            <text:p>23,159<text:s/></text:p>
          </table:table-cell>
          <table:table-cell office:value-type="float" office:value="16090" table:style-name="ce6">
            <text:p>16,090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23279" table:style-name="ce6">
            <text:p>23,279<text:s/></text:p>
          </table:table-cell>
          <table:table-cell office:value-type="float" office:value="14962" table:style-name="ce6">
            <text:p>14,962<text:s/></text:p>
          </table:table-cell>
          <table:table-cell office:value-type="float" office:value="28504" table:style-name="ce6">
            <text:p>28,504<text:s/></text:p>
          </table:table-cell>
          <table:table-cell office:value-type="float" office:value="23460" table:style-name="ce6">
            <text:p>23,460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33529" table:style-name="ce6">
            <text:p>33,529<text:s/></text:p>
          </table:table-cell>
          <table:table-cell office:value-type="float" office:value="24319" table:style-name="ce6">
            <text:p>24,319<text:s/></text:p>
          </table:table-cell>
          <table:table-cell office:value-type="float" office:value="24259" table:style-name="ce6">
            <text:p>24,259<text:s/></text:p>
          </table:table-cell>
          <table:table-cell office:value-type="float" office:value="19008" table:style-name="ce6">
            <text:p>19,008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120231" table:style-name="ce6">
            <text:p>120,231<text:s/></text:p>
          </table:table-cell>
          <table:table-cell office:value-type="float" office:value="41459" table:style-name="ce6">
            <text:p>41,459<text:s/></text:p>
          </table:table-cell>
          <table:table-cell office:value-type="float" office:value="20297" table:style-name="ce6">
            <text:p>20,297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23807" table:style-name="ce6">
            <text:p>23,807<text:s/></text:p>
          </table:table-cell>
          <table:table-cell office:value-type="float" office:value="26623" table:style-name="ce6">
            <text:p>26,623<text:s/></text:p>
          </table:table-cell>
          <table:table-cell office:value-type="float" office:value="25702" table:style-name="ce6">
            <text:p>25,702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30257" table:style-name="ce6">
            <text:p>30,257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19014" table:style-name="ce6">
            <text:p>19,014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31489" table:style-name="ce6">
            <text:p>31,489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2001" table:style-name="ce6">
            <text:p>22,001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24676" table:style-name="ce6">
            <text:p>24,676<text:s/></text:p>
          </table:table-cell>
          <table:table-cell office:value-type="float" office:value="42808" table:style-name="ce6">
            <text:p>42,808<text:s/></text:p>
          </table:table-cell>
          <table:table-cell office:value-type="float" office:value="36174" table:style-name="ce6">
            <text:p>36,174<text:s/></text:p>
          </table:table-cell>
          <table:table-cell office:value-type="float" office:value="25737" table:style-name="ce6">
            <text:p>25,737<text:s/></text:p>
          </table:table-cell>
          <table:table-cell office:value-type="float" office:value="25563" table:style-name="ce6">
            <text:p>25,563<text:s/></text:p>
          </table:table-cell>
          <table:table-cell office:value-type="float" office:value="56441" table:style-name="ce6">
            <text:p>56,441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31149" table:style-name="ce6">
            <text:p>31,149<text:s/></text:p>
          </table:table-cell>
          <table:table-cell office:value-type="float" office:value="31231" table:style-name="ce6">
            <text:p>31,231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59263" table:style-name="ce6">
            <text:p>59,263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15208" table:style-name="ce6">
            <text:p>15,208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9664" table:style-name="ce6">
            <text:p>19,664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28837" table:style-name="ce6">
            <text:p>28,837<text:s/></text:p>
          </table:table-cell>
          <table:table-cell office:value-type="float" office:value="18520" table:style-name="ce6">
            <text:p>18,520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36642" table:style-name="ce6">
            <text:p>36,642<text:s/></text:p>
          </table:table-cell>
          <table:table-cell office:value-type="float" office:value="21092" table:style-name="ce6">
            <text:p>21,092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6069" table:style-name="ce6">
            <text:p>16,069<text:s/></text:p>
          </table:table-cell>
          <table:table-cell office:value-type="float" office:value="26842" table:style-name="ce6">
            <text:p>26,842<text:s/></text:p>
          </table:table-cell>
          <table:table-cell office:value-type="float" office:value="22421" table:style-name="ce6">
            <text:p>22,421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5444" table:style-name="ce6">
            <text:p>5,444<text:s/></text:p>
          </table:table-cell>
          <table:table-cell table:number-columns-repeated="16264"/>
        </table:table-row>
        <table:table-row table:style-name="ro2">
          <table:table-cell office:value-type="date" office:date-value="2022-12-27T00:00:00" table:style-name="ce5">
            <text:p>2022/12/27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41601" table:style-name="ce6">
            <text:p>41,601<text:s/></text:p>
          </table:table-cell>
          <table:table-cell office:value-type="float" office:value="40138" table:style-name="ce6">
            <text:p>40,138<text:s/></text:p>
          </table:table-cell>
          <table:table-cell office:value-type="float" office:value="25580" table:style-name="ce6">
            <text:p>25,580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24211" table:style-name="ce6">
            <text:p>24,211<text:s/></text:p>
          </table:table-cell>
          <table:table-cell office:value-type="float" office:value="16701" table:style-name="ce6">
            <text:p>16,701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30178" table:style-name="ce6">
            <text:p>30,178<text:s/></text:p>
          </table:table-cell>
          <table:table-cell office:value-type="float" office:value="25264" table:style-name="ce6">
            <text:p>25,264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34390" table:style-name="ce6">
            <text:p>34,390<text:s/></text:p>
          </table:table-cell>
          <table:table-cell office:value-type="float" office:value="25274" table:style-name="ce6">
            <text:p>25,274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115565" table:style-name="ce6">
            <text:p>115,565<text:s/></text:p>
          </table:table-cell>
          <table:table-cell office:value-type="float" office:value="42852" table:style-name="ce6">
            <text:p>42,852<text:s/></text:p>
          </table:table-cell>
          <table:table-cell office:value-type="float" office:value="20694" table:style-name="ce6">
            <text:p>20,694<text:s/></text:p>
          </table:table-cell>
          <table:table-cell office:value-type="float" office:value="22598" table:style-name="ce6">
            <text:p>22,598<text:s/></text:p>
          </table:table-cell>
          <table:table-cell office:value-type="float" office:value="25568" table:style-name="ce6">
            <text:p>25,568<text:s/></text:p>
          </table:table-cell>
          <table:table-cell office:value-type="float" office:value="26999" table:style-name="ce6">
            <text:p>26,999<text:s/></text:p>
          </table:table-cell>
          <table:table-cell office:value-type="float" office:value="26919" table:style-name="ce6">
            <text:p>26,919<text:s/></text:p>
          </table:table-cell>
          <table:table-cell office:value-type="float" office:value="22391" table:style-name="ce6">
            <text:p>22,391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30597" table:style-name="ce6">
            <text:p>30,597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30592" table:style-name="ce6">
            <text:p>30,592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22453" table:style-name="ce6">
            <text:p>22,453<text:s/></text:p>
          </table:table-cell>
          <table:table-cell office:value-type="float" office:value="23250" table:style-name="ce6">
            <text:p>23,250<text:s/></text:p>
          </table:table-cell>
          <table:table-cell office:value-type="float" office:value="25432" table:style-name="ce6">
            <text:p>25,432<text:s/></text:p>
          </table:table-cell>
          <table:table-cell office:value-type="float" office:value="41198" table:style-name="ce6">
            <text:p>41,198<text:s/></text:p>
          </table:table-cell>
          <table:table-cell office:value-type="float" office:value="37518" table:style-name="ce6">
            <text:p>37,518<text:s/></text:p>
          </table:table-cell>
          <table:table-cell office:value-type="float" office:value="26340" table:style-name="ce6">
            <text:p>26,340<text:s/></text:p>
          </table:table-cell>
          <table:table-cell office:value-type="float" office:value="25002" table:style-name="ce6">
            <text:p>25,002<text:s/></text:p>
          </table:table-cell>
          <table:table-cell office:value-type="float" office:value="56137" table:style-name="ce6">
            <text:p>56,137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31993" table:style-name="ce6">
            <text:p>31,993<text:s/></text:p>
          </table:table-cell>
          <table:table-cell office:value-type="float" office:value="33202" table:style-name="ce6">
            <text:p>33,202<text:s/></text:p>
          </table:table-cell>
          <table:table-cell office:value-type="float" office:value="19381" table:style-name="ce6">
            <text:p>19,381<text:s/></text:p>
          </table:table-cell>
          <table:table-cell office:value-type="float" office:value="59711" table:style-name="ce6">
            <text:p>59,711<text:s/></text:p>
          </table:table-cell>
          <table:table-cell office:value-type="float" office:value="20437" table:style-name="ce6">
            <text:p>20,437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19662" table:style-name="ce6">
            <text:p>19,662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27512" table:style-name="ce6">
            <text:p>27,512<text:s/></text:p>
          </table:table-cell>
          <table:table-cell office:value-type="float" office:value="19165" table:style-name="ce6">
            <text:p>19,165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38202" table:style-name="ce6">
            <text:p>38,202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23207" table:style-name="ce6">
            <text:p>23,207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27458" table:style-name="ce6">
            <text:p>27,458<text:s/></text:p>
          </table:table-cell>
          <table:table-cell office:value-type="float" office:value="23730" table:style-name="ce6">
            <text:p>23,730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5479" table:style-name="ce6">
            <text:p>5,479<text:s/></text:p>
          </table:table-cell>
          <table:table-cell table:number-columns-repeated="16264"/>
        </table:table-row>
        <table:table-row table:style-name="ro2">
          <table:table-cell office:value-type="date" office:date-value="2022-12-28T00:00:00" table:style-name="ce5">
            <text:p>2022/12/28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42411" table:style-name="ce6">
            <text:p>42,411<text:s/></text:p>
          </table:table-cell>
          <table:table-cell office:value-type="float" office:value="41454" table:style-name="ce6">
            <text:p>41,454<text:s/></text:p>
          </table:table-cell>
          <table:table-cell office:value-type="float" office:value="25904" table:style-name="ce6">
            <text:p>25,904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13034" table:style-name="ce6">
            <text:p>13,034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16609" table:style-name="ce6">
            <text:p>16,609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23886" table:style-name="ce6">
            <text:p>23,886<text:s/></text:p>
          </table:table-cell>
          <table:table-cell office:value-type="float" office:value="15776" table:style-name="ce6">
            <text:p>15,776<text:s/></text:p>
          </table:table-cell>
          <table:table-cell office:value-type="float" office:value="30621" table:style-name="ce6">
            <text:p>30,621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34766" table:style-name="ce6">
            <text:p>34,766<text:s/></text:p>
          </table:table-cell>
          <table:table-cell office:value-type="float" office:value="25553" table:style-name="ce6">
            <text:p>25,553<text:s/></text:p>
          </table:table-cell>
          <table:table-cell office:value-type="float" office:value="24926" table:style-name="ce6">
            <text:p>24,926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22999" table:style-name="ce6">
            <text:p>22,999<text:s/></text:p>
          </table:table-cell>
          <table:table-cell office:value-type="float" office:value="117011" table:style-name="ce6">
            <text:p>117,011<text:s/></text:p>
          </table:table-cell>
          <table:table-cell office:value-type="float" office:value="44344" table:style-name="ce6">
            <text:p>44,344<text:s/></text:p>
          </table:table-cell>
          <table:table-cell office:value-type="float" office:value="20681" table:style-name="ce6">
            <text:p>20,681<text:s/></text:p>
          </table:table-cell>
          <table:table-cell office:value-type="float" office:value="22620" table:style-name="ce6">
            <text:p>22,620<text:s/></text:p>
          </table:table-cell>
          <table:table-cell office:value-type="float" office:value="24953" table:style-name="ce6">
            <text:p>24,953<text:s/></text:p>
          </table:table-cell>
          <table:table-cell office:value-type="float" office:value="26415" table:style-name="ce6">
            <text:p>26,415<text:s/></text:p>
          </table:table-cell>
          <table:table-cell office:value-type="float" office:value="26398" table:style-name="ce6">
            <text:p>26,398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30540" table:style-name="ce6">
            <text:p>30,540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9483" table:style-name="ce6">
            <text:p>19,483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4232" table:style-name="ce6">
            <text:p>14,232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12680" table:style-name="ce6">
            <text:p>12,680<text:s/></text:p>
          </table:table-cell>
          <table:table-cell office:value-type="float" office:value="29201" table:style-name="ce6">
            <text:p>29,201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22337" table:style-name="ce6">
            <text:p>22,337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25761" table:style-name="ce6">
            <text:p>25,761<text:s/></text:p>
          </table:table-cell>
          <table:table-cell office:value-type="float" office:value="41573" table:style-name="ce6">
            <text:p>41,573<text:s/></text:p>
          </table:table-cell>
          <table:table-cell office:value-type="float" office:value="37578" table:style-name="ce6">
            <text:p>37,578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58775" table:style-name="ce6">
            <text:p>58,775<text:s/></text:p>
          </table:table-cell>
          <table:table-cell office:value-type="float" office:value="24737" table:style-name="ce6">
            <text:p>24,737<text:s/></text:p>
          </table:table-cell>
          <table:table-cell office:value-type="float" office:value="32722" table:style-name="ce6">
            <text:p>32,722<text:s/></text:p>
          </table:table-cell>
          <table:table-cell office:value-type="float" office:value="34386" table:style-name="ce6">
            <text:p>34,386<text:s/></text:p>
          </table:table-cell>
          <table:table-cell office:value-type="float" office:value="20224" table:style-name="ce6">
            <text:p>20,224<text:s/></text:p>
          </table:table-cell>
          <table:table-cell office:value-type="float" office:value="60808" table:style-name="ce6">
            <text:p>60,808<text:s/></text:p>
          </table:table-cell>
          <table:table-cell office:value-type="float" office:value="21040" table:style-name="ce6">
            <text:p>21,040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20322" table:style-name="ce6">
            <text:p>20,322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28171" table:style-name="ce6">
            <text:p>28,171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38618" table:style-name="ce6">
            <text:p>38,618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6828" table:style-name="ce6">
            <text:p>16,828<text:s/></text:p>
          </table:table-cell>
          <table:table-cell office:value-type="float" office:value="28471" table:style-name="ce6">
            <text:p>28,471<text:s/></text:p>
          </table:table-cell>
          <table:table-cell office:value-type="float" office:value="24217" table:style-name="ce6">
            <text:p>24,217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5385" table:style-name="ce6">
            <text:p>5,385<text:s/></text:p>
          </table:table-cell>
          <table:table-cell table:number-columns-repeated="16264"/>
        </table:table-row>
        <table:table-row table:style-name="ro2">
          <table:table-cell office:value-type="date" office:date-value="2022-12-29T00:00:00" table:style-name="ce5">
            <text:p>2022/12/29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43765" table:style-name="ce6">
            <text:p>43,765<text:s/></text:p>
          </table:table-cell>
          <table:table-cell office:value-type="float" office:value="43062" table:style-name="ce6">
            <text:p>43,062<text:s/></text:p>
          </table:table-cell>
          <table:table-cell office:value-type="float" office:value="26664" table:style-name="ce6">
            <text:p>26,664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27055" table:style-name="ce6">
            <text:p>27,055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5698" table:style-name="ce6">
            <text:p>15,698<text:s/></text:p>
          </table:table-cell>
          <table:table-cell office:value-type="float" office:value="24191" table:style-name="ce6">
            <text:p>24,191<text:s/></text:p>
          </table:table-cell>
          <table:table-cell office:value-type="float" office:value="16635" table:style-name="ce6">
            <text:p>16,635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24143" table:style-name="ce6">
            <text:p>24,143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31563" table:style-name="ce6">
            <text:p>31,563<text:s/></text:p>
          </table:table-cell>
          <table:table-cell office:value-type="float" office:value="26131" table:style-name="ce6">
            <text:p>26,131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35344" table:style-name="ce6">
            <text:p>35,344<text:s/></text:p>
          </table:table-cell>
          <table:table-cell office:value-type="float" office:value="25750" table:style-name="ce6">
            <text:p>25,750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22967" table:style-name="ce6">
            <text:p>22,967<text:s/></text:p>
          </table:table-cell>
          <table:table-cell office:value-type="float" office:value="126570" table:style-name="ce6">
            <text:p>126,570<text:s/></text:p>
          </table:table-cell>
          <table:table-cell office:value-type="float" office:value="46670" table:style-name="ce6">
            <text:p>46,670<text:s/></text:p>
          </table:table-cell>
          <table:table-cell office:value-type="float" office:value="21109" table:style-name="ce6">
            <text:p>21,109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25083" table:style-name="ce6">
            <text:p>25,083<text:s/></text:p>
          </table:table-cell>
          <table:table-cell office:value-type="float" office:value="26527" table:style-name="ce6">
            <text:p>26,527<text:s/></text:p>
          </table:table-cell>
          <table:table-cell office:value-type="float" office:value="26820" table:style-name="ce6">
            <text:p>26,820<text:s/></text:p>
          </table:table-cell>
          <table:table-cell office:value-type="float" office:value="22754" table:style-name="ce6">
            <text:p>22,754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30405" table:style-name="ce6">
            <text:p>30,405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8042" table:style-name="ce6">
            <text:p>8,042<text:s/></text:p>
          </table:table-cell>
          <table:table-cell office:value-type="float" office:value="19250" table:style-name="ce6">
            <text:p>19,250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28568" table:style-name="ce6">
            <text:p>28,568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22681" table:style-name="ce6">
            <text:p>22,681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25682" table:style-name="ce6">
            <text:p>25,682<text:s/></text:p>
          </table:table-cell>
          <table:table-cell office:value-type="float" office:value="42497" table:style-name="ce6">
            <text:p>42,497<text:s/></text:p>
          </table:table-cell>
          <table:table-cell office:value-type="float" office:value="37864" table:style-name="ce6">
            <text:p>37,864<text:s/></text:p>
          </table:table-cell>
          <table:table-cell office:value-type="float" office:value="26764" table:style-name="ce6">
            <text:p>26,764<text:s/></text:p>
          </table:table-cell>
          <table:table-cell office:value-type="float" office:value="25636" table:style-name="ce6">
            <text:p>25,636<text:s/></text:p>
          </table:table-cell>
          <table:table-cell office:value-type="float" office:value="61397" table:style-name="ce6">
            <text:p>61,397<text:s/></text:p>
          </table:table-cell>
          <table:table-cell office:value-type="float" office:value="25316" table:style-name="ce6">
            <text:p>25,316<text:s/></text:p>
          </table:table-cell>
          <table:table-cell office:value-type="float" office:value="34314" table:style-name="ce6">
            <text:p>34,314<text:s/></text:p>
          </table:table-cell>
          <table:table-cell office:value-type="float" office:value="35147" table:style-name="ce6">
            <text:p>35,147<text:s/></text:p>
          </table:table-cell>
          <table:table-cell office:value-type="float" office:value="20670" table:style-name="ce6">
            <text:p>20,670<text:s/></text:p>
          </table:table-cell>
          <table:table-cell office:value-type="float" office:value="64042" table:style-name="ce6">
            <text:p>64,042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21745" table:style-name="ce6">
            <text:p>21,745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20412" table:style-name="ce6">
            <text:p>20,412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40349" table:style-name="ce6">
            <text:p>40,349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25675" table:style-name="ce6">
            <text:p>25,675<text:s/></text:p>
          </table:table-cell>
          <table:table-cell office:value-type="float" office:value="23134" table:style-name="ce6">
            <text:p>23,134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7711" table:style-name="ce6">
            <text:p>17,711<text:s/></text:p>
          </table:table-cell>
          <table:table-cell office:value-type="float" office:value="28937" table:style-name="ce6">
            <text:p>28,937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13537" table:style-name="ce6">
            <text:p>13,537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5705" table:style-name="ce6">
            <text:p>5,705<text:s/></text:p>
          </table:table-cell>
          <table:table-cell table:number-columns-repeated="16264"/>
        </table:table-row>
        <table:table-row table:style-name="ro2">
          <table:table-cell office:value-type="date" office:date-value="2022-12-30T00:00:00" table:style-name="ce5">
            <text:p>2022/12/30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44634" table:style-name="ce6">
            <text:p>44,634<text:s/></text:p>
          </table:table-cell>
          <table:table-cell office:value-type="float" office:value="49602" table:style-name="ce6">
            <text:p>49,602<text:s/></text:p>
          </table:table-cell>
          <table:table-cell office:value-type="float" office:value="27268" table:style-name="ce6">
            <text:p>27,268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27419" table:style-name="ce6">
            <text:p>27,419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16076" table:style-name="ce6">
            <text:p>16,076<text:s/></text:p>
          </table:table-cell>
          <table:table-cell office:value-type="float" office:value="24949" table:style-name="ce6">
            <text:p>24,949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26069" table:style-name="ce6">
            <text:p>26,069<text:s/></text:p>
          </table:table-cell>
          <table:table-cell office:value-type="float" office:value="17146" table:style-name="ce6">
            <text:p>17,146<text:s/></text:p>
          </table:table-cell>
          <table:table-cell office:value-type="float" office:value="31657" table:style-name="ce6">
            <text:p>31,657<text:s/></text:p>
          </table:table-cell>
          <table:table-cell office:value-type="float" office:value="25813" table:style-name="ce6">
            <text:p>25,813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36618" table:style-name="ce6">
            <text:p>36,618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5821" table:style-name="ce6">
            <text:p>25,821<text:s/></text:p>
          </table:table-cell>
          <table:table-cell office:value-type="float" office:value="19603" table:style-name="ce6">
            <text:p>19,603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159940" table:style-name="ce6">
            <text:p>159,940<text:s/></text:p>
          </table:table-cell>
          <table:table-cell office:value-type="float" office:value="55204" table:style-name="ce6">
            <text:p>55,204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23710" table:style-name="ce6">
            <text:p>23,710<text:s/></text:p>
          </table:table-cell>
          <table:table-cell office:value-type="float" office:value="27239" table:style-name="ce6">
            <text:p>27,239<text:s/></text:p>
          </table:table-cell>
          <table:table-cell office:value-type="float" office:value="29488" table:style-name="ce6">
            <text:p>29,488<text:s/></text:p>
          </table:table-cell>
          <table:table-cell office:value-type="float" office:value="28372" table:style-name="ce6">
            <text:p>28,372<text:s/></text:p>
          </table:table-cell>
          <table:table-cell office:value-type="float" office:value="24025" table:style-name="ce6">
            <text:p>24,025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30746" table:style-name="ce6">
            <text:p>30,746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20590" table:style-name="ce6">
            <text:p>20,590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31794" table:style-name="ce6">
            <text:p>31,794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23459" table:style-name="ce6">
            <text:p>23,459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28479" table:style-name="ce6">
            <text:p>28,479<text:s/></text:p>
          </table:table-cell>
          <table:table-cell office:value-type="float" office:value="50619" table:style-name="ce6">
            <text:p>50,619<text:s/></text:p>
          </table:table-cell>
          <table:table-cell office:value-type="float" office:value="39188" table:style-name="ce6">
            <text:p>39,188<text:s/></text:p>
          </table:table-cell>
          <table:table-cell office:value-type="float" office:value="27801" table:style-name="ce6">
            <text:p>27,801<text:s/></text:p>
          </table:table-cell>
          <table:table-cell office:value-type="float" office:value="27799" table:style-name="ce6">
            <text:p>27,799<text:s/></text:p>
          </table:table-cell>
          <table:table-cell office:value-type="float" office:value="74270" table:style-name="ce6">
            <text:p>74,270<text:s/></text:p>
          </table:table-cell>
          <table:table-cell office:value-type="float" office:value="22878" table:style-name="ce6">
            <text:p>22,878<text:s/></text:p>
          </table:table-cell>
          <table:table-cell office:value-type="float" office:value="37832" table:style-name="ce6">
            <text:p>37,832<text:s/></text:p>
          </table:table-cell>
          <table:table-cell office:value-type="float" office:value="40505" table:style-name="ce6">
            <text:p>40,505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73473" table:style-name="ce6">
            <text:p>73,473<text:s/></text:p>
          </table:table-cell>
          <table:table-cell office:value-type="float" office:value="22767" table:style-name="ce6">
            <text:p>22,767<text:s/></text:p>
          </table:table-cell>
          <table:table-cell office:value-type="float" office:value="16863" table:style-name="ce6">
            <text:p>16,863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26682" table:style-name="ce6">
            <text:p>26,682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32852" table:style-name="ce6">
            <text:p>32,852<text:s/></text:p>
          </table:table-cell>
          <table:table-cell office:value-type="float" office:value="21850" table:style-name="ce6">
            <text:p>21,850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40905" table:style-name="ce6">
            <text:p>40,905<text:s/></text:p>
          </table:table-cell>
          <table:table-cell office:value-type="float" office:value="23316" table:style-name="ce6">
            <text:p>23,316<text:s/></text:p>
          </table:table-cell>
          <table:table-cell office:value-type="float" office:value="25621" table:style-name="ce6">
            <text:p>25,621<text:s/></text:p>
          </table:table-cell>
          <table:table-cell office:value-type="float" office:value="25370" table:style-name="ce6">
            <text:p>25,370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2780" table:style-name="ce6">
            <text:p>12,780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29221" table:style-name="ce6">
            <text:p>29,221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12451" table:style-name="ce6">
            <text:p>12,451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6311" table:style-name="ce6">
            <text:p>6,311<text:s/></text:p>
          </table:table-cell>
          <table:table-cell table:number-columns-repeated="16264"/>
        </table:table-row>
        <table:table-row table:style-name="ro2">
          <table:table-cell office:value-type="date" office:date-value="2022-12-31T00:00:00" table:style-name="ce5">
            <text:p>2022/12/31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26842" table:style-name="ce6">
            <text:p>26,842<text:s/></text:p>
          </table:table-cell>
          <table:table-cell office:value-type="float" office:value="50013" table:style-name="ce6">
            <text:p>50,013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14792" table:style-name="ce6">
            <text:p>14,792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25286" table:style-name="ce6">
            <text:p>25,286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24103" table:style-name="ce6">
            <text:p>24,103<text:s/></text:p>
          </table:table-cell>
          <table:table-cell office:value-type="float" office:value="21181" table:style-name="ce6">
            <text:p>21,181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30116" table:style-name="ce6">
            <text:p>30,116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180129" table:style-name="ce6">
            <text:p>180,129<text:s/></text:p>
          </table:table-cell>
          <table:table-cell office:value-type="float" office:value="59743" table:style-name="ce6">
            <text:p>59,743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25107" table:style-name="ce6">
            <text:p>25,107<text:s/></text:p>
          </table:table-cell>
          <table:table-cell office:value-type="float" office:value="27829" table:style-name="ce6">
            <text:p>27,829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14684" table:style-name="ce6">
            <text:p>14,684<text:s/></text:p>
          </table:table-cell>
          <table:table-cell office:value-type="float" office:value="43490" table:style-name="ce6">
            <text:p>43,490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5343" table:style-name="ce6">
            <text:p>15,343<text:s/></text:p>
          </table:table-cell>
          <table:table-cell office:value-type="float" office:value="28647" table:style-name="ce6">
            <text:p>28,647<text:s/></text:p>
          </table:table-cell>
          <table:table-cell office:value-type="float" office:value="54262" table:style-name="ce6">
            <text:p>54,262<text:s/></text:p>
          </table:table-cell>
          <table:table-cell office:value-type="float" office:value="29445" table:style-name="ce6">
            <text:p>29,445<text:s/></text:p>
          </table:table-cell>
          <table:table-cell office:value-type="float" office:value="21817" table:style-name="ce6">
            <text:p>21,817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99371" table:style-name="ce6">
            <text:p>99,371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35560" table:style-name="ce6">
            <text:p>35,560<text:s/></text:p>
          </table:table-cell>
          <table:table-cell office:value-type="float" office:value="40988" table:style-name="ce6">
            <text:p>40,988<text:s/></text:p>
          </table:table-cell>
          <table:table-cell office:value-type="float" office:value="41182" table:style-name="ce6">
            <text:p>41,182<text:s/></text:p>
          </table:table-cell>
          <table:table-cell office:value-type="float" office:value="118072" table:style-name="ce6">
            <text:p>118,072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15228" table:style-name="ce6">
            <text:p>15,228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24552" table:style-name="ce6">
            <text:p>24,552<text:s/></text:p>
          </table:table-cell>
          <table:table-cell office:value-type="float" office:value="95669" table:style-name="ce6">
            <text:p>95,669<text:s/></text:p>
          </table:table-cell>
          <table:table-cell office:value-type="float" office:value="27207" table:style-name="ce6">
            <text:p>27,207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22478" table:style-name="ce6">
            <text:p>22,478<text:s/></text:p>
          </table:table-cell>
          <table:table-cell office:value-type="float" office:value="18821" table:style-name="ce6">
            <text:p>18,821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21428" table:style-name="ce6">
            <text:p>21,428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8293" table:style-name="ce6">
            <text:p>8,293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5841" table:style-name="ce6">
            <text:p>15,841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4362" table:style-name="ce6">
            <text:p>4,362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0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1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12-01T00:00:00" table:style-name="ce5">
            <text:p>2022/12/1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39863" table:style-name="ce6">
            <text:p>39,863<text:s/></text:p>
          </table:table-cell>
          <table:table-cell office:value-type="float" office:value="38849" table:style-name="ce6">
            <text:p>38,849<text:s/></text:p>
          </table:table-cell>
          <table:table-cell office:value-type="float" office:value="25600" table:style-name="ce6">
            <text:p>25,600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8799" table:style-name="ce6">
            <text:p>8,799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36443" table:style-name="ce6">
            <text:p>36,443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24467" table:style-name="ce6">
            <text:p>24,467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27666" table:style-name="ce6">
            <text:p>27,666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31304" table:style-name="ce6">
            <text:p>31,304<text:s/></text:p>
          </table:table-cell>
          <table:table-cell office:value-type="float" office:value="25388" table:style-name="ce6">
            <text:p>25,388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33420" table:style-name="ce6">
            <text:p>33,420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25493" table:style-name="ce6">
            <text:p>25,493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115437" table:style-name="ce6">
            <text:p>115,437<text:s/></text:p>
          </table:table-cell>
          <table:table-cell office:value-type="float" office:value="40206" table:style-name="ce6">
            <text:p>40,206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29363" table:style-name="ce6">
            <text:p>29,363<text:s/></text:p>
          </table:table-cell>
          <table:table-cell office:value-type="float" office:value="24296" table:style-name="ce6">
            <text:p>24,296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29211" table:style-name="ce6">
            <text:p>29,211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31155" table:style-name="ce6">
            <text:p>31,155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21713" table:style-name="ce6">
            <text:p>21,713<text:s/></text:p>
          </table:table-cell>
          <table:table-cell office:value-type="float" office:value="25465" table:style-name="ce6">
            <text:p>25,465<text:s/></text:p>
          </table:table-cell>
          <table:table-cell office:value-type="float" office:value="27918" table:style-name="ce6">
            <text:p>27,918<text:s/></text:p>
          </table:table-cell>
          <table:table-cell office:value-type="float" office:value="35364" table:style-name="ce6">
            <text:p>35,364<text:s/></text:p>
          </table:table-cell>
          <table:table-cell office:value-type="float" office:value="38357" table:style-name="ce6">
            <text:p>38,357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24338" table:style-name="ce6">
            <text:p>24,338<text:s/></text:p>
          </table:table-cell>
          <table:table-cell office:value-type="float" office:value="51805" table:style-name="ce6">
            <text:p>51,805<text:s/></text:p>
          </table:table-cell>
          <table:table-cell office:value-type="float" office:value="24259" table:style-name="ce6">
            <text:p>24,259<text:s/></text:p>
          </table:table-cell>
          <table:table-cell office:value-type="float" office:value="33383" table:style-name="ce6">
            <text:p>33,383<text:s/></text:p>
          </table:table-cell>
          <table:table-cell office:value-type="float" office:value="31296" table:style-name="ce6">
            <text:p>31,296<text:s/></text:p>
          </table:table-cell>
          <table:table-cell office:value-type="float" office:value="18891" table:style-name="ce6">
            <text:p>18,891<text:s/></text:p>
          </table:table-cell>
          <table:table-cell office:value-type="float" office:value="58899" table:style-name="ce6">
            <text:p>58,899<text:s/></text:p>
          </table:table-cell>
          <table:table-cell office:value-type="float" office:value="20235" table:style-name="ce6">
            <text:p>20,235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21819" table:style-name="ce6">
            <text:p>21,819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26351" table:style-name="ce6">
            <text:p>26,351<text:s/></text:p>
          </table:table-cell>
          <table:table-cell office:value-type="float" office:value="18476" table:style-name="ce6">
            <text:p>18,476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36796" table:style-name="ce6">
            <text:p>36,796<text:s/></text:p>
          </table:table-cell>
          <table:table-cell office:value-type="float" office:value="22271" table:style-name="ce6">
            <text:p>22,271<text:s/></text:p>
          </table:table-cell>
          <table:table-cell office:value-type="float" office:value="24455" table:style-name="ce6">
            <text:p>24,455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6521" table:style-name="ce6">
            <text:p>16,521<text:s/></text:p>
          </table:table-cell>
          <table:table-cell office:value-type="float" office:value="27155" table:style-name="ce6">
            <text:p>27,155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5195" table:style-name="ce6">
            <text:p>5,195<text:s/></text:p>
          </table:table-cell>
          <table:table-cell table:number-columns-repeated="16264"/>
        </table:table-row>
        <table:table-row table:style-name="ro2">
          <table:table-cell office:value-type="date" office:date-value="2022-12-02T00:00:00" table:style-name="ce5">
            <text:p>2022/12/2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41297" table:style-name="ce6">
            <text:p>41,297<text:s/></text:p>
          </table:table-cell>
          <table:table-cell office:value-type="float" office:value="43764" table:style-name="ce6">
            <text:p>43,764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11454" table:style-name="ce6">
            <text:p>11,454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40417" table:style-name="ce6">
            <text:p>40,417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31175" table:style-name="ce6">
            <text:p>31,175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33124" table:style-name="ce6">
            <text:p>33,124<text:s/></text:p>
          </table:table-cell>
          <table:table-cell office:value-type="float" office:value="26893" table:style-name="ce6">
            <text:p>26,893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35210" table:style-name="ce6">
            <text:p>35,210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21209" table:style-name="ce6">
            <text:p>21,209<text:s/></text:p>
          </table:table-cell>
          <table:table-cell office:value-type="float" office:value="145372" table:style-name="ce6">
            <text:p>145,372<text:s/></text:p>
          </table:table-cell>
          <table:table-cell office:value-type="float" office:value="47904" table:style-name="ce6">
            <text:p>47,904<text:s/></text:p>
          </table:table-cell>
          <table:table-cell office:value-type="float" office:value="20812" table:style-name="ce6">
            <text:p>20,812<text:s/></text:p>
          </table:table-cell>
          <table:table-cell office:value-type="float" office:value="23571" table:style-name="ce6">
            <text:p>23,571<text:s/></text:p>
          </table:table-cell>
          <table:table-cell office:value-type="float" office:value="28527" table:style-name="ce6">
            <text:p>28,527<text:s/></text:p>
          </table:table-cell>
          <table:table-cell office:value-type="float" office:value="29646" table:style-name="ce6">
            <text:p>29,646<text:s/></text:p>
          </table:table-cell>
          <table:table-cell office:value-type="float" office:value="32075" table:style-name="ce6">
            <text:p>32,075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31104" table:style-name="ce6">
            <text:p>31,104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18986" table:style-name="ce6">
            <text:p>18,986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4124" table:style-name="ce6">
            <text:p>14,124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36129" table:style-name="ce6">
            <text:p>36,129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22947" table:style-name="ce6">
            <text:p>22,947<text:s/></text:p>
          </table:table-cell>
          <table:table-cell office:value-type="float" office:value="25982" table:style-name="ce6">
            <text:p>25,982<text:s/></text:p>
          </table:table-cell>
          <table:table-cell office:value-type="float" office:value="30434" table:style-name="ce6">
            <text:p>30,434<text:s/></text:p>
          </table:table-cell>
          <table:table-cell office:value-type="float" office:value="44650" table:style-name="ce6">
            <text:p>44,650<text:s/></text:p>
          </table:table-cell>
          <table:table-cell office:value-type="float" office:value="40716" table:style-name="ce6">
            <text:p>40,716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62831" table:style-name="ce6">
            <text:p>62,831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36377" table:style-name="ce6">
            <text:p>36,377<text:s/></text:p>
          </table:table-cell>
          <table:table-cell office:value-type="float" office:value="35338" table:style-name="ce6">
            <text:p>35,338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67329" table:style-name="ce6">
            <text:p>67,329<text:s/></text:p>
          </table:table-cell>
          <table:table-cell office:value-type="float" office:value="21681" table:style-name="ce6">
            <text:p>21,681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4650" table:style-name="ce6">
            <text:p>14,650<text:s/></text:p>
          </table:table-cell>
          <table:table-cell office:value-type="float" office:value="24268" table:style-name="ce6">
            <text:p>24,268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32082" table:style-name="ce6">
            <text:p>32,082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38376" table:style-name="ce6">
            <text:p>38,376<text:s/></text:p>
          </table:table-cell>
          <table:table-cell office:value-type="float" office:value="22251" table:style-name="ce6">
            <text:p>22,251<text:s/></text:p>
          </table:table-cell>
          <table:table-cell office:value-type="float" office:value="24965" table:style-name="ce6">
            <text:p>24,965<text:s/></text:p>
          </table:table-cell>
          <table:table-cell office:value-type="float" office:value="24344" table:style-name="ce6">
            <text:p>24,344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7194" table:style-name="ce6">
            <text:p>17,194<text:s/></text:p>
          </table:table-cell>
          <table:table-cell office:value-type="float" office:value="29330" table:style-name="ce6">
            <text:p>29,330<text:s/></text:p>
          </table:table-cell>
          <table:table-cell office:value-type="float" office:value="24104" table:style-name="ce6">
            <text:p>24,104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0328" table:style-name="ce6">
            <text:p>10,328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5804" table:style-name="ce6">
            <text:p>5,804<text:s/></text:p>
          </table:table-cell>
          <table:table-cell table:number-columns-repeated="16264"/>
        </table:table-row>
        <table:table-row table:style-name="ro2">
          <table:table-cell office:value-type="date" office:date-value="2022-12-03T00:00:00" table:style-name="ce5">
            <text:p>2022/12/3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24147" table:style-name="ce6">
            <text:p>24,147<text:s/></text:p>
          </table:table-cell>
          <table:table-cell office:value-type="float" office:value="42364" table:style-name="ce6">
            <text:p>42,364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29764" table:style-name="ce6">
            <text:p>29,764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27969" table:style-name="ce6">
            <text:p>27,969<text:s/></text:p>
          </table:table-cell>
          <table:table-cell office:value-type="float" office:value="14470" table:style-name="ce6">
            <text:p>14,470<text:s/></text:p>
          </table:table-cell>
          <table:table-cell office:value-type="float" office:value="25368" table:style-name="ce6">
            <text:p>25,368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29206" table:style-name="ce6">
            <text:p>29,206<text:s/></text:p>
          </table:table-cell>
          <table:table-cell office:value-type="float" office:value="21009" table:style-name="ce6">
            <text:p>21,009<text:s/></text:p>
          </table:table-cell>
          <table:table-cell office:value-type="float" office:value="20855" table:style-name="ce6">
            <text:p>20,855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58147" table:style-name="ce6">
            <text:p>158,147<text:s/></text:p>
          </table:table-cell>
          <table:table-cell office:value-type="float" office:value="53605" table:style-name="ce6">
            <text:p>53,605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17719" table:style-name="ce6">
            <text:p>17,719<text:s/></text:p>
          </table:table-cell>
          <table:table-cell office:value-type="float" office:value="36440" table:style-name="ce6">
            <text:p>36,440<text:s/></text:p>
          </table:table-cell>
          <table:table-cell office:value-type="float" office:value="30709" table:style-name="ce6">
            <text:p>30,709<text:s/></text:p>
          </table:table-cell>
          <table:table-cell office:value-type="float" office:value="33359" table:style-name="ce6">
            <text:p>33,359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22993" table:style-name="ce6">
            <text:p>22,993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16019" table:style-name="ce6">
            <text:p>16,019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38685" table:style-name="ce6">
            <text:p>38,685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17788" table:style-name="ce6">
            <text:p>17,788<text:s/></text:p>
          </table:table-cell>
          <table:table-cell office:value-type="float" office:value="30714" table:style-name="ce6">
            <text:p>30,714<text:s/></text:p>
          </table:table-cell>
          <table:table-cell office:value-type="float" office:value="62823" table:style-name="ce6">
            <text:p>62,823<text:s/></text:p>
          </table:table-cell>
          <table:table-cell office:value-type="float" office:value="31652" table:style-name="ce6">
            <text:p>31,652<text:s/></text:p>
          </table:table-cell>
          <table:table-cell office:value-type="float" office:value="22623" table:style-name="ce6">
            <text:p>22,623<text:s/></text:p>
          </table:table-cell>
          <table:table-cell office:value-type="float" office:value="27245" table:style-name="ce6">
            <text:p>27,245<text:s/></text:p>
          </table:table-cell>
          <table:table-cell office:value-type="float" office:value="75952" table:style-name="ce6">
            <text:p>75,952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33345" table:style-name="ce6">
            <text:p>33,345<text:s/></text:p>
          </table:table-cell>
          <table:table-cell office:value-type="float" office:value="30771" table:style-name="ce6">
            <text:p>30,771<text:s/></text:p>
          </table:table-cell>
          <table:table-cell office:value-type="float" office:value="17785" table:style-name="ce6">
            <text:p>17,785<text:s/></text:p>
          </table:table-cell>
          <table:table-cell office:value-type="float" office:value="65542" table:style-name="ce6">
            <text:p>65,542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20068" table:style-name="ce6">
            <text:p>20,068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32848" table:style-name="ce6">
            <text:p>32,848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21127" table:style-name="ce6">
            <text:p>21,127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18964" table:style-name="ce6">
            <text:p>18,964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12135" table:style-name="ce6">
            <text:p>12,135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2014" table:style-name="ce6">
            <text:p>22,014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4145" table:style-name="ce6">
            <text:p>4,145<text:s/></text:p>
          </table:table-cell>
          <table:table-cell table:number-columns-repeated="16264"/>
        </table:table-row>
        <table:table-row table:style-name="ro2">
          <table:table-cell office:value-type="date" office:date-value="2022-12-04T00:00:00" table:style-name="ce5">
            <text:p>2022/12/4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32666" table:style-name="ce6">
            <text:p>32,666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2073" table:style-name="ce6">
            <text:p>2,073<text:s/></text:p>
          </table:table-cell>
          <table:table-cell office:value-type="float" office:value="21748" table:style-name="ce6">
            <text:p>21,748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25479" table:style-name="ce6">
            <text:p>25,479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17083" table:style-name="ce6">
            <text:p>17,083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16711" table:style-name="ce6">
            <text:p>16,711<text:s/></text:p>
          </table:table-cell>
          <table:table-cell office:value-type="float" office:value="16077" table:style-name="ce6">
            <text:p>16,077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146218" table:style-name="ce6">
            <text:p>146,218<text:s/></text:p>
          </table:table-cell>
          <table:table-cell office:value-type="float" office:value="42652" table:style-name="ce6">
            <text:p>42,652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5320" table:style-name="ce6">
            <text:p>15,320<text:s/></text:p>
          </table:table-cell>
          <table:table-cell office:value-type="float" office:value="32141" table:style-name="ce6">
            <text:p>32,141<text:s/></text:p>
          </table:table-cell>
          <table:table-cell office:value-type="float" office:value="23776" table:style-name="ce6">
            <text:p>23,776<text:s/></text:p>
          </table:table-cell>
          <table:table-cell office:value-type="float" office:value="27178" table:style-name="ce6">
            <text:p>27,178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16984" table:style-name="ce6">
            <text:p>16,984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30994" table:style-name="ce6">
            <text:p>30,994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22791" table:style-name="ce6">
            <text:p>22,791<text:s/></text:p>
          </table:table-cell>
          <table:table-cell office:value-type="float" office:value="44532" table:style-name="ce6">
            <text:p>44,532<text:s/></text:p>
          </table:table-cell>
          <table:table-cell office:value-type="float" office:value="25443" table:style-name="ce6">
            <text:p>25,443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22375" table:style-name="ce6">
            <text:p>22,375<text:s/></text:p>
          </table:table-cell>
          <table:table-cell office:value-type="float" office:value="61270" table:style-name="ce6">
            <text:p>61,270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26774" table:style-name="ce6">
            <text:p>26,774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53484" table:style-name="ce6">
            <text:p>53,484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16410" table:style-name="ce6">
            <text:p>16,410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26509" table:style-name="ce6">
            <text:p>26,509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14057" table:style-name="ce6">
            <text:p>14,057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3078" table:style-name="ce6">
            <text:p>3,078<text:s/></text:p>
          </table:table-cell>
          <table:table-cell table:number-columns-repeated="16264"/>
        </table:table-row>
        <table:table-row table:style-name="ro2">
          <table:table-cell office:value-type="date" office:date-value="2022-12-05T00:00:00" table:style-name="ce5">
            <text:p>2022/12/5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37401" table:style-name="ce6">
            <text:p>37,401<text:s/></text:p>
          </table:table-cell>
          <table:table-cell office:value-type="float" office:value="35987" table:style-name="ce6">
            <text:p>35,987<text:s/></text:p>
          </table:table-cell>
          <table:table-cell office:value-type="float" office:value="24204" table:style-name="ce6">
            <text:p>24,204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17686" table:style-name="ce6">
            <text:p>17,686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23546" table:style-name="ce6">
            <text:p>23,546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9323" table:style-name="ce6">
            <text:p>9,323<text:s/></text:p>
          </table:table-cell>
          <table:table-cell office:value-type="float" office:value="24398" table:style-name="ce6">
            <text:p>24,398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29113" table:style-name="ce6">
            <text:p>29,113<text:s/></text:p>
          </table:table-cell>
          <table:table-cell office:value-type="float" office:value="22555" table:style-name="ce6">
            <text:p>22,555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31781" table:style-name="ce6">
            <text:p>31,781<text:s/></text:p>
          </table:table-cell>
          <table:table-cell office:value-type="float" office:value="22984" table:style-name="ce6">
            <text:p>22,984<text:s/></text:p>
          </table:table-cell>
          <table:table-cell office:value-type="float" office:value="24490" table:style-name="ce6">
            <text:p>24,490<text:s/></text:p>
          </table:table-cell>
          <table:table-cell office:value-type="float" office:value="19433" table:style-name="ce6">
            <text:p>19,433<text:s/></text:p>
          </table:table-cell>
          <table:table-cell office:value-type="float" office:value="21252" table:style-name="ce6">
            <text:p>21,252<text:s/></text:p>
          </table:table-cell>
          <table:table-cell office:value-type="float" office:value="121921" table:style-name="ce6">
            <text:p>121,921<text:s/></text:p>
          </table:table-cell>
          <table:table-cell office:value-type="float" office:value="37578" table:style-name="ce6">
            <text:p>37,578<text:s/></text:p>
          </table:table-cell>
          <table:table-cell office:value-type="float" office:value="19581" table:style-name="ce6">
            <text:p>19,581<text:s/></text:p>
          </table:table-cell>
          <table:table-cell office:value-type="float" office:value="21640" table:style-name="ce6">
            <text:p>21,640<text:s/></text:p>
          </table:table-cell>
          <table:table-cell office:value-type="float" office:value="24025" table:style-name="ce6">
            <text:p>24,025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27353" table:style-name="ce6">
            <text:p>27,353<text:s/></text:p>
          </table:table-cell>
          <table:table-cell office:value-type="float" office:value="22414" table:style-name="ce6">
            <text:p>22,414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28586" table:style-name="ce6">
            <text:p>28,586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16618" table:style-name="ce6">
            <text:p>16,618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30506" table:style-name="ce6">
            <text:p>30,506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24403" table:style-name="ce6">
            <text:p>24,403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36782" table:style-name="ce6">
            <text:p>36,782<text:s/></text:p>
          </table:table-cell>
          <table:table-cell office:value-type="float" office:value="36652" table:style-name="ce6">
            <text:p>36,652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24473" table:style-name="ce6">
            <text:p>24,473<text:s/></text:p>
          </table:table-cell>
          <table:table-cell office:value-type="float" office:value="52072" table:style-name="ce6">
            <text:p>52,072<text:s/></text:p>
          </table:table-cell>
          <table:table-cell office:value-type="float" office:value="21881" table:style-name="ce6">
            <text:p>21,881<text:s/></text:p>
          </table:table-cell>
          <table:table-cell office:value-type="float" office:value="30046" table:style-name="ce6">
            <text:p>30,046<text:s/></text:p>
          </table:table-cell>
          <table:table-cell office:value-type="float" office:value="29115" table:style-name="ce6">
            <text:p>29,115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55380" table:style-name="ce6">
            <text:p>55,380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34035" table:style-name="ce6">
            <text:p>34,035<text:s/></text:p>
          </table:table-cell>
          <table:table-cell office:value-type="float" office:value="20761" table:style-name="ce6">
            <text:p>20,761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21930" table:style-name="ce6">
            <text:p>21,930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15716" table:style-name="ce6">
            <text:p>15,716<text:s/></text:p>
          </table:table-cell>
          <table:table-cell office:value-type="float" office:value="26271" table:style-name="ce6">
            <text:p>26,271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14175" table:style-name="ce6">
            <text:p>14,175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5166" table:style-name="ce6">
            <text:p>5,166<text:s/></text:p>
          </table:table-cell>
          <table:table-cell table:number-columns-repeated="16264"/>
        </table:table-row>
        <table:table-row table:style-name="ro2">
          <table:table-cell office:value-type="date" office:date-value="2022-12-06T00:00:00" table:style-name="ce5">
            <text:p>2022/12/6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13612" table:style-name="ce6">
            <text:p>13,612<text:s/></text:p>
          </table:table-cell>
          <table:table-cell office:value-type="float" office:value="39184" table:style-name="ce6">
            <text:p>39,184<text:s/></text:p>
          </table:table-cell>
          <table:table-cell office:value-type="float" office:value="37640" table:style-name="ce6">
            <text:p>37,640<text:s/></text:p>
          </table:table-cell>
          <table:table-cell office:value-type="float" office:value="25367" table:style-name="ce6">
            <text:p>25,367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30788" table:style-name="ce6">
            <text:p>30,788<text:s/></text:p>
          </table:table-cell>
          <table:table-cell office:value-type="float" office:value="25483" table:style-name="ce6">
            <text:p>25,483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33114" table:style-name="ce6">
            <text:p>33,114<text:s/></text:p>
          </table:table-cell>
          <table:table-cell office:value-type="float" office:value="24097" table:style-name="ce6">
            <text:p>24,097<text:s/></text:p>
          </table:table-cell>
          <table:table-cell office:value-type="float" office:value="25143" table:style-name="ce6">
            <text:p>25,143<text:s/></text:p>
          </table:table-cell>
          <table:table-cell office:value-type="float" office:value="20282" table:style-name="ce6">
            <text:p>20,282<text:s/></text:p>
          </table:table-cell>
          <table:table-cell office:value-type="float" office:value="22029" table:style-name="ce6">
            <text:p>22,029<text:s/></text:p>
          </table:table-cell>
          <table:table-cell office:value-type="float" office:value="114985" table:style-name="ce6">
            <text:p>114,985<text:s/></text:p>
          </table:table-cell>
          <table:table-cell office:value-type="float" office:value="38400" table:style-name="ce6">
            <text:p>38,400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22657" table:style-name="ce6">
            <text:p>22,657<text:s/></text:p>
          </table:table-cell>
          <table:table-cell office:value-type="float" office:value="24000" table:style-name="ce6">
            <text:p>24,000<text:s/></text:p>
          </table:table-cell>
          <table:table-cell office:value-type="float" office:value="26228" table:style-name="ce6">
            <text:p>26,228<text:s/></text:p>
          </table:table-cell>
          <table:table-cell office:value-type="float" office:value="29948" table:style-name="ce6">
            <text:p>29,948<text:s/></text:p>
          </table:table-cell>
          <table:table-cell office:value-type="float" office:value="24631" table:style-name="ce6">
            <text:p>24,631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29292" table:style-name="ce6">
            <text:p>29,292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3828" table:style-name="ce6">
            <text:p>13,828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31491" table:style-name="ce6">
            <text:p>31,491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21817" table:style-name="ce6">
            <text:p>21,817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28012" table:style-name="ce6">
            <text:p>28,012<text:s/></text:p>
          </table:table-cell>
          <table:table-cell office:value-type="float" office:value="36053" table:style-name="ce6">
            <text:p>36,053<text:s/></text:p>
          </table:table-cell>
          <table:table-cell office:value-type="float" office:value="38180" table:style-name="ce6">
            <text:p>38,180<text:s/></text:p>
          </table:table-cell>
          <table:table-cell office:value-type="float" office:value="25797" table:style-name="ce6">
            <text:p>25,797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52825" table:style-name="ce6">
            <text:p>52,825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30334" table:style-name="ce6">
            <text:p>30,334<text:s/></text:p>
          </table:table-cell>
          <table:table-cell office:value-type="float" office:value="30721" table:style-name="ce6">
            <text:p>30,721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56159" table:style-name="ce6">
            <text:p>56,159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13062" table:style-name="ce6">
            <text:p>13,062<text:s/></text:p>
          </table:table-cell>
          <table:table-cell office:value-type="float" office:value="25926" table:style-name="ce6">
            <text:p>25,926<text:s/></text:p>
          </table:table-cell>
          <table:table-cell office:value-type="float" office:value="17778" table:style-name="ce6">
            <text:p>17,778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36536" table:style-name="ce6">
            <text:p>36,536<text:s/></text:p>
          </table:table-cell>
          <table:table-cell office:value-type="float" office:value="21348" table:style-name="ce6">
            <text:p>21,348<text:s/></text:p>
          </table:table-cell>
          <table:table-cell office:value-type="float" office:value="23407" table:style-name="ce6">
            <text:p>23,407<text:s/></text:p>
          </table:table-cell>
          <table:table-cell office:value-type="float" office:value="22517" table:style-name="ce6">
            <text:p>22,517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6363" table:style-name="ce6">
            <text:p>16,363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5238" table:style-name="ce6">
            <text:p>5,238<text:s/></text:p>
          </table:table-cell>
          <table:table-cell table:number-columns-repeated="16264"/>
        </table:table-row>
        <table:table-row table:style-name="ro2">
          <table:table-cell office:value-type="date" office:date-value="2022-12-07T00:00:00" table:style-name="ce5">
            <text:p>2022/12/7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39628" table:style-name="ce6">
            <text:p>39,628<text:s/></text:p>
          </table:table-cell>
          <table:table-cell office:value-type="float" office:value="39189" table:style-name="ce6">
            <text:p>39,189<text:s/></text:p>
          </table:table-cell>
          <table:table-cell office:value-type="float" office:value="25613" table:style-name="ce6">
            <text:p>25,613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29230" table:style-name="ce6">
            <text:p>29,230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2158" table:style-name="ce6">
            <text:p>12,158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24544" table:style-name="ce6">
            <text:p>24,544<text:s/></text:p>
          </table:table-cell>
          <table:table-cell office:value-type="float" office:value="16433" table:style-name="ce6">
            <text:p>16,433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26639" table:style-name="ce6">
            <text:p>26,639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31784" table:style-name="ce6">
            <text:p>31,784<text:s/></text:p>
          </table:table-cell>
          <table:table-cell office:value-type="float" office:value="25402" table:style-name="ce6">
            <text:p>25,402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33383" table:style-name="ce6">
            <text:p>33,383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22078" table:style-name="ce6">
            <text:p>22,078<text:s/></text:p>
          </table:table-cell>
          <table:table-cell office:value-type="float" office:value="116848" table:style-name="ce6">
            <text:p>116,848<text:s/></text:p>
          </table:table-cell>
          <table:table-cell office:value-type="float" office:value="39843" table:style-name="ce6">
            <text:p>39,843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22637" table:style-name="ce6">
            <text:p>22,637<text:s/></text:p>
          </table:table-cell>
          <table:table-cell office:value-type="float" office:value="24386" table:style-name="ce6">
            <text:p>24,386<text:s/></text:p>
          </table:table-cell>
          <table:table-cell office:value-type="float" office:value="26035" table:style-name="ce6">
            <text:p>26,035<text:s/></text:p>
          </table:table-cell>
          <table:table-cell office:value-type="float" office:value="30534" table:style-name="ce6">
            <text:p>30,534<text:s/></text:p>
          </table:table-cell>
          <table:table-cell office:value-type="float" office:value="23920" table:style-name="ce6">
            <text:p>23,920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29637" table:style-name="ce6">
            <text:p>29,637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31489" table:style-name="ce6">
            <text:p>31,489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25736" table:style-name="ce6">
            <text:p>25,736<text:s/></text:p>
          </table:table-cell>
          <table:table-cell office:value-type="float" office:value="28556" table:style-name="ce6">
            <text:p>28,556<text:s/></text:p>
          </table:table-cell>
          <table:table-cell office:value-type="float" office:value="36525" table:style-name="ce6">
            <text:p>36,525<text:s/></text:p>
          </table:table-cell>
          <table:table-cell office:value-type="float" office:value="38564" table:style-name="ce6">
            <text:p>38,564<text:s/></text:p>
          </table:table-cell>
          <table:table-cell office:value-type="float" office:value="26098" table:style-name="ce6">
            <text:p>26,098<text:s/></text:p>
          </table:table-cell>
          <table:table-cell office:value-type="float" office:value="24740" table:style-name="ce6">
            <text:p>24,740<text:s/></text:p>
          </table:table-cell>
          <table:table-cell office:value-type="float" office:value="53908" table:style-name="ce6">
            <text:p>53,908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31349" table:style-name="ce6">
            <text:p>31,349<text:s/></text:p>
          </table:table-cell>
          <table:table-cell office:value-type="float" office:value="32019" table:style-name="ce6">
            <text:p>32,019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58540" table:style-name="ce6">
            <text:p>58,540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15622" table:style-name="ce6">
            <text:p>15,622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12741" table:style-name="ce6">
            <text:p>12,741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18643" table:style-name="ce6">
            <text:p>18,643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36826" table:style-name="ce6">
            <text:p>36,826<text:s/></text:p>
          </table:table-cell>
          <table:table-cell office:value-type="float" office:value="21457" table:style-name="ce6">
            <text:p>21,457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22921" table:style-name="ce6">
            <text:p>22,921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6537" table:style-name="ce6">
            <text:p>16,537<text:s/></text:p>
          </table:table-cell>
          <table:table-cell office:value-type="float" office:value="27831" table:style-name="ce6">
            <text:p>27,831<text:s/></text:p>
          </table:table-cell>
          <table:table-cell office:value-type="float" office:value="22172" table:style-name="ce6">
            <text:p>22,172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5277" table:style-name="ce6">
            <text:p>5,277<text:s/></text:p>
          </table:table-cell>
          <table:table-cell table:number-columns-repeated="16264"/>
        </table:table-row>
        <table:table-row table:style-name="ro2">
          <table:table-cell office:value-type="date" office:date-value="2022-12-08T00:00:00" table:style-name="ce5">
            <text:p>2022/12/8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40776" table:style-name="ce6">
            <text:p>40,776<text:s/></text:p>
          </table:table-cell>
          <table:table-cell office:value-type="float" office:value="41331" table:style-name="ce6">
            <text:p>41,331<text:s/></text:p>
          </table:table-cell>
          <table:table-cell office:value-type="float" office:value="25843" table:style-name="ce6">
            <text:p>25,843<text:s/></text:p>
          </table:table-cell>
          <table:table-cell office:value-type="float" office:value="15283" table:style-name="ce6">
            <text:p>15,283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18764" table:style-name="ce6">
            <text:p>18,764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35494" table:style-name="ce6">
            <text:p>35,494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24473" table:style-name="ce6">
            <text:p>24,473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27509" table:style-name="ce6">
            <text:p>27,509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31471" table:style-name="ce6">
            <text:p>31,471<text:s/></text:p>
          </table:table-cell>
          <table:table-cell office:value-type="float" office:value="26198" table:style-name="ce6">
            <text:p>26,198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34003" table:style-name="ce6">
            <text:p>34,003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25347" table:style-name="ce6">
            <text:p>25,347<text:s/></text:p>
          </table:table-cell>
          <table:table-cell office:value-type="float" office:value="20341" table:style-name="ce6">
            <text:p>20,341<text:s/></text:p>
          </table:table-cell>
          <table:table-cell office:value-type="float" office:value="21353" table:style-name="ce6">
            <text:p>21,353<text:s/></text:p>
          </table:table-cell>
          <table:table-cell office:value-type="float" office:value="119690" table:style-name="ce6">
            <text:p>119,690<text:s/></text:p>
          </table:table-cell>
          <table:table-cell office:value-type="float" office:value="41682" table:style-name="ce6">
            <text:p>41,682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23286" table:style-name="ce6">
            <text:p>23,286<text:s/></text:p>
          </table:table-cell>
          <table:table-cell office:value-type="float" office:value="24530" table:style-name="ce6">
            <text:p>24,530<text:s/></text:p>
          </table:table-cell>
          <table:table-cell office:value-type="float" office:value="27209" table:style-name="ce6">
            <text:p>27,209<text:s/></text:p>
          </table:table-cell>
          <table:table-cell office:value-type="float" office:value="30629" table:style-name="ce6">
            <text:p>30,629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29841" table:style-name="ce6">
            <text:p>29,841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32832" table:style-name="ce6">
            <text:p>32,832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22217" table:style-name="ce6">
            <text:p>22,217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28431" table:style-name="ce6">
            <text:p>28,431<text:s/></text:p>
          </table:table-cell>
          <table:table-cell office:value-type="float" office:value="37806" table:style-name="ce6">
            <text:p>37,806<text:s/></text:p>
          </table:table-cell>
          <table:table-cell office:value-type="float" office:value="38471" table:style-name="ce6">
            <text:p>38,471<text:s/></text:p>
          </table:table-cell>
          <table:table-cell office:value-type="float" office:value="25825" table:style-name="ce6">
            <text:p>25,825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53908" table:style-name="ce6">
            <text:p>53,908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31656" table:style-name="ce6">
            <text:p>31,656<text:s/></text:p>
          </table:table-cell>
          <table:table-cell office:value-type="float" office:value="32287" table:style-name="ce6">
            <text:p>32,287<text:s/></text:p>
          </table:table-cell>
          <table:table-cell office:value-type="float" office:value="19297" table:style-name="ce6">
            <text:p>19,297<text:s/></text:p>
          </table:table-cell>
          <table:table-cell office:value-type="float" office:value="59529" table:style-name="ce6">
            <text:p>59,529<text:s/></text:p>
          </table:table-cell>
          <table:table-cell office:value-type="float" office:value="20381" table:style-name="ce6">
            <text:p>20,381<text:s/></text:p>
          </table:table-cell>
          <table:table-cell office:value-type="float" office:value="15572" table:style-name="ce6">
            <text:p>15,572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21875" table:style-name="ce6">
            <text:p>21,875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27382" table:style-name="ce6">
            <text:p>27,382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37417" table:style-name="ce6">
            <text:p>37,417<text:s/></text:p>
          </table:table-cell>
          <table:table-cell office:value-type="float" office:value="21755" table:style-name="ce6">
            <text:p>21,755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22806" table:style-name="ce6">
            <text:p>22,806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6957" table:style-name="ce6">
            <text:p>16,957<text:s/></text:p>
          </table:table-cell>
          <table:table-cell office:value-type="float" office:value="28057" table:style-name="ce6">
            <text:p>28,057<text:s/></text:p>
          </table:table-cell>
          <table:table-cell office:value-type="float" office:value="22766" table:style-name="ce6">
            <text:p>22,766<text:s/></text:p>
          </table:table-cell>
          <table:table-cell office:value-type="float" office:value="14533" table:style-name="ce6">
            <text:p>14,533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5301" table:style-name="ce6">
            <text:p>5,301<text:s/></text:p>
          </table:table-cell>
          <table:table-cell table:number-columns-repeated="16264"/>
        </table:table-row>
        <table:table-row table:style-name="ro2">
          <table:table-cell office:value-type="date" office:date-value="2022-12-09T00:00:00" table:style-name="ce5">
            <text:p>2022/12/9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42490" table:style-name="ce6">
            <text:p>42,490<text:s/></text:p>
          </table:table-cell>
          <table:table-cell office:value-type="float" office:value="46971" table:style-name="ce6">
            <text:p>46,971<text:s/></text:p>
          </table:table-cell>
          <table:table-cell office:value-type="float" office:value="26794" table:style-name="ce6">
            <text:p>26,794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9643" table:style-name="ce6">
            <text:p>19,643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37679" table:style-name="ce6">
            <text:p>37,679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26723" table:style-name="ce6">
            <text:p>26,723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32389" table:style-name="ce6">
            <text:p>32,389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34099" table:style-name="ce6">
            <text:p>34,099<text:s/></text:p>
          </table:table-cell>
          <table:table-cell office:value-type="float" office:value="27378" table:style-name="ce6">
            <text:p>27,378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36231" table:style-name="ce6">
            <text:p>36,231<text:s/></text:p>
          </table:table-cell>
          <table:table-cell office:value-type="float" office:value="26280" table:style-name="ce6">
            <text:p>26,280<text:s/></text:p>
          </table:table-cell>
          <table:table-cell office:value-type="float" office:value="27195" table:style-name="ce6">
            <text:p>27,195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153966" table:style-name="ce6">
            <text:p>153,966<text:s/></text:p>
          </table:table-cell>
          <table:table-cell office:value-type="float" office:value="50008" table:style-name="ce6">
            <text:p>50,008<text:s/></text:p>
          </table:table-cell>
          <table:table-cell office:value-type="float" office:value="21474" table:style-name="ce6">
            <text:p>21,474<text:s/></text:p>
          </table:table-cell>
          <table:table-cell office:value-type="float" office:value="24588" table:style-name="ce6">
            <text:p>24,588<text:s/></text:p>
          </table:table-cell>
          <table:table-cell office:value-type="float" office:value="26651" table:style-name="ce6">
            <text:p>26,651<text:s/></text:p>
          </table:table-cell>
          <table:table-cell office:value-type="float" office:value="30276" table:style-name="ce6">
            <text:p>30,276<text:s/></text:p>
          </table:table-cell>
          <table:table-cell office:value-type="float" office:value="31742" table:style-name="ce6">
            <text:p>31,742<text:s/></text:p>
          </table:table-cell>
          <table:table-cell office:value-type="float" office:value="26294" table:style-name="ce6">
            <text:p>26,294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31892" table:style-name="ce6">
            <text:p>31,892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36283" table:style-name="ce6">
            <text:p>36,283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26526" table:style-name="ce6">
            <text:p>26,526<text:s/></text:p>
          </table:table-cell>
          <table:table-cell office:value-type="float" office:value="31582" table:style-name="ce6">
            <text:p>31,582<text:s/></text:p>
          </table:table-cell>
          <table:table-cell office:value-type="float" office:value="46469" table:style-name="ce6">
            <text:p>46,469<text:s/></text:p>
          </table:table-cell>
          <table:table-cell office:value-type="float" office:value="41696" table:style-name="ce6">
            <text:p>41,696<text:s/></text:p>
          </table:table-cell>
          <table:table-cell office:value-type="float" office:value="27362" table:style-name="ce6">
            <text:p>27,362<text:s/></text:p>
          </table:table-cell>
          <table:table-cell office:value-type="float" office:value="26981" table:style-name="ce6">
            <text:p>26,981<text:s/></text:p>
          </table:table-cell>
          <table:table-cell office:value-type="float" office:value="64599" table:style-name="ce6">
            <text:p>64,599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35244" table:style-name="ce6">
            <text:p>35,244<text:s/></text:p>
          </table:table-cell>
          <table:table-cell office:value-type="float" office:value="36389" table:style-name="ce6">
            <text:p>36,389<text:s/></text:p>
          </table:table-cell>
          <table:table-cell office:value-type="float" office:value="21687" table:style-name="ce6">
            <text:p>21,687<text:s/></text:p>
          </table:table-cell>
          <table:table-cell office:value-type="float" office:value="70102" table:style-name="ce6">
            <text:p>70,102<text:s/></text:p>
          </table:table-cell>
          <table:table-cell office:value-type="float" office:value="21961" table:style-name="ce6">
            <text:p>21,961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24784" table:style-name="ce6">
            <text:p>24,784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30526" table:style-name="ce6">
            <text:p>30,526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39380" table:style-name="ce6">
            <text:p>39,380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11340" table:style-name="ce6">
            <text:p>11,340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18347" table:style-name="ce6">
            <text:p>18,347<text:s/></text:p>
          </table:table-cell>
          <table:table-cell office:value-type="float" office:value="29297" table:style-name="ce6">
            <text:p>29,297<text:s/></text:p>
          </table:table-cell>
          <table:table-cell office:value-type="float" office:value="25233" table:style-name="ce6">
            <text:p>25,233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6179" table:style-name="ce6">
            <text:p>6,179<text:s/></text:p>
          </table:table-cell>
          <table:table-cell table:number-columns-repeated="16264"/>
        </table:table-row>
        <table:table-row table:style-name="ro2">
          <table:table-cell office:value-type="date" office:date-value="2022-12-10T00:00:00" table:style-name="ce5">
            <text:p>2022/12/10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24916" table:style-name="ce6">
            <text:p>24,916<text:s/></text:p>
          </table:table-cell>
          <table:table-cell office:value-type="float" office:value="46098" table:style-name="ce6">
            <text:p>46,098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11996" table:style-name="ce6">
            <text:p>11,996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29361" table:style-name="ce6">
            <text:p>29,361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9684" table:style-name="ce6">
            <text:p>19,684<text:s/></text:p>
          </table:table-cell>
          <table:table-cell office:value-type="float" office:value="15931" table:style-name="ce6">
            <text:p>15,931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30460" table:style-name="ce6">
            <text:p>30,460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25843" table:style-name="ce6">
            <text:p>25,843<text:s/></text:p>
          </table:table-cell>
          <table:table-cell office:value-type="float" office:value="20532" table:style-name="ce6">
            <text:p>20,532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30123" table:style-name="ce6">
            <text:p>30,123<text:s/></text:p>
          </table:table-cell>
          <table:table-cell office:value-type="float" office:value="20874" table:style-name="ce6">
            <text:p>20,874<text:s/></text:p>
          </table:table-cell>
          <table:table-cell office:value-type="float" office:value="21368" table:style-name="ce6">
            <text:p>21,368<text:s/></text:p>
          </table:table-cell>
          <table:table-cell office:value-type="float" office:value="17165" table:style-name="ce6">
            <text:p>17,165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65639" table:style-name="ce6">
            <text:p>165,639<text:s/></text:p>
          </table:table-cell>
          <table:table-cell office:value-type="float" office:value="58767" table:style-name="ce6">
            <text:p>58,767<text:s/></text:p>
          </table:table-cell>
          <table:table-cell office:value-type="float" office:value="19647" table:style-name="ce6">
            <text:p>19,647<text:s/></text:p>
          </table:table-cell>
          <table:table-cell office:value-type="float" office:value="17744" table:style-name="ce6">
            <text:p>17,744<text:s/></text:p>
          </table:table-cell>
          <table:table-cell office:value-type="float" office:value="35867" table:style-name="ce6">
            <text:p>35,867<text:s/></text:p>
          </table:table-cell>
          <table:table-cell office:value-type="float" office:value="28798" table:style-name="ce6">
            <text:p>28,798<text:s/></text:p>
          </table:table-cell>
          <table:table-cell office:value-type="float" office:value="27540" table:style-name="ce6">
            <text:p>27,540<text:s/></text:p>
          </table:table-cell>
          <table:table-cell office:value-type="float" office:value="22904" table:style-name="ce6">
            <text:p>22,904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23542" table:style-name="ce6">
            <text:p>23,542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31986" table:style-name="ce6">
            <text:p>31,986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17728" table:style-name="ce6">
            <text:p>17,728<text:s/></text:p>
          </table:table-cell>
          <table:table-cell office:value-type="float" office:value="32625" table:style-name="ce6">
            <text:p>32,625<text:s/></text:p>
          </table:table-cell>
          <table:table-cell office:value-type="float" office:value="72728" table:style-name="ce6">
            <text:p>72,728<text:s/></text:p>
          </table:table-cell>
          <table:table-cell office:value-type="float" office:value="32356" table:style-name="ce6">
            <text:p>32,356<text:s/></text:p>
          </table:table-cell>
          <table:table-cell office:value-type="float" office:value="23867" table:style-name="ce6">
            <text:p>23,867<text:s/></text:p>
          </table:table-cell>
          <table:table-cell office:value-type="float" office:value="27646" table:style-name="ce6">
            <text:p>27,646<text:s/></text:p>
          </table:table-cell>
          <table:table-cell office:value-type="float" office:value="81135" table:style-name="ce6">
            <text:p>81,135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31007" table:style-name="ce6">
            <text:p>31,007<text:s/></text:p>
          </table:table-cell>
          <table:table-cell office:value-type="float" office:value="32553" table:style-name="ce6">
            <text:p>32,553<text:s/></text:p>
          </table:table-cell>
          <table:table-cell office:value-type="float" office:value="20152" table:style-name="ce6">
            <text:p>20,152<text:s/></text:p>
          </table:table-cell>
          <table:table-cell office:value-type="float" office:value="72051" table:style-name="ce6">
            <text:p>72,051<text:s/></text:p>
          </table:table-cell>
          <table:table-cell office:value-type="float" office:value="16982" table:style-name="ce6">
            <text:p>16,982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21494" table:style-name="ce6">
            <text:p>21,494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44742" table:style-name="ce6">
            <text:p>44,742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20369" table:style-name="ce6">
            <text:p>20,369<text:s/></text:p>
          </table:table-cell>
          <table:table-cell office:value-type="float" office:value="22079" table:style-name="ce6">
            <text:p>22,079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4441" table:style-name="ce6">
            <text:p>4,441<text:s/></text:p>
          </table:table-cell>
          <table:table-cell table:number-columns-repeated="16264"/>
        </table:table-row>
        <table:table-row table:style-name="ro2">
          <table:table-cell office:value-type="date" office:date-value="2022-12-11T00:00:00" table:style-name="ce5">
            <text:p>2022/12/11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36019" table:style-name="ce6">
            <text:p>36,019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21794" table:style-name="ce6">
            <text:p>21,794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22025" table:style-name="ce6">
            <text:p>22,025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6381" table:style-name="ce6">
            <text:p>16,381<text:s/></text:p>
          </table:table-cell>
          <table:table-cell office:value-type="float" office:value="16630" table:style-name="ce6">
            <text:p>16,630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156974" table:style-name="ce6">
            <text:p>156,974<text:s/></text:p>
          </table:table-cell>
          <table:table-cell office:value-type="float" office:value="45140" table:style-name="ce6">
            <text:p>45,140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15293" table:style-name="ce6">
            <text:p>15,293<text:s/></text:p>
          </table:table-cell>
          <table:table-cell office:value-type="float" office:value="26970" table:style-name="ce6">
            <text:p>26,970<text:s/></text:p>
          </table:table-cell>
          <table:table-cell office:value-type="float" office:value="21984" table:style-name="ce6">
            <text:p>21,984<text:s/></text:p>
          </table:table-cell>
          <table:table-cell office:value-type="float" office:value="22394" table:style-name="ce6">
            <text:p>22,394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25281" table:style-name="ce6">
            <text:p>25,281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25168" table:style-name="ce6">
            <text:p>25,168<text:s/></text:p>
          </table:table-cell>
          <table:table-cell office:value-type="float" office:value="49939" table:style-name="ce6">
            <text:p>49,939<text:s/></text:p>
          </table:table-cell>
          <table:table-cell office:value-type="float" office:value="25629" table:style-name="ce6">
            <text:p>25,629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22012" table:style-name="ce6">
            <text:p>22,012<text:s/></text:p>
          </table:table-cell>
          <table:table-cell office:value-type="float" office:value="66348" table:style-name="ce6">
            <text:p>66,348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24259" table:style-name="ce6">
            <text:p>24,259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59256" table:style-name="ce6">
            <text:p>59,256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36750" table:style-name="ce6">
            <text:p>36,750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15147" table:style-name="ce6">
            <text:p>15,147<text:s/></text:p>
          </table:table-cell>
          <table:table-cell office:value-type="float" office:value="17682" table:style-name="ce6">
            <text:p>17,682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3265" table:style-name="ce6">
            <text:p>3,265<text:s/></text:p>
          </table:table-cell>
          <table:table-cell table:number-columns-repeated="16264"/>
        </table:table-row>
        <table:table-row table:style-name="ro2">
          <table:table-cell office:value-type="date" office:date-value="2022-12-12T00:00:00" table:style-name="ce5">
            <text:p>2022/12/12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38792" table:style-name="ce6">
            <text:p>38,792<text:s/></text:p>
          </table:table-cell>
          <table:table-cell office:value-type="float" office:value="38096" table:style-name="ce6">
            <text:p>38,096<text:s/></text:p>
          </table:table-cell>
          <table:table-cell office:value-type="float" office:value="25355" table:style-name="ce6">
            <text:p>25,355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18179" table:style-name="ce6">
            <text:p>18,179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25008" table:style-name="ce6">
            <text:p>25,008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29666" table:style-name="ce6">
            <text:p>29,666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32716" table:style-name="ce6">
            <text:p>32,716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24974" table:style-name="ce6">
            <text:p>24,974<text:s/></text:p>
          </table:table-cell>
          <table:table-cell office:value-type="float" office:value="20151" table:style-name="ce6">
            <text:p>20,151<text:s/></text:p>
          </table:table-cell>
          <table:table-cell office:value-type="float" office:value="22299" table:style-name="ce6">
            <text:p>22,299<text:s/></text:p>
          </table:table-cell>
          <table:table-cell office:value-type="float" office:value="128540" table:style-name="ce6">
            <text:p>128,540<text:s/></text:p>
          </table:table-cell>
          <table:table-cell office:value-type="float" office:value="40362" table:style-name="ce6">
            <text:p>40,362<text:s/></text:p>
          </table:table-cell>
          <table:table-cell office:value-type="float" office:value="19353" table:style-name="ce6">
            <text:p>19,353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5471" table:style-name="ce6">
            <text:p>25,471<text:s/></text:p>
          </table:table-cell>
          <table:table-cell office:value-type="float" office:value="21755" table:style-name="ce6">
            <text:p>21,755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29011" table:style-name="ce6">
            <text:p>29,011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16857" table:style-name="ce6">
            <text:p>16,857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30509" table:style-name="ce6">
            <text:p>30,509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21610" table:style-name="ce6">
            <text:p>21,610<text:s/></text:p>
          </table:table-cell>
          <table:table-cell office:value-type="float" office:value="24821" table:style-name="ce6">
            <text:p>24,821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38800" table:style-name="ce6">
            <text:p>38,800<text:s/></text:p>
          </table:table-cell>
          <table:table-cell office:value-type="float" office:value="37521" table:style-name="ce6">
            <text:p>37,521<text:s/></text:p>
          </table:table-cell>
          <table:table-cell office:value-type="float" office:value="25030" table:style-name="ce6">
            <text:p>25,030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56295" table:style-name="ce6">
            <text:p>56,295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31030" table:style-name="ce6">
            <text:p>31,030<text:s/></text:p>
          </table:table-cell>
          <table:table-cell office:value-type="float" office:value="30524" table:style-name="ce6">
            <text:p>30,524<text:s/></text:p>
          </table:table-cell>
          <table:table-cell office:value-type="float" office:value="17950" table:style-name="ce6">
            <text:p>17,950<text:s/></text:p>
          </table:table-cell>
          <table:table-cell office:value-type="float" office:value="58827" table:style-name="ce6">
            <text:p>58,827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29076" table:style-name="ce6">
            <text:p>29,076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36155" table:style-name="ce6">
            <text:p>36,155<text:s/></text:p>
          </table:table-cell>
          <table:table-cell office:value-type="float" office:value="20843" table:style-name="ce6">
            <text:p>20,843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2727" table:style-name="ce6">
            <text:p>22,727<text:s/></text:p>
          </table:table-cell>
          <table:table-cell office:value-type="float" office:value="12846" table:style-name="ce6">
            <text:p>12,846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16322" table:style-name="ce6">
            <text:p>16,322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5232" table:style-name="ce6">
            <text:p>5,232<text:s/></text:p>
          </table:table-cell>
          <table:table-cell table:number-columns-repeated="16264"/>
        </table:table-row>
        <table:table-row table:style-name="ro2">
          <table:table-cell office:value-type="date" office:date-value="2022-12-13T00:00:00" table:style-name="ce5">
            <text:p>2022/12/13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41445" table:style-name="ce6">
            <text:p>41,445<text:s/></text:p>
          </table:table-cell>
          <table:table-cell office:value-type="float" office:value="40660" table:style-name="ce6">
            <text:p>40,660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15031" table:style-name="ce6">
            <text:p>15,031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7537" table:style-name="ce6">
            <text:p>17,537<text:s/></text:p>
          </table:table-cell>
          <table:table-cell office:value-type="float" office:value="18828" table:style-name="ce6">
            <text:p>18,828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27740" table:style-name="ce6">
            <text:p>27,740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5395" table:style-name="ce6">
            <text:p>15,395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26506" table:style-name="ce6">
            <text:p>26,506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31677" table:style-name="ce6">
            <text:p>31,677<text:s/></text:p>
          </table:table-cell>
          <table:table-cell office:value-type="float" office:value="25878" table:style-name="ce6">
            <text:p>25,878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33391" table:style-name="ce6">
            <text:p>33,391<text:s/></text:p>
          </table:table-cell>
          <table:table-cell office:value-type="float" office:value="24400" table:style-name="ce6">
            <text:p>24,400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20053" table:style-name="ce6">
            <text:p>20,053<text:s/></text:p>
          </table:table-cell>
          <table:table-cell office:value-type="float" office:value="22161" table:style-name="ce6">
            <text:p>22,161<text:s/></text:p>
          </table:table-cell>
          <table:table-cell office:value-type="float" office:value="119508" table:style-name="ce6">
            <text:p>119,508<text:s/></text:p>
          </table:table-cell>
          <table:table-cell office:value-type="float" office:value="41103" table:style-name="ce6">
            <text:p>41,103<text:s/></text:p>
          </table:table-cell>
          <table:table-cell office:value-type="float" office:value="19313" table:style-name="ce6">
            <text:p>19,313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23458" table:style-name="ce6">
            <text:p>23,458<text:s/></text:p>
          </table:table-cell>
          <table:table-cell office:value-type="float" office:value="26892" table:style-name="ce6">
            <text:p>26,892<text:s/></text:p>
          </table:table-cell>
          <table:table-cell office:value-type="float" office:value="26915" table:style-name="ce6">
            <text:p>26,915<text:s/></text:p>
          </table:table-cell>
          <table:table-cell office:value-type="float" office:value="22591" table:style-name="ce6">
            <text:p>22,591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29281" table:style-name="ce6">
            <text:p>29,281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13662" table:style-name="ce6">
            <text:p>13,662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30858" table:style-name="ce6">
            <text:p>30,858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25632" table:style-name="ce6">
            <text:p>25,632<text:s/></text:p>
          </table:table-cell>
          <table:table-cell office:value-type="float" office:value="28261" table:style-name="ce6">
            <text:p>28,261<text:s/></text:p>
          </table:table-cell>
          <table:table-cell office:value-type="float" office:value="37414" table:style-name="ce6">
            <text:p>37,414<text:s/></text:p>
          </table:table-cell>
          <table:table-cell office:value-type="float" office:value="38588" table:style-name="ce6">
            <text:p>38,588<text:s/></text:p>
          </table:table-cell>
          <table:table-cell office:value-type="float" office:value="25691" table:style-name="ce6">
            <text:p>25,691<text:s/></text:p>
          </table:table-cell>
          <table:table-cell office:value-type="float" office:value="24712" table:style-name="ce6">
            <text:p>24,712<text:s/></text:p>
          </table:table-cell>
          <table:table-cell office:value-type="float" office:value="54203" table:style-name="ce6">
            <text:p>54,203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31106" table:style-name="ce6">
            <text:p>31,106<text:s/></text:p>
          </table:table-cell>
          <table:table-cell office:value-type="float" office:value="32248" table:style-name="ce6">
            <text:p>32,248<text:s/></text:p>
          </table:table-cell>
          <table:table-cell office:value-type="float" office:value="18328" table:style-name="ce6">
            <text:p>18,328<text:s/></text:p>
          </table:table-cell>
          <table:table-cell office:value-type="float" office:value="59925" table:style-name="ce6">
            <text:p>59,925<text:s/></text:p>
          </table:table-cell>
          <table:table-cell office:value-type="float" office:value="20744" table:style-name="ce6">
            <text:p>20,744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26530" table:style-name="ce6">
            <text:p>26,530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37905" table:style-name="ce6">
            <text:p>37,905<text:s/></text:p>
          </table:table-cell>
          <table:table-cell office:value-type="float" office:value="21865" table:style-name="ce6">
            <text:p>21,865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22862" table:style-name="ce6">
            <text:p>22,862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27925" table:style-name="ce6">
            <text:p>27,925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14392" table:style-name="ce6">
            <text:p>14,392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12471" table:style-name="ce6">
            <text:p>12,471<text:s/></text:p>
          </table:table-cell>
          <table:table-cell office:value-type="float" office:value="11327" table:style-name="ce6">
            <text:p>11,327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5517" table:style-name="ce6">
            <text:p>5,517<text:s/></text:p>
          </table:table-cell>
          <table:table-cell table:number-columns-repeated="16264"/>
        </table:table-row>
        <table:table-row table:style-name="ro2">
          <table:table-cell office:value-type="date" office:date-value="2022-12-14T00:00:00" table:style-name="ce5">
            <text:p>2022/12/14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41509" table:style-name="ce6">
            <text:p>41,509<text:s/></text:p>
          </table:table-cell>
          <table:table-cell office:value-type="float" office:value="41781" table:style-name="ce6">
            <text:p>41,781<text:s/></text:p>
          </table:table-cell>
          <table:table-cell office:value-type="float" office:value="26394" table:style-name="ce6">
            <text:p>26,394<text:s/></text:p>
          </table:table-cell>
          <table:table-cell office:value-type="float" office:value="15143" table:style-name="ce6">
            <text:p>15,143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7543" table:style-name="ce6">
            <text:p>17,543<text:s/></text:p>
          </table:table-cell>
          <table:table-cell office:value-type="float" office:value="19215" table:style-name="ce6">
            <text:p>19,215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27776" table:style-name="ce6">
            <text:p>27,776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5449" table:style-name="ce6">
            <text:p>15,449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16763" table:style-name="ce6">
            <text:p>16,763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27386" table:style-name="ce6">
            <text:p>27,386<text:s/></text:p>
          </table:table-cell>
          <table:table-cell office:value-type="float" office:value="16492" table:style-name="ce6">
            <text:p>16,492<text:s/></text:p>
          </table:table-cell>
          <table:table-cell office:value-type="float" office:value="31981" table:style-name="ce6">
            <text:p>31,981<text:s/></text:p>
          </table:table-cell>
          <table:table-cell office:value-type="float" office:value="25701" table:style-name="ce6">
            <text:p>25,701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34372" table:style-name="ce6">
            <text:p>34,372<text:s/></text:p>
          </table:table-cell>
          <table:table-cell office:value-type="float" office:value="24881" table:style-name="ce6">
            <text:p>24,881<text:s/></text:p>
          </table:table-cell>
          <table:table-cell office:value-type="float" office:value="25799" table:style-name="ce6">
            <text:p>25,799<text:s/></text:p>
          </table:table-cell>
          <table:table-cell office:value-type="float" office:value="20536" table:style-name="ce6">
            <text:p>20,536<text:s/></text:p>
          </table:table-cell>
          <table:table-cell office:value-type="float" office:value="22893" table:style-name="ce6">
            <text:p>22,893<text:s/></text:p>
          </table:table-cell>
          <table:table-cell office:value-type="float" office:value="120934" table:style-name="ce6">
            <text:p>120,934<text:s/></text:p>
          </table:table-cell>
          <table:table-cell office:value-type="float" office:value="42246" table:style-name="ce6">
            <text:p>42,246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23031" table:style-name="ce6">
            <text:p>23,031<text:s/></text:p>
          </table:table-cell>
          <table:table-cell office:value-type="float" office:value="23802" table:style-name="ce6">
            <text:p>23,802<text:s/></text:p>
          </table:table-cell>
          <table:table-cell office:value-type="float" office:value="27152" table:style-name="ce6">
            <text:p>27,152<text:s/></text:p>
          </table:table-cell>
          <table:table-cell office:value-type="float" office:value="26855" table:style-name="ce6">
            <text:p>26,855<text:s/></text:p>
          </table:table-cell>
          <table:table-cell office:value-type="float" office:value="22809" table:style-name="ce6">
            <text:p>22,809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30224" table:style-name="ce6">
            <text:p>30,224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7827" table:style-name="ce6">
            <text:p>17,827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8930" table:style-name="ce6">
            <text:p>8,930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30879" table:style-name="ce6">
            <text:p>30,879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22007" table:style-name="ce6">
            <text:p>22,007<text:s/></text:p>
          </table:table-cell>
          <table:table-cell office:value-type="float" office:value="26136" table:style-name="ce6">
            <text:p>26,136<text:s/></text:p>
          </table:table-cell>
          <table:table-cell office:value-type="float" office:value="28799" table:style-name="ce6">
            <text:p>28,799<text:s/></text:p>
          </table:table-cell>
          <table:table-cell office:value-type="float" office:value="38191" table:style-name="ce6">
            <text:p>38,191<text:s/></text:p>
          </table:table-cell>
          <table:table-cell office:value-type="float" office:value="39248" table:style-name="ce6">
            <text:p>39,248<text:s/></text:p>
          </table:table-cell>
          <table:table-cell office:value-type="float" office:value="26358" table:style-name="ce6">
            <text:p>26,358<text:s/></text:p>
          </table:table-cell>
          <table:table-cell office:value-type="float" office:value="25721" table:style-name="ce6">
            <text:p>25,721<text:s/></text:p>
          </table:table-cell>
          <table:table-cell office:value-type="float" office:value="56743" table:style-name="ce6">
            <text:p>56,743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32705" table:style-name="ce6">
            <text:p>32,705<text:s/></text:p>
          </table:table-cell>
          <table:table-cell office:value-type="float" office:value="33513" table:style-name="ce6">
            <text:p>33,513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61753" table:style-name="ce6">
            <text:p>61,753<text:s/></text:p>
          </table:table-cell>
          <table:table-cell office:value-type="float" office:value="21437" table:style-name="ce6">
            <text:p>21,437<text:s/></text:p>
          </table:table-cell>
          <table:table-cell office:value-type="float" office:value="15754" table:style-name="ce6">
            <text:p>15,754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19702" table:style-name="ce6">
            <text:p>19,702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28899" table:style-name="ce6">
            <text:p>28,899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38479" table:style-name="ce6">
            <text:p>38,479<text:s/></text:p>
          </table:table-cell>
          <table:table-cell office:value-type="float" office:value="22292" table:style-name="ce6">
            <text:p>22,292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23579" table:style-name="ce6">
            <text:p>23,579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28542" table:style-name="ce6">
            <text:p>28,542<text:s/></text:p>
          </table:table-cell>
          <table:table-cell office:value-type="float" office:value="23475" table:style-name="ce6">
            <text:p>23,475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5498" table:style-name="ce6">
            <text:p>5,498<text:s/></text:p>
          </table:table-cell>
          <table:table-cell table:number-columns-repeated="16264"/>
        </table:table-row>
        <table:table-row table:style-name="ro2">
          <table:table-cell office:value-type="date" office:date-value="2022-12-15T00:00:00" table:style-name="ce5">
            <text:p>2022/12/15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14094" table:style-name="ce6">
            <text:p>14,094<text:s/></text:p>
          </table:table-cell>
          <table:table-cell office:value-type="float" office:value="41717" table:style-name="ce6">
            <text:p>41,717<text:s/></text:p>
          </table:table-cell>
          <table:table-cell office:value-type="float" office:value="41801" table:style-name="ce6">
            <text:p>41,801<text:s/></text:p>
          </table:table-cell>
          <table:table-cell office:value-type="float" office:value="26436" table:style-name="ce6">
            <text:p>26,436<text:s/></text:p>
          </table:table-cell>
          <table:table-cell office:value-type="float" office:value="15480" table:style-name="ce6">
            <text:p>15,480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18990" table:style-name="ce6">
            <text:p>18,990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24983" table:style-name="ce6">
            <text:p>24,983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27293" table:style-name="ce6">
            <text:p>27,293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32595" table:style-name="ce6">
            <text:p>32,595<text:s/></text:p>
          </table:table-cell>
          <table:table-cell office:value-type="float" office:value="25611" table:style-name="ce6">
            <text:p>25,611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34523" table:style-name="ce6">
            <text:p>34,523<text:s/></text:p>
          </table:table-cell>
          <table:table-cell office:value-type="float" office:value="24924" table:style-name="ce6">
            <text:p>24,924<text:s/></text:p>
          </table:table-cell>
          <table:table-cell office:value-type="float" office:value="25817" table:style-name="ce6">
            <text:p>25,817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22866" table:style-name="ce6">
            <text:p>22,866<text:s/></text:p>
          </table:table-cell>
          <table:table-cell office:value-type="float" office:value="124244" table:style-name="ce6">
            <text:p>124,244<text:s/></text:p>
          </table:table-cell>
          <table:table-cell office:value-type="float" office:value="43499" table:style-name="ce6">
            <text:p>43,499<text:s/></text:p>
          </table:table-cell>
          <table:table-cell office:value-type="float" office:value="20048" table:style-name="ce6">
            <text:p>20,048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6738" table:style-name="ce6">
            <text:p>26,738<text:s/></text:p>
          </table:table-cell>
          <table:table-cell office:value-type="float" office:value="26988" table:style-name="ce6">
            <text:p>26,988<text:s/></text:p>
          </table:table-cell>
          <table:table-cell office:value-type="float" office:value="27313" table:style-name="ce6">
            <text:p>27,313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29951" table:style-name="ce6">
            <text:p>29,951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31246" table:style-name="ce6">
            <text:p>31,246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22152" table:style-name="ce6">
            <text:p>22,152<text:s/></text:p>
          </table:table-cell>
          <table:table-cell office:value-type="float" office:value="25792" table:style-name="ce6">
            <text:p>25,792<text:s/></text:p>
          </table:table-cell>
          <table:table-cell office:value-type="float" office:value="28787" table:style-name="ce6">
            <text:p>28,787<text:s/></text:p>
          </table:table-cell>
          <table:table-cell office:value-type="float" office:value="39073" table:style-name="ce6">
            <text:p>39,073<text:s/></text:p>
          </table:table-cell>
          <table:table-cell office:value-type="float" office:value="39129" table:style-name="ce6">
            <text:p>39,129<text:s/></text:p>
          </table:table-cell>
          <table:table-cell office:value-type="float" office:value="25939" table:style-name="ce6">
            <text:p>25,939<text:s/></text:p>
          </table:table-cell>
          <table:table-cell office:value-type="float" office:value="25704" table:style-name="ce6">
            <text:p>25,704<text:s/></text:p>
          </table:table-cell>
          <table:table-cell office:value-type="float" office:value="57260" table:style-name="ce6">
            <text:p>57,260<text:s/></text:p>
          </table:table-cell>
          <table:table-cell office:value-type="float" office:value="24812" table:style-name="ce6">
            <text:p>24,812<text:s/></text:p>
          </table:table-cell>
          <table:table-cell office:value-type="float" office:value="32620" table:style-name="ce6">
            <text:p>32,620<text:s/></text:p>
          </table:table-cell>
          <table:table-cell office:value-type="float" office:value="34395" table:style-name="ce6">
            <text:p>34,395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61477" table:style-name="ce6">
            <text:p>61,477<text:s/></text:p>
          </table:table-cell>
          <table:table-cell office:value-type="float" office:value="20745" table:style-name="ce6">
            <text:p>20,745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29469" table:style-name="ce6">
            <text:p>29,469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38988" table:style-name="ce6">
            <text:p>38,988<text:s/></text:p>
          </table:table-cell>
          <table:table-cell office:value-type="float" office:value="22292" table:style-name="ce6">
            <text:p>22,292<text:s/></text:p>
          </table:table-cell>
          <table:table-cell office:value-type="float" office:value="24637" table:style-name="ce6">
            <text:p>24,637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13669" table:style-name="ce6">
            <text:p>13,669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28295" table:style-name="ce6">
            <text:p>28,295<text:s/></text:p>
          </table:table-cell>
          <table:table-cell office:value-type="float" office:value="23376" table:style-name="ce6">
            <text:p>23,376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5585" table:style-name="ce6">
            <text:p>5,585<text:s/></text:p>
          </table:table-cell>
          <table:table-cell table:number-columns-repeated="16264"/>
        </table:table-row>
        <table:table-row table:style-name="ro2">
          <table:table-cell office:value-type="date" office:date-value="2022-12-16T00:00:00" table:style-name="ce5">
            <text:p>2022/12/16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43567" table:style-name="ce6">
            <text:p>43,567<text:s/></text:p>
          </table:table-cell>
          <table:table-cell office:value-type="float" office:value="49743" table:style-name="ce6">
            <text:p>49,743<text:s/></text:p>
          </table:table-cell>
          <table:table-cell office:value-type="float" office:value="28015" table:style-name="ce6">
            <text:p>28,015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14792" table:style-name="ce6">
            <text:p>14,792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30767" table:style-name="ce6">
            <text:p>30,767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27394" table:style-name="ce6">
            <text:p>27,394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31524" table:style-name="ce6">
            <text:p>31,524<text:s/></text:p>
          </table:table-cell>
          <table:table-cell office:value-type="float" office:value="17901" table:style-name="ce6">
            <text:p>17,901<text:s/></text:p>
          </table:table-cell>
          <table:table-cell office:value-type="float" office:value="34418" table:style-name="ce6">
            <text:p>34,418<text:s/></text:p>
          </table:table-cell>
          <table:table-cell office:value-type="float" office:value="27014" table:style-name="ce6">
            <text:p>27,014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36103" table:style-name="ce6">
            <text:p>36,103<text:s/></text:p>
          </table:table-cell>
          <table:table-cell office:value-type="float" office:value="26153" table:style-name="ce6">
            <text:p>26,153<text:s/></text:p>
          </table:table-cell>
          <table:table-cell office:value-type="float" office:value="27088" table:style-name="ce6">
            <text:p>27,088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158111" table:style-name="ce6">
            <text:p>158,111<text:s/></text:p>
          </table:table-cell>
          <table:table-cell office:value-type="float" office:value="53341" table:style-name="ce6">
            <text:p>53,341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29086" table:style-name="ce6">
            <text:p>29,086<text:s/></text:p>
          </table:table-cell>
          <table:table-cell office:value-type="float" office:value="29478" table:style-name="ce6">
            <text:p>29,478<text:s/></text:p>
          </table:table-cell>
          <table:table-cell office:value-type="float" office:value="31141" table:style-name="ce6">
            <text:p>31,141<text:s/></text:p>
          </table:table-cell>
          <table:table-cell office:value-type="float" office:value="25354" table:style-name="ce6">
            <text:p>25,354<text:s/></text:p>
          </table:table-cell>
          <table:table-cell office:value-type="float" office:value="14180" table:style-name="ce6">
            <text:p>14,180<text:s/></text:p>
          </table:table-cell>
          <table:table-cell office:value-type="float" office:value="32274" table:style-name="ce6">
            <text:p>32,274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36523" table:style-name="ce6">
            <text:p>36,523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23354" table:style-name="ce6">
            <text:p>23,354<text:s/></text:p>
          </table:table-cell>
          <table:table-cell office:value-type="float" office:value="26417" table:style-name="ce6">
            <text:p>26,417<text:s/></text:p>
          </table:table-cell>
          <table:table-cell office:value-type="float" office:value="31317" table:style-name="ce6">
            <text:p>31,317<text:s/></text:p>
          </table:table-cell>
          <table:table-cell office:value-type="float" office:value="47258" table:style-name="ce6">
            <text:p>47,258<text:s/></text:p>
          </table:table-cell>
          <table:table-cell office:value-type="float" office:value="42190" table:style-name="ce6">
            <text:p>42,190<text:s/></text:p>
          </table:table-cell>
          <table:table-cell office:value-type="float" office:value="28198" table:style-name="ce6">
            <text:p>28,198<text:s/></text:p>
          </table:table-cell>
          <table:table-cell office:value-type="float" office:value="27977" table:style-name="ce6">
            <text:p>27,977<text:s/></text:p>
          </table:table-cell>
          <table:table-cell office:value-type="float" office:value="68655" table:style-name="ce6">
            <text:p>68,655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37260" table:style-name="ce6">
            <text:p>37,260<text:s/></text:p>
          </table:table-cell>
          <table:table-cell office:value-type="float" office:value="38488" table:style-name="ce6">
            <text:p>38,488<text:s/></text:p>
          </table:table-cell>
          <table:table-cell office:value-type="float" office:value="22575" table:style-name="ce6">
            <text:p>22,575<text:s/></text:p>
          </table:table-cell>
          <table:table-cell office:value-type="float" office:value="73868" table:style-name="ce6">
            <text:p>73,868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16907" table:style-name="ce6">
            <text:p>16,907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35658" table:style-name="ce6">
            <text:p>35,658<text:s/></text:p>
          </table:table-cell>
          <table:table-cell office:value-type="float" office:value="20763" table:style-name="ce6">
            <text:p>20,763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40414" table:style-name="ce6">
            <text:p>40,414<text:s/></text:p>
          </table:table-cell>
          <table:table-cell office:value-type="float" office:value="22693" table:style-name="ce6">
            <text:p>22,693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24786" table:style-name="ce6">
            <text:p>24,786<text:s/></text:p>
          </table:table-cell>
          <table:table-cell office:value-type="float" office:value="15134" table:style-name="ce6">
            <text:p>15,134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18900" table:style-name="ce6">
            <text:p>18,900<text:s/></text:p>
          </table:table-cell>
          <table:table-cell office:value-type="float" office:value="29770" table:style-name="ce6">
            <text:p>29,770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6572" table:style-name="ce6">
            <text:p>6,572<text:s/></text:p>
          </table:table-cell>
          <table:table-cell table:number-columns-repeated="16264"/>
        </table:table-row>
        <table:table-row table:style-name="ro2">
          <table:table-cell office:value-type="date" office:date-value="2022-12-17T00:00:00" table:style-name="ce5">
            <text:p>2022/12/17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26066" table:style-name="ce6">
            <text:p>26,066<text:s/></text:p>
          </table:table-cell>
          <table:table-cell office:value-type="float" office:value="47693" table:style-name="ce6">
            <text:p>47,693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18212" table:style-name="ce6">
            <text:p>18,212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27097" table:style-name="ce6">
            <text:p>27,097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26711" table:style-name="ce6">
            <text:p>26,711<text:s/></text:p>
          </table:table-cell>
          <table:table-cell office:value-type="float" office:value="22299" table:style-name="ce6">
            <text:p>22,299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28866" table:style-name="ce6">
            <text:p>28,866<text:s/></text:p>
          </table:table-cell>
          <table:table-cell office:value-type="float" office:value="20219" table:style-name="ce6">
            <text:p>20,219<text:s/></text:p>
          </table:table-cell>
          <table:table-cell office:value-type="float" office:value="20644" table:style-name="ce6">
            <text:p>20,644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66966" table:style-name="ce6">
            <text:p>166,966<text:s/></text:p>
          </table:table-cell>
          <table:table-cell office:value-type="float" office:value="56717" table:style-name="ce6">
            <text:p>56,717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30115" table:style-name="ce6">
            <text:p>30,115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8502" table:style-name="ce6">
            <text:p>18,502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21126" table:style-name="ce6">
            <text:p>21,126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29912" table:style-name="ce6">
            <text:p>29,912<text:s/></text:p>
          </table:table-cell>
          <table:table-cell office:value-type="float" office:value="61174" table:style-name="ce6">
            <text:p>61,174<text:s/></text:p>
          </table:table-cell>
          <table:table-cell office:value-type="float" office:value="31592" table:style-name="ce6">
            <text:p>31,592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79942" table:style-name="ce6">
            <text:p>79,942<text:s/></text:p>
          </table:table-cell>
          <table:table-cell office:value-type="float" office:value="19246" table:style-name="ce6">
            <text:p>19,246<text:s/></text:p>
          </table:table-cell>
          <table:table-cell office:value-type="float" office:value="33089" table:style-name="ce6">
            <text:p>33,089<text:s/></text:p>
          </table:table-cell>
          <table:table-cell office:value-type="float" office:value="32847" table:style-name="ce6">
            <text:p>32,847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67360" table:style-name="ce6">
            <text:p>67,360<text:s/></text:p>
          </table:table-cell>
          <table:table-cell office:value-type="float" office:value="16109" table:style-name="ce6">
            <text:p>16,109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20234" table:style-name="ce6">
            <text:p>20,234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33760" table:style-name="ce6">
            <text:p>33,760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21248" table:style-name="ce6">
            <text:p>21,248<text:s/></text:p>
          </table:table-cell>
          <table:table-cell office:value-type="float" office:value="17262" table:style-name="ce6">
            <text:p>17,262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19305" table:style-name="ce6">
            <text:p>19,305<text:s/></text:p>
          </table:table-cell>
          <table:table-cell office:value-type="float" office:value="22286" table:style-name="ce6">
            <text:p>22,286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12980" table:style-name="ce6">
            <text:p>12,980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3706" table:style-name="ce6">
            <text:p>3,706<text:s/></text:p>
          </table:table-cell>
          <table:table-cell table:number-columns-repeated="16264"/>
        </table:table-row>
        <table:table-row table:style-name="ro2">
          <table:table-cell office:value-type="date" office:date-value="2022-12-18T00:00:00" table:style-name="ce5">
            <text:p>2022/12/18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21237" table:style-name="ce6">
            <text:p>21,237<text:s/></text:p>
          </table:table-cell>
          <table:table-cell office:value-type="float" office:value="38663" table:style-name="ce6">
            <text:p>38,663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24748" table:style-name="ce6">
            <text:p>24,748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68167" table:style-name="ce6">
            <text:p>168,167<text:s/></text:p>
          </table:table-cell>
          <table:table-cell office:value-type="float" office:value="49739" table:style-name="ce6">
            <text:p>49,739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16438" table:style-name="ce6">
            <text:p>16,438<text:s/></text:p>
          </table:table-cell>
          <table:table-cell office:value-type="float" office:value="26853" table:style-name="ce6">
            <text:p>26,853<text:s/></text:p>
          </table:table-cell>
          <table:table-cell office:value-type="float" office:value="23821" table:style-name="ce6">
            <text:p>23,821<text:s/></text:p>
          </table:table-cell>
          <table:table-cell office:value-type="float" office:value="22211" table:style-name="ce6">
            <text:p>22,211<text:s/></text:p>
          </table:table-cell>
          <table:table-cell office:value-type="float" office:value="17387" table:style-name="ce6">
            <text:p>17,387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27216" table:style-name="ce6">
            <text:p>27,216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15009" table:style-name="ce6">
            <text:p>15,009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26190" table:style-name="ce6">
            <text:p>26,190<text:s/></text:p>
          </table:table-cell>
          <table:table-cell office:value-type="float" office:value="52057" table:style-name="ce6">
            <text:p>52,057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18953" table:style-name="ce6">
            <text:p>18,953<text:s/></text:p>
          </table:table-cell>
          <table:table-cell office:value-type="float" office:value="25236" table:style-name="ce6">
            <text:p>25,236<text:s/></text:p>
          </table:table-cell>
          <table:table-cell office:value-type="float" office:value="73587" table:style-name="ce6">
            <text:p>73,587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27568" table:style-name="ce6">
            <text:p>27,568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59909" table:style-name="ce6">
            <text:p>59,909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31223" table:style-name="ce6">
            <text:p>31,223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6696" table:style-name="ce6">
            <text:p>16,696<text:s/></text:p>
          </table:table-cell>
          <table:table-cell office:value-type="float" office:value="24849" table:style-name="ce6">
            <text:p>24,849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5144" table:style-name="ce6">
            <text:p>15,144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6387" table:style-name="ce6">
            <text:p>16,387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4041" table:style-name="ce6">
            <text:p>4,041<text:s/></text:p>
          </table:table-cell>
          <table:table-cell table:number-columns-repeated="16264"/>
        </table:table-row>
        <table:table-row table:style-name="ro2">
          <table:table-cell office:value-type="date" office:date-value="2022-12-19T00:00:00" table:style-name="ce5">
            <text:p>2022/12/19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38635" table:style-name="ce6">
            <text:p>38,635<text:s/></text:p>
          </table:table-cell>
          <table:table-cell office:value-type="float" office:value="38999" table:style-name="ce6">
            <text:p>38,999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17599" table:style-name="ce6">
            <text:p>17,599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16191" table:style-name="ce6">
            <text:p>16,191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23560" table:style-name="ce6">
            <text:p>23,560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29128" table:style-name="ce6">
            <text:p>29,128<text:s/></text:p>
          </table:table-cell>
          <table:table-cell office:value-type="float" office:value="24247" table:style-name="ce6">
            <text:p>24,247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32241" table:style-name="ce6">
            <text:p>32,241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19423" table:style-name="ce6">
            <text:p>19,423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124736" table:style-name="ce6">
            <text:p>124,736<text:s/></text:p>
          </table:table-cell>
          <table:table-cell office:value-type="float" office:value="40762" table:style-name="ce6">
            <text:p>40,762<text:s/></text:p>
          </table:table-cell>
          <table:table-cell office:value-type="float" office:value="19286" table:style-name="ce6">
            <text:p>19,286<text:s/></text:p>
          </table:table-cell>
          <table:table-cell office:value-type="float" office:value="21920" table:style-name="ce6">
            <text:p>21,920<text:s/></text:p>
          </table:table-cell>
          <table:table-cell office:value-type="float" office:value="22998" table:style-name="ce6">
            <text:p>22,998<text:s/></text:p>
          </table:table-cell>
          <table:table-cell office:value-type="float" office:value="25171" table:style-name="ce6">
            <text:p>25,171<text:s/></text:p>
          </table:table-cell>
          <table:table-cell office:value-type="float" office:value="26167" table:style-name="ce6">
            <text:p>26,167<text:s/></text:p>
          </table:table-cell>
          <table:table-cell office:value-type="float" office:value="21758" table:style-name="ce6">
            <text:p>21,758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29012" table:style-name="ce6">
            <text:p>29,012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32330" table:style-name="ce6">
            <text:p>32,330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24554" table:style-name="ce6">
            <text:p>24,554<text:s/></text:p>
          </table:table-cell>
          <table:table-cell office:value-type="float" office:value="28112" table:style-name="ce6">
            <text:p>28,112<text:s/></text:p>
          </table:table-cell>
          <table:table-cell office:value-type="float" office:value="39462" table:style-name="ce6">
            <text:p>39,462<text:s/></text:p>
          </table:table-cell>
          <table:table-cell office:value-type="float" office:value="37320" table:style-name="ce6">
            <text:p>37,320<text:s/></text:p>
          </table:table-cell>
          <table:table-cell office:value-type="float" office:value="24933" table:style-name="ce6">
            <text:p>24,933<text:s/></text:p>
          </table:table-cell>
          <table:table-cell office:value-type="float" office:value="25837" table:style-name="ce6">
            <text:p>25,837<text:s/></text:p>
          </table:table-cell>
          <table:table-cell office:value-type="float" office:value="56528" table:style-name="ce6">
            <text:p>56,528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30480" table:style-name="ce6">
            <text:p>30,480<text:s/></text:p>
          </table:table-cell>
          <table:table-cell office:value-type="float" office:value="30273" table:style-name="ce6">
            <text:p>30,273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59400" table:style-name="ce6">
            <text:p>59,400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18827" table:style-name="ce6">
            <text:p>18,827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31858" table:style-name="ce6">
            <text:p>31,858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35596" table:style-name="ce6">
            <text:p>35,596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22815" table:style-name="ce6">
            <text:p>22,815<text:s/></text:p>
          </table:table-cell>
          <table:table-cell office:value-type="float" office:value="22463" table:style-name="ce6">
            <text:p>22,463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26727" table:style-name="ce6">
            <text:p>26,727<text:s/></text:p>
          </table:table-cell>
          <table:table-cell office:value-type="float" office:value="21661" table:style-name="ce6">
            <text:p>21,661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5251" table:style-name="ce6">
            <text:p>5,251<text:s/></text:p>
          </table:table-cell>
          <table:table-cell table:number-columns-repeated="16264"/>
        </table:table-row>
        <table:table-row table:style-name="ro2">
          <table:table-cell office:value-type="date" office:date-value="2022-12-20T00:00:00" table:style-name="ce5">
            <text:p>2022/12/20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40097" table:style-name="ce6">
            <text:p>40,097<text:s/></text:p>
          </table:table-cell>
          <table:table-cell office:value-type="float" office:value="40250" table:style-name="ce6">
            <text:p>40,250<text:s/></text:p>
          </table:table-cell>
          <table:table-cell office:value-type="float" office:value="25524" table:style-name="ce6">
            <text:p>25,524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27937" table:style-name="ce6">
            <text:p>27,937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5226" table:style-name="ce6">
            <text:p>15,226<text:s/></text:p>
          </table:table-cell>
          <table:table-cell office:value-type="float" office:value="24224" table:style-name="ce6">
            <text:p>24,224<text:s/></text:p>
          </table:table-cell>
          <table:table-cell office:value-type="float" office:value="16759" table:style-name="ce6">
            <text:p>16,759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25028" table:style-name="ce6">
            <text:p>25,028<text:s/></text:p>
          </table:table-cell>
          <table:table-cell office:value-type="float" office:value="15721" table:style-name="ce6">
            <text:p>15,721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33441" table:style-name="ce6">
            <text:p>33,441<text:s/></text:p>
          </table:table-cell>
          <table:table-cell office:value-type="float" office:value="24501" table:style-name="ce6">
            <text:p>24,501<text:s/></text:p>
          </table:table-cell>
          <table:table-cell office:value-type="float" office:value="25442" table:style-name="ce6">
            <text:p>25,442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22699" table:style-name="ce6">
            <text:p>22,699<text:s/></text:p>
          </table:table-cell>
          <table:table-cell office:value-type="float" office:value="118690" table:style-name="ce6">
            <text:p>118,690<text:s/></text:p>
          </table:table-cell>
          <table:table-cell office:value-type="float" office:value="42579" table:style-name="ce6">
            <text:p>42,579<text:s/></text:p>
          </table:table-cell>
          <table:table-cell office:value-type="float" office:value="19729" table:style-name="ce6">
            <text:p>19,729<text:s/></text:p>
          </table:table-cell>
          <table:table-cell office:value-type="float" office:value="22806" table:style-name="ce6">
            <text:p>22,806<text:s/></text:p>
          </table:table-cell>
          <table:table-cell office:value-type="float" office:value="24594" table:style-name="ce6">
            <text:p>24,594<text:s/></text:p>
          </table:table-cell>
          <table:table-cell office:value-type="float" office:value="27020" table:style-name="ce6">
            <text:p>27,020<text:s/></text:p>
          </table:table-cell>
          <table:table-cell office:value-type="float" office:value="28431" table:style-name="ce6">
            <text:p>28,431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30308" table:style-name="ce6">
            <text:p>30,308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34040" table:style-name="ce6">
            <text:p>34,040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25906" table:style-name="ce6">
            <text:p>25,906<text:s/></text:p>
          </table:table-cell>
          <table:table-cell office:value-type="float" office:value="29053" table:style-name="ce6">
            <text:p>29,053<text:s/></text:p>
          </table:table-cell>
          <table:table-cell office:value-type="float" office:value="39582" table:style-name="ce6">
            <text:p>39,582<text:s/></text:p>
          </table:table-cell>
          <table:table-cell office:value-type="float" office:value="38953" table:style-name="ce6">
            <text:p>38,953<text:s/></text:p>
          </table:table-cell>
          <table:table-cell office:value-type="float" office:value="26071" table:style-name="ce6">
            <text:p>26,071<text:s/></text:p>
          </table:table-cell>
          <table:table-cell office:value-type="float" office:value="26471" table:style-name="ce6">
            <text:p>26,471<text:s/></text:p>
          </table:table-cell>
          <table:table-cell office:value-type="float" office:value="55924" table:style-name="ce6">
            <text:p>55,924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31280" table:style-name="ce6">
            <text:p>31,280<text:s/></text:p>
          </table:table-cell>
          <table:table-cell office:value-type="float" office:value="32386" table:style-name="ce6">
            <text:p>32,386<text:s/></text:p>
          </table:table-cell>
          <table:table-cell office:value-type="float" office:value="18454" table:style-name="ce6">
            <text:p>18,454<text:s/></text:p>
          </table:table-cell>
          <table:table-cell office:value-type="float" office:value="59579" table:style-name="ce6">
            <text:p>59,579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18945" table:style-name="ce6">
            <text:p>18,945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27980" table:style-name="ce6">
            <text:p>27,980<text:s/></text:p>
          </table:table-cell>
          <table:table-cell office:value-type="float" office:value="18341" table:style-name="ce6">
            <text:p>18,341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37073" table:style-name="ce6">
            <text:p>37,073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23851" table:style-name="ce6">
            <text:p>23,851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5049" table:style-name="ce6">
            <text:p>5,049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27808" table:style-name="ce6">
            <text:p>27,808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5318" table:style-name="ce6">
            <text:p>5,318<text:s/></text:p>
          </table:table-cell>
          <table:table-cell table:number-columns-repeated="16264"/>
        </table:table-row>
        <table:table-row table:style-name="ro2">
          <table:table-cell office:value-type="date" office:date-value="2022-12-21T00:00:00" table:style-name="ce5">
            <text:p>2022/12/21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39932" table:style-name="ce6">
            <text:p>39,932<text:s/></text:p>
          </table:table-cell>
          <table:table-cell office:value-type="float" office:value="41757" table:style-name="ce6">
            <text:p>41,757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7380" table:style-name="ce6">
            <text:p>17,380<text:s/></text:p>
          </table:table-cell>
          <table:table-cell office:value-type="float" office:value="18600" table:style-name="ce6">
            <text:p>18,600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28018" table:style-name="ce6">
            <text:p>28,018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24452" table:style-name="ce6">
            <text:p>24,452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25846" table:style-name="ce6">
            <text:p>25,846<text:s/></text:p>
          </table:table-cell>
          <table:table-cell office:value-type="float" office:value="15816" table:style-name="ce6">
            <text:p>15,816<text:s/></text:p>
          </table:table-cell>
          <table:table-cell office:value-type="float" office:value="31359" table:style-name="ce6">
            <text:p>31,359<text:s/></text:p>
          </table:table-cell>
          <table:table-cell office:value-type="float" office:value="25388" table:style-name="ce6">
            <text:p>25,388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33518" table:style-name="ce6">
            <text:p>33,518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25016" table:style-name="ce6">
            <text:p>25,016<text:s/></text:p>
          </table:table-cell>
          <table:table-cell office:value-type="float" office:value="20050" table:style-name="ce6">
            <text:p>20,050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118942" table:style-name="ce6">
            <text:p>118,942<text:s/></text:p>
          </table:table-cell>
          <table:table-cell office:value-type="float" office:value="43127" table:style-name="ce6">
            <text:p>43,127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24270" table:style-name="ce6">
            <text:p>24,270<text:s/></text:p>
          </table:table-cell>
          <table:table-cell office:value-type="float" office:value="26666" table:style-name="ce6">
            <text:p>26,666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22974" table:style-name="ce6">
            <text:p>22,974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29975" table:style-name="ce6">
            <text:p>29,975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31559" table:style-name="ce6">
            <text:p>31,559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25628" table:style-name="ce6">
            <text:p>25,628<text:s/></text:p>
          </table:table-cell>
          <table:table-cell office:value-type="float" office:value="28396" table:style-name="ce6">
            <text:p>28,396<text:s/></text:p>
          </table:table-cell>
          <table:table-cell office:value-type="float" office:value="38936" table:style-name="ce6">
            <text:p>38,936<text:s/></text:p>
          </table:table-cell>
          <table:table-cell office:value-type="float" office:value="38950" table:style-name="ce6">
            <text:p>38,950<text:s/></text:p>
          </table:table-cell>
          <table:table-cell office:value-type="float" office:value="26048" table:style-name="ce6">
            <text:p>26,048<text:s/></text:p>
          </table:table-cell>
          <table:table-cell office:value-type="float" office:value="26284" table:style-name="ce6">
            <text:p>26,284<text:s/></text:p>
          </table:table-cell>
          <table:table-cell office:value-type="float" office:value="56522" table:style-name="ce6">
            <text:p>56,522<text:s/></text:p>
          </table:table-cell>
          <table:table-cell office:value-type="float" office:value="24366" table:style-name="ce6">
            <text:p>24,366<text:s/></text:p>
          </table:table-cell>
          <table:table-cell office:value-type="float" office:value="32224" table:style-name="ce6">
            <text:p>32,224<text:s/></text:p>
          </table:table-cell>
          <table:table-cell office:value-type="float" office:value="32690" table:style-name="ce6">
            <text:p>32,690<text:s/></text:p>
          </table:table-cell>
          <table:table-cell office:value-type="float" office:value="19336" table:style-name="ce6">
            <text:p>19,336<text:s/></text:p>
          </table:table-cell>
          <table:table-cell office:value-type="float" office:value="60328" table:style-name="ce6">
            <text:p>60,328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14130" table:style-name="ce6">
            <text:p>14,130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27537" table:style-name="ce6">
            <text:p>27,537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37689" table:style-name="ce6">
            <text:p>37,689<text:s/></text:p>
          </table:table-cell>
          <table:table-cell office:value-type="float" office:value="21181" table:style-name="ce6">
            <text:p>21,181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7082" table:style-name="ce6">
            <text:p>17,082<text:s/></text:p>
          </table:table-cell>
          <table:table-cell office:value-type="float" office:value="27907" table:style-name="ce6">
            <text:p>27,907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14650" table:style-name="ce6">
            <text:p>14,650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5464" table:style-name="ce6">
            <text:p>5,464<text:s/></text:p>
          </table:table-cell>
          <table:table-cell table:number-columns-repeated="16264"/>
        </table:table-row>
        <table:table-row table:style-name="ro2">
          <table:table-cell office:value-type="date" office:date-value="2022-12-22T00:00:00" table:style-name="ce5">
            <text:p>2022/12/22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41137" table:style-name="ce6">
            <text:p>41,137<text:s/></text:p>
          </table:table-cell>
          <table:table-cell office:value-type="float" office:value="42158" table:style-name="ce6">
            <text:p>42,158<text:s/></text:p>
          </table:table-cell>
          <table:table-cell office:value-type="float" office:value="26201" table:style-name="ce6">
            <text:p>26,201<text:s/></text:p>
          </table:table-cell>
          <table:table-cell office:value-type="float" office:value="14875" table:style-name="ce6">
            <text:p>14,875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17498" table:style-name="ce6">
            <text:p>17,498<text:s/></text:p>
          </table:table-cell>
          <table:table-cell office:value-type="float" office:value="18735" table:style-name="ce6">
            <text:p>18,735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30321" table:style-name="ce6">
            <text:p>30,321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24458" table:style-name="ce6">
            <text:p>24,458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27089" table:style-name="ce6">
            <text:p>27,089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31817" table:style-name="ce6">
            <text:p>31,817<text:s/></text:p>
          </table:table-cell>
          <table:table-cell office:value-type="float" office:value="26192" table:style-name="ce6">
            <text:p>26,192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33452" table:style-name="ce6">
            <text:p>33,452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25320" table:style-name="ce6">
            <text:p>25,320<text:s/></text:p>
          </table:table-cell>
          <table:table-cell office:value-type="float" office:value="20451" table:style-name="ce6">
            <text:p>20,451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122293" table:style-name="ce6">
            <text:p>122,293<text:s/></text:p>
          </table:table-cell>
          <table:table-cell office:value-type="float" office:value="45060" table:style-name="ce6">
            <text:p>45,060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24750" table:style-name="ce6">
            <text:p>24,750<text:s/></text:p>
          </table:table-cell>
          <table:table-cell office:value-type="float" office:value="27252" table:style-name="ce6">
            <text:p>27,252<text:s/></text:p>
          </table:table-cell>
          <table:table-cell office:value-type="float" office:value="28134" table:style-name="ce6">
            <text:p>28,134<text:s/></text:p>
          </table:table-cell>
          <table:table-cell office:value-type="float" office:value="23405" table:style-name="ce6">
            <text:p>23,405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30057" table:style-name="ce6">
            <text:p>30,057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18223" table:style-name="ce6">
            <text:p>18,223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34457" table:style-name="ce6">
            <text:p>34,457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22320" table:style-name="ce6">
            <text:p>22,320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29129" table:style-name="ce6">
            <text:p>29,129<text:s/></text:p>
          </table:table-cell>
          <table:table-cell office:value-type="float" office:value="40298" table:style-name="ce6">
            <text:p>40,298<text:s/></text:p>
          </table:table-cell>
          <table:table-cell office:value-type="float" office:value="38494" table:style-name="ce6">
            <text:p>38,494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26885" table:style-name="ce6">
            <text:p>26,885<text:s/></text:p>
          </table:table-cell>
          <table:table-cell office:value-type="float" office:value="58571" table:style-name="ce6">
            <text:p>58,571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32674" table:style-name="ce6">
            <text:p>32,674<text:s/></text:p>
          </table:table-cell>
          <table:table-cell office:value-type="float" office:value="33259" table:style-name="ce6">
            <text:p>33,259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61941" table:style-name="ce6">
            <text:p>61,941<text:s/></text:p>
          </table:table-cell>
          <table:table-cell office:value-type="float" office:value="20865" table:style-name="ce6">
            <text:p>20,865<text:s/></text:p>
          </table:table-cell>
          <table:table-cell office:value-type="float" office:value="15940" table:style-name="ce6">
            <text:p>15,940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20018" table:style-name="ce6">
            <text:p>20,018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28592" table:style-name="ce6">
            <text:p>28,592<text:s/></text:p>
          </table:table-cell>
          <table:table-cell office:value-type="float" office:value="19278" table:style-name="ce6">
            <text:p>19,278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37564" table:style-name="ce6">
            <text:p>37,564<text:s/></text:p>
          </table:table-cell>
          <table:table-cell office:value-type="float" office:value="21761" table:style-name="ce6">
            <text:p>21,761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23741" table:style-name="ce6">
            <text:p>23,741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6995" table:style-name="ce6">
            <text:p>16,995<text:s/></text:p>
          </table:table-cell>
          <table:table-cell office:value-type="float" office:value="27876" table:style-name="ce6">
            <text:p>27,876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5426" table:style-name="ce6">
            <text:p>5,426<text:s/></text:p>
          </table:table-cell>
          <table:table-cell table:number-columns-repeated="16264"/>
        </table:table-row>
        <table:table-row table:style-name="ro2">
          <table:table-cell office:value-type="date" office:date-value="2022-12-23T00:00:00" table:style-name="ce5">
            <text:p>2022/12/23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43324" table:style-name="ce6">
            <text:p>43,324<text:s/></text:p>
          </table:table-cell>
          <table:table-cell office:value-type="float" office:value="50617" table:style-name="ce6">
            <text:p>50,617<text:s/></text:p>
          </table:table-cell>
          <table:table-cell office:value-type="float" office:value="27298" table:style-name="ce6">
            <text:p>27,298<text:s/></text:p>
          </table:table-cell>
          <table:table-cell office:value-type="float" office:value="16618" table:style-name="ce6">
            <text:p>16,618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4944" table:style-name="ce6">
            <text:p>14,944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19087" table:style-name="ce6">
            <text:p>19,087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31033" table:style-name="ce6">
            <text:p>31,033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16381" table:style-name="ce6">
            <text:p>16,381<text:s/></text:p>
          </table:table-cell>
          <table:table-cell office:value-type="float" office:value="26399" table:style-name="ce6">
            <text:p>26,399<text:s/></text:p>
          </table:table-cell>
          <table:table-cell office:value-type="float" office:value="18537" table:style-name="ce6">
            <text:p>18,537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32590" table:style-name="ce6">
            <text:p>32,590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33915" table:style-name="ce6">
            <text:p>33,915<text:s/></text:p>
          </table:table-cell>
          <table:table-cell office:value-type="float" office:value="27880" table:style-name="ce6">
            <text:p>27,880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36031" table:style-name="ce6">
            <text:p>36,031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27120" table:style-name="ce6">
            <text:p>27,120<text:s/></text:p>
          </table:table-cell>
          <table:table-cell office:value-type="float" office:value="21499" table:style-name="ce6">
            <text:p>21,499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153393" table:style-name="ce6">
            <text:p>153,393<text:s/></text:p>
          </table:table-cell>
          <table:table-cell office:value-type="float" office:value="54830" table:style-name="ce6">
            <text:p>54,830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24400" table:style-name="ce6">
            <text:p>24,400<text:s/></text:p>
          </table:table-cell>
          <table:table-cell office:value-type="float" office:value="26190" table:style-name="ce6">
            <text:p>26,190<text:s/></text:p>
          </table:table-cell>
          <table:table-cell office:value-type="float" office:value="30895" table:style-name="ce6">
            <text:p>30,895<text:s/></text:p>
          </table:table-cell>
          <table:table-cell office:value-type="float" office:value="31093" table:style-name="ce6">
            <text:p>31,093<text:s/></text:p>
          </table:table-cell>
          <table:table-cell office:value-type="float" office:value="25102" table:style-name="ce6">
            <text:p>25,102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32038" table:style-name="ce6">
            <text:p>32,038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20433" table:style-name="ce6">
            <text:p>20,433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4972" table:style-name="ce6">
            <text:p>14,972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38588" table:style-name="ce6">
            <text:p>38,588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14315" table:style-name="ce6">
            <text:p>14,315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26275" table:style-name="ce6">
            <text:p>26,275<text:s/></text:p>
          </table:table-cell>
          <table:table-cell office:value-type="float" office:value="32596" table:style-name="ce6">
            <text:p>32,596<text:s/></text:p>
          </table:table-cell>
          <table:table-cell office:value-type="float" office:value="51688" table:style-name="ce6">
            <text:p>51,688<text:s/></text:p>
          </table:table-cell>
          <table:table-cell office:value-type="float" office:value="41874" table:style-name="ce6">
            <text:p>41,874<text:s/></text:p>
          </table:table-cell>
          <table:table-cell office:value-type="float" office:value="28399" table:style-name="ce6">
            <text:p>28,399<text:s/></text:p>
          </table:table-cell>
          <table:table-cell office:value-type="float" office:value="29263" table:style-name="ce6">
            <text:p>29,263<text:s/></text:p>
          </table:table-cell>
          <table:table-cell office:value-type="float" office:value="71022" table:style-name="ce6">
            <text:p>71,022<text:s/></text:p>
          </table:table-cell>
          <table:table-cell office:value-type="float" office:value="25585" table:style-name="ce6">
            <text:p>25,585<text:s/></text:p>
          </table:table-cell>
          <table:table-cell office:value-type="float" office:value="36097" table:style-name="ce6">
            <text:p>36,097<text:s/></text:p>
          </table:table-cell>
          <table:table-cell office:value-type="float" office:value="37942" table:style-name="ce6">
            <text:p>37,942<text:s/></text:p>
          </table:table-cell>
          <table:table-cell office:value-type="float" office:value="22165" table:style-name="ce6">
            <text:p>22,165<text:s/></text:p>
          </table:table-cell>
          <table:table-cell office:value-type="float" office:value="73906" table:style-name="ce6">
            <text:p>73,906<text:s/></text:p>
          </table:table-cell>
          <table:table-cell office:value-type="float" office:value="22496" table:style-name="ce6">
            <text:p>22,496<text:s/></text:p>
          </table:table-cell>
          <table:table-cell office:value-type="float" office:value="17116" table:style-name="ce6">
            <text:p>17,116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22741" table:style-name="ce6">
            <text:p>22,741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34809" table:style-name="ce6">
            <text:p>34,809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39006" table:style-name="ce6">
            <text:p>39,006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26253" table:style-name="ce6">
            <text:p>26,253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18464" table:style-name="ce6">
            <text:p>18,464<text:s/></text:p>
          </table:table-cell>
          <table:table-cell office:value-type="float" office:value="30412" table:style-name="ce6">
            <text:p>30,412<text:s/></text:p>
          </table:table-cell>
          <table:table-cell office:value-type="float" office:value="26175" table:style-name="ce6">
            <text:p>26,175<text:s/></text:p>
          </table:table-cell>
          <table:table-cell office:value-type="float" office:value="15583" table:style-name="ce6">
            <text:p>15,583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6425" table:style-name="ce6">
            <text:p>6,425<text:s/></text:p>
          </table:table-cell>
          <table:table-cell table:number-columns-repeated="16264"/>
        </table:table-row>
        <table:table-row table:style-name="ro2">
          <table:table-cell office:value-type="date" office:date-value="2022-12-24T00:00:00" table:style-name="ce5">
            <text:p>2022/12/24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49884" table:style-name="ce6">
            <text:p>49,884<text:s/></text:p>
          </table:table-cell>
          <table:table-cell office:value-type="float" office:value="16803" table:style-name="ce6">
            <text:p>16,803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6499" table:style-name="ce6">
            <text:p>6,499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19044" table:style-name="ce6">
            <text:p>19,044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30261" table:style-name="ce6">
            <text:p>30,261<text:s/></text:p>
          </table:table-cell>
          <table:table-cell office:value-type="float" office:value="15472" table:style-name="ce6">
            <text:p>15,472<text:s/></text:p>
          </table:table-cell>
          <table:table-cell office:value-type="float" office:value="26776" table:style-name="ce6">
            <text:p>26,776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30368" table:style-name="ce6">
            <text:p>30,368<text:s/></text:p>
          </table:table-cell>
          <table:table-cell office:value-type="float" office:value="21841" table:style-name="ce6">
            <text:p>21,841<text:s/></text:p>
          </table:table-cell>
          <table:table-cell office:value-type="float" office:value="20713" table:style-name="ce6">
            <text:p>20,713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53197" table:style-name="ce6">
            <text:p>153,197<text:s/></text:p>
          </table:table-cell>
          <table:table-cell office:value-type="float" office:value="60524" table:style-name="ce6">
            <text:p>60,524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17286" table:style-name="ce6">
            <text:p>17,286<text:s/></text:p>
          </table:table-cell>
          <table:table-cell office:value-type="float" office:value="26787" table:style-name="ce6">
            <text:p>26,787<text:s/></text:p>
          </table:table-cell>
          <table:table-cell office:value-type="float" office:value="28002" table:style-name="ce6">
            <text:p>28,002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19778" table:style-name="ce6">
            <text:p>19,778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22311" table:style-name="ce6">
            <text:p>22,311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36914" table:style-name="ce6">
            <text:p>36,914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18589" table:style-name="ce6">
            <text:p>18,589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33160" table:style-name="ce6">
            <text:p>33,160<text:s/></text:p>
          </table:table-cell>
          <table:table-cell office:value-type="float" office:value="75703" table:style-name="ce6">
            <text:p>75,703<text:s/></text:p>
          </table:table-cell>
          <table:table-cell office:value-type="float" office:value="32949" table:style-name="ce6">
            <text:p>32,949<text:s/></text:p>
          </table:table-cell>
          <table:table-cell office:value-type="float" office:value="23558" table:style-name="ce6">
            <text:p>23,558<text:s/></text:p>
          </table:table-cell>
          <table:table-cell office:value-type="float" office:value="28743" table:style-name="ce6">
            <text:p>28,743<text:s/></text:p>
          </table:table-cell>
          <table:table-cell office:value-type="float" office:value="84286" table:style-name="ce6">
            <text:p>84,286<text:s/></text:p>
          </table:table-cell>
          <table:table-cell office:value-type="float" office:value="16064" table:style-name="ce6">
            <text:p>16,064<text:s/></text:p>
          </table:table-cell>
          <table:table-cell office:value-type="float" office:value="31561" table:style-name="ce6">
            <text:p>31,561<text:s/></text:p>
          </table:table-cell>
          <table:table-cell office:value-type="float" office:value="34236" table:style-name="ce6">
            <text:p>34,236<text:s/></text:p>
          </table:table-cell>
          <table:table-cell office:value-type="float" office:value="19294" table:style-name="ce6">
            <text:p>19,294<text:s/></text:p>
          </table:table-cell>
          <table:table-cell office:value-type="float" office:value="80638" table:style-name="ce6">
            <text:p>80,638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19383" table:style-name="ce6">
            <text:p>19,383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38731" table:style-name="ce6">
            <text:p>38,731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20171" table:style-name="ce6">
            <text:p>20,171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4014" table:style-name="ce6">
            <text:p>14,014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1516" table:style-name="ce6">
            <text:p>1,516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18256" table:style-name="ce6">
            <text:p>18,256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5238" table:style-name="ce6">
            <text:p>5,238<text:s/></text:p>
          </table:table-cell>
          <table:table-cell table:number-columns-repeated="16264"/>
        </table:table-row>
        <table:table-row table:style-name="ro2">
          <table:table-cell office:value-type="date" office:date-value="2022-12-25T00:00:00" table:style-name="ce5">
            <text:p>2022/12/25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19390" table:style-name="ce6">
            <text:p>19,390<text:s/></text:p>
          </table:table-cell>
          <table:table-cell office:value-type="float" office:value="39136" table:style-name="ce6">
            <text:p>39,136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24552" table:style-name="ce6">
            <text:p>24,552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19904" table:style-name="ce6">
            <text:p>19,904<text:s/></text:p>
          </table:table-cell>
          <table:table-cell office:value-type="float" office:value="16993" table:style-name="ce6">
            <text:p>16,993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149039" table:style-name="ce6">
            <text:p>149,039<text:s/></text:p>
          </table:table-cell>
          <table:table-cell office:value-type="float" office:value="50283" table:style-name="ce6">
            <text:p>50,283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16772" table:style-name="ce6">
            <text:p>16,772<text:s/></text:p>
          </table:table-cell>
          <table:table-cell office:value-type="float" office:value="24398" table:style-name="ce6">
            <text:p>24,398<text:s/></text:p>
          </table:table-cell>
          <table:table-cell office:value-type="float" office:value="23076" table:style-name="ce6">
            <text:p>23,076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34671" table:style-name="ce6">
            <text:p>34,671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26232" table:style-name="ce6">
            <text:p>26,232<text:s/></text:p>
          </table:table-cell>
          <table:table-cell office:value-type="float" office:value="58043" table:style-name="ce6">
            <text:p>58,043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72230" table:style-name="ce6">
            <text:p>72,230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26666" table:style-name="ce6">
            <text:p>26,666<text:s/></text:p>
          </table:table-cell>
          <table:table-cell office:value-type="float" office:value="26312" table:style-name="ce6">
            <text:p>26,312<text:s/></text:p>
          </table:table-cell>
          <table:table-cell office:value-type="float" office:value="16128" table:style-name="ce6">
            <text:p>16,128<text:s/></text:p>
          </table:table-cell>
          <table:table-cell office:value-type="float" office:value="68412" table:style-name="ce6">
            <text:p>68,412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34683" table:style-name="ce6">
            <text:p>34,683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3883" table:style-name="ce6">
            <text:p>3,883<text:s/></text:p>
          </table:table-cell>
          <table:table-cell table:number-columns-repeated="16264"/>
        </table:table-row>
        <table:table-row table:style-name="ro2">
          <table:table-cell office:value-type="date" office:date-value="2022-12-26T00:00:00" table:style-name="ce5">
            <text:p>2022/12/26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38354" table:style-name="ce6">
            <text:p>38,354<text:s/></text:p>
          </table:table-cell>
          <table:table-cell office:value-type="float" office:value="39367" table:style-name="ce6">
            <text:p>39,367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16363" table:style-name="ce6">
            <text:p>16,363<text:s/></text:p>
          </table:table-cell>
          <table:table-cell office:value-type="float" office:value="17548" table:style-name="ce6">
            <text:p>17,548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27760" table:style-name="ce6">
            <text:p>27,760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23532" table:style-name="ce6">
            <text:p>23,532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23865" table:style-name="ce6">
            <text:p>23,865<text:s/></text:p>
          </table:table-cell>
          <table:table-cell office:value-type="float" office:value="14722" table:style-name="ce6">
            <text:p>14,722<text:s/></text:p>
          </table:table-cell>
          <table:table-cell office:value-type="float" office:value="28621" table:style-name="ce6">
            <text:p>28,621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32212" table:style-name="ce6">
            <text:p>32,212<text:s/></text:p>
          </table:table-cell>
          <table:table-cell office:value-type="float" office:value="23575" table:style-name="ce6">
            <text:p>23,575<text:s/></text:p>
          </table:table-cell>
          <table:table-cell office:value-type="float" office:value="24374" table:style-name="ce6">
            <text:p>24,374<text:s/></text:p>
          </table:table-cell>
          <table:table-cell office:value-type="float" office:value="19581" table:style-name="ce6">
            <text:p>19,581<text:s/></text:p>
          </table:table-cell>
          <table:table-cell office:value-type="float" office:value="22235" table:style-name="ce6">
            <text:p>22,235<text:s/></text:p>
          </table:table-cell>
          <table:table-cell office:value-type="float" office:value="124519" table:style-name="ce6">
            <text:p>124,519<text:s/></text:p>
          </table:table-cell>
          <table:table-cell office:value-type="float" office:value="40774" table:style-name="ce6">
            <text:p>40,774<text:s/></text:p>
          </table:table-cell>
          <table:table-cell office:value-type="float" office:value="19211" table:style-name="ce6">
            <text:p>19,211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23295" table:style-name="ce6">
            <text:p>23,295<text:s/></text:p>
          </table:table-cell>
          <table:table-cell office:value-type="float" office:value="26365" table:style-name="ce6">
            <text:p>26,365<text:s/></text:p>
          </table:table-cell>
          <table:table-cell office:value-type="float" office:value="25966" table:style-name="ce6">
            <text:p>25,966<text:s/></text:p>
          </table:table-cell>
          <table:table-cell office:value-type="float" office:value="21556" table:style-name="ce6">
            <text:p>21,556<text:s/></text:p>
          </table:table-cell>
          <table:table-cell office:value-type="float" office:value="12806" table:style-name="ce6">
            <text:p>12,806<text:s/></text:p>
          </table:table-cell>
          <table:table-cell office:value-type="float" office:value="29081" table:style-name="ce6">
            <text:p>29,081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17827" table:style-name="ce6">
            <text:p>17,827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33456" table:style-name="ce6">
            <text:p>33,456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21478" table:style-name="ce6">
            <text:p>21,478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27790" table:style-name="ce6">
            <text:p>27,790<text:s/></text:p>
          </table:table-cell>
          <table:table-cell office:value-type="float" office:value="38532" table:style-name="ce6">
            <text:p>38,532<text:s/></text:p>
          </table:table-cell>
          <table:table-cell office:value-type="float" office:value="36988" table:style-name="ce6">
            <text:p>36,988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56547" table:style-name="ce6">
            <text:p>56,547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31330" table:style-name="ce6">
            <text:p>31,330<text:s/></text:p>
          </table:table-cell>
          <table:table-cell office:value-type="float" office:value="30644" table:style-name="ce6">
            <text:p>30,644<text:s/></text:p>
          </table:table-cell>
          <table:table-cell office:value-type="float" office:value="17950" table:style-name="ce6">
            <text:p>17,950<text:s/></text:p>
          </table:table-cell>
          <table:table-cell office:value-type="float" office:value="57934" table:style-name="ce6">
            <text:p>57,934<text:s/></text:p>
          </table:table-cell>
          <table:table-cell office:value-type="float" office:value="19501" table:style-name="ce6">
            <text:p>19,501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9241" table:style-name="ce6">
            <text:p>19,241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29482" table:style-name="ce6">
            <text:p>29,482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35830" table:style-name="ce6">
            <text:p>35,830<text:s/></text:p>
          </table:table-cell>
          <table:table-cell office:value-type="float" office:value="20138" table:style-name="ce6">
            <text:p>20,138<text:s/></text:p>
          </table:table-cell>
          <table:table-cell office:value-type="float" office:value="22922" table:style-name="ce6">
            <text:p>22,922<text:s/></text:p>
          </table:table-cell>
          <table:table-cell office:value-type="float" office:value="23303" table:style-name="ce6">
            <text:p>23,303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16528" table:style-name="ce6">
            <text:p>16,528<text:s/></text:p>
          </table:table-cell>
          <table:table-cell office:value-type="float" office:value="26719" table:style-name="ce6">
            <text:p>26,719<text:s/></text:p>
          </table:table-cell>
          <table:table-cell office:value-type="float" office:value="21941" table:style-name="ce6">
            <text:p>21,941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11738" table:style-name="ce6">
            <text:p>11,738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5567" table:style-name="ce6">
            <text:p>5,567<text:s/></text:p>
          </table:table-cell>
          <table:table-cell table:number-columns-repeated="16264"/>
        </table:table-row>
        <table:table-row table:style-name="ro2">
          <table:table-cell office:value-type="date" office:date-value="2022-12-27T00:00:00" table:style-name="ce5">
            <text:p>2022/12/27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39428" table:style-name="ce6">
            <text:p>39,428<text:s/></text:p>
          </table:table-cell>
          <table:table-cell office:value-type="float" office:value="40752" table:style-name="ce6">
            <text:p>40,752<text:s/></text:p>
          </table:table-cell>
          <table:table-cell office:value-type="float" office:value="25715" table:style-name="ce6">
            <text:p>25,715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7199" table:style-name="ce6">
            <text:p>17,199<text:s/></text:p>
          </table:table-cell>
          <table:table-cell office:value-type="float" office:value="18511" table:style-name="ce6">
            <text:p>18,511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27630" table:style-name="ce6">
            <text:p>27,630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24399" table:style-name="ce6">
            <text:p>24,399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30203" table:style-name="ce6">
            <text:p>30,203<text:s/></text:p>
          </table:table-cell>
          <table:table-cell office:value-type="float" office:value="25921" table:style-name="ce6">
            <text:p>25,921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33076" table:style-name="ce6">
            <text:p>33,076<text:s/></text:p>
          </table:table-cell>
          <table:table-cell office:value-type="float" office:value="24297" table:style-name="ce6">
            <text:p>24,297<text:s/></text:p>
          </table:table-cell>
          <table:table-cell office:value-type="float" office:value="25143" table:style-name="ce6">
            <text:p>25,143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118229" table:style-name="ce6">
            <text:p>118,229<text:s/></text:p>
          </table:table-cell>
          <table:table-cell office:value-type="float" office:value="42342" table:style-name="ce6">
            <text:p>42,342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24364" table:style-name="ce6">
            <text:p>24,364<text:s/></text:p>
          </table:table-cell>
          <table:table-cell office:value-type="float" office:value="27349" table:style-name="ce6">
            <text:p>27,349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22344" table:style-name="ce6">
            <text:p>22,344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29730" table:style-name="ce6">
            <text:p>29,730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32988" table:style-name="ce6">
            <text:p>32,988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25325" table:style-name="ce6">
            <text:p>25,325<text:s/></text:p>
          </table:table-cell>
          <table:table-cell office:value-type="float" office:value="28355" table:style-name="ce6">
            <text:p>28,355<text:s/></text:p>
          </table:table-cell>
          <table:table-cell office:value-type="float" office:value="37377" table:style-name="ce6">
            <text:p>37,377<text:s/></text:p>
          </table:table-cell>
          <table:table-cell office:value-type="float" office:value="38178" table:style-name="ce6">
            <text:p>38,178<text:s/></text:p>
          </table:table-cell>
          <table:table-cell office:value-type="float" office:value="25596" table:style-name="ce6">
            <text:p>25,596<text:s/></text:p>
          </table:table-cell>
          <table:table-cell office:value-type="float" office:value="25711" table:style-name="ce6">
            <text:p>25,711<text:s/></text:p>
          </table:table-cell>
          <table:table-cell office:value-type="float" office:value="55868" table:style-name="ce6">
            <text:p>55,868<text:s/></text:p>
          </table:table-cell>
          <table:table-cell office:value-type="float" office:value="23720" table:style-name="ce6">
            <text:p>23,720<text:s/></text:p>
          </table:table-cell>
          <table:table-cell office:value-type="float" office:value="32152" table:style-name="ce6">
            <text:p>32,152<text:s/></text:p>
          </table:table-cell>
          <table:table-cell office:value-type="float" office:value="32345" table:style-name="ce6">
            <text:p>32,345<text:s/></text:p>
          </table:table-cell>
          <table:table-cell office:value-type="float" office:value="18783" table:style-name="ce6">
            <text:p>18,783<text:s/></text:p>
          </table:table-cell>
          <table:table-cell office:value-type="float" office:value="58144" table:style-name="ce6">
            <text:p>58,144<text:s/></text:p>
          </table:table-cell>
          <table:table-cell office:value-type="float" office:value="20123" table:style-name="ce6">
            <text:p>20,123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27320" table:style-name="ce6">
            <text:p>27,320<text:s/></text:p>
          </table:table-cell>
          <table:table-cell office:value-type="float" office:value="18336" table:style-name="ce6">
            <text:p>18,336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37276" table:style-name="ce6">
            <text:p>37,276<text:s/></text:p>
          </table:table-cell>
          <table:table-cell office:value-type="float" office:value="21705" table:style-name="ce6">
            <text:p>21,705<text:s/></text:p>
          </table:table-cell>
          <table:table-cell office:value-type="float" office:value="24092" table:style-name="ce6">
            <text:p>24,092<text:s/></text:p>
          </table:table-cell>
          <table:table-cell office:value-type="float" office:value="23658" table:style-name="ce6">
            <text:p>23,658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5320" table:style-name="ce6">
            <text:p>5,320<text:s/></text:p>
          </table:table-cell>
          <table:table-cell table:number-columns-repeated="16264"/>
        </table:table-row>
        <table:table-row table:style-name="ro2">
          <table:table-cell office:value-type="date" office:date-value="2022-12-28T00:00:00" table:style-name="ce5">
            <text:p>2022/12/28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14029" table:style-name="ce6">
            <text:p>14,029<text:s/></text:p>
          </table:table-cell>
          <table:table-cell office:value-type="float" office:value="40316" table:style-name="ce6">
            <text:p>40,316<text:s/></text:p>
          </table:table-cell>
          <table:table-cell office:value-type="float" office:value="42318" table:style-name="ce6">
            <text:p>42,318<text:s/></text:p>
          </table:table-cell>
          <table:table-cell office:value-type="float" office:value="26183" table:style-name="ce6">
            <text:p>26,183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7327" table:style-name="ce6">
            <text:p>17,327<text:s/></text:p>
          </table:table-cell>
          <table:table-cell office:value-type="float" office:value="18302" table:style-name="ce6">
            <text:p>18,302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28463" table:style-name="ce6">
            <text:p>28,463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15193" table:style-name="ce6">
            <text:p>15,193<text:s/></text:p>
          </table:table-cell>
          <table:table-cell office:value-type="float" office:value="25720" table:style-name="ce6">
            <text:p>25,720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25268" table:style-name="ce6">
            <text:p>25,268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30602" table:style-name="ce6">
            <text:p>30,602<text:s/></text:p>
          </table:table-cell>
          <table:table-cell office:value-type="float" office:value="26206" table:style-name="ce6">
            <text:p>26,206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33241" table:style-name="ce6">
            <text:p>33,241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25145" table:style-name="ce6">
            <text:p>25,145<text:s/></text:p>
          </table:table-cell>
          <table:table-cell office:value-type="float" office:value="20084" table:style-name="ce6">
            <text:p>20,084<text:s/></text:p>
          </table:table-cell>
          <table:table-cell office:value-type="float" office:value="22155" table:style-name="ce6">
            <text:p>22,155<text:s/></text:p>
          </table:table-cell>
          <table:table-cell office:value-type="float" office:value="118419" table:style-name="ce6">
            <text:p>118,419<text:s/></text:p>
          </table:table-cell>
          <table:table-cell office:value-type="float" office:value="43729" table:style-name="ce6">
            <text:p>43,729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23946" table:style-name="ce6">
            <text:p>23,946<text:s/></text:p>
          </table:table-cell>
          <table:table-cell office:value-type="float" office:value="27124" table:style-name="ce6">
            <text:p>27,124<text:s/></text:p>
          </table:table-cell>
          <table:table-cell office:value-type="float" office:value="26638" table:style-name="ce6">
            <text:p>26,638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30075" table:style-name="ce6">
            <text:p>30,075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31770" table:style-name="ce6">
            <text:p>31,770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21941" table:style-name="ce6">
            <text:p>21,941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28635" table:style-name="ce6">
            <text:p>28,635<text:s/></text:p>
          </table:table-cell>
          <table:table-cell office:value-type="float" office:value="37271" table:style-name="ce6">
            <text:p>37,271<text:s/></text:p>
          </table:table-cell>
          <table:table-cell office:value-type="float" office:value="38424" table:style-name="ce6">
            <text:p>38,424<text:s/></text:p>
          </table:table-cell>
          <table:table-cell office:value-type="float" office:value="25827" table:style-name="ce6">
            <text:p>25,827<text:s/></text:p>
          </table:table-cell>
          <table:table-cell office:value-type="float" office:value="26245" table:style-name="ce6">
            <text:p>26,245<text:s/></text:p>
          </table:table-cell>
          <table:table-cell office:value-type="float" office:value="57880" table:style-name="ce6">
            <text:p>57,880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33094" table:style-name="ce6">
            <text:p>33,094<text:s/></text:p>
          </table:table-cell>
          <table:table-cell office:value-type="float" office:value="33580" table:style-name="ce6">
            <text:p>33,580<text:s/></text:p>
          </table:table-cell>
          <table:table-cell office:value-type="float" office:value="19615" table:style-name="ce6">
            <text:p>19,615<text:s/></text:p>
          </table:table-cell>
          <table:table-cell office:value-type="float" office:value="59494" table:style-name="ce6">
            <text:p>59,494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15736" table:style-name="ce6">
            <text:p>15,736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19551" table:style-name="ce6">
            <text:p>19,551<text:s/></text:p>
          </table:table-cell>
          <table:table-cell office:value-type="float" office:value="13889" table:style-name="ce6">
            <text:p>13,889<text:s/></text:p>
          </table:table-cell>
          <table:table-cell office:value-type="float" office:value="28519" table:style-name="ce6">
            <text:p>28,519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37593" table:style-name="ce6">
            <text:p>37,593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27764" table:style-name="ce6">
            <text:p>27,764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5336" table:style-name="ce6">
            <text:p>5,336<text:s/></text:p>
          </table:table-cell>
          <table:table-cell table:number-columns-repeated="16264"/>
        </table:table-row>
        <table:table-row table:style-name="ro2">
          <table:table-cell office:value-type="date" office:date-value="2022-12-29T00:00:00" table:style-name="ce5">
            <text:p>2022/12/29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41577" table:style-name="ce6">
            <text:p>41,577<text:s/></text:p>
          </table:table-cell>
          <table:table-cell office:value-type="float" office:value="43969" table:style-name="ce6">
            <text:p>43,969<text:s/></text:p>
          </table:table-cell>
          <table:table-cell office:value-type="float" office:value="26820" table:style-name="ce6">
            <text:p>26,820<text:s/></text:p>
          </table:table-cell>
          <table:table-cell office:value-type="float" office:value="14820" table:style-name="ce6">
            <text:p>14,820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28823" table:style-name="ce6">
            <text:p>28,823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15467" table:style-name="ce6">
            <text:p>15,467<text:s/></text:p>
          </table:table-cell>
          <table:table-cell office:value-type="float" office:value="24737" table:style-name="ce6">
            <text:p>24,737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25779" table:style-name="ce6">
            <text:p>25,779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31720" table:style-name="ce6">
            <text:p>31,720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34448" table:style-name="ce6">
            <text:p>34,448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25861" table:style-name="ce6">
            <text:p>25,861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22142" table:style-name="ce6">
            <text:p>22,142<text:s/></text:p>
          </table:table-cell>
          <table:table-cell office:value-type="float" office:value="125219" table:style-name="ce6">
            <text:p>125,219<text:s/></text:p>
          </table:table-cell>
          <table:table-cell office:value-type="float" office:value="45547" table:style-name="ce6">
            <text:p>45,547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23048" table:style-name="ce6">
            <text:p>23,048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30383" table:style-name="ce6">
            <text:p>30,383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31699" table:style-name="ce6">
            <text:p>31,699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25437" table:style-name="ce6">
            <text:p>25,437<text:s/></text:p>
          </table:table-cell>
          <table:table-cell office:value-type="float" office:value="29038" table:style-name="ce6">
            <text:p>29,038<text:s/></text:p>
          </table:table-cell>
          <table:table-cell office:value-type="float" office:value="38069" table:style-name="ce6">
            <text:p>38,069<text:s/></text:p>
          </table:table-cell>
          <table:table-cell office:value-type="float" office:value="38969" table:style-name="ce6">
            <text:p>38,969<text:s/></text:p>
          </table:table-cell>
          <table:table-cell office:value-type="float" office:value="26027" table:style-name="ce6">
            <text:p>26,027<text:s/></text:p>
          </table:table-cell>
          <table:table-cell office:value-type="float" office:value="26142" table:style-name="ce6">
            <text:p>26,142<text:s/></text:p>
          </table:table-cell>
          <table:table-cell office:value-type="float" office:value="60339" table:style-name="ce6">
            <text:p>60,339<text:s/></text:p>
          </table:table-cell>
          <table:table-cell office:value-type="float" office:value="24948" table:style-name="ce6">
            <text:p>24,948<text:s/></text:p>
          </table:table-cell>
          <table:table-cell office:value-type="float" office:value="34859" table:style-name="ce6">
            <text:p>34,859<text:s/></text:p>
          </table:table-cell>
          <table:table-cell office:value-type="float" office:value="34364" table:style-name="ce6">
            <text:p>34,364<text:s/></text:p>
          </table:table-cell>
          <table:table-cell office:value-type="float" office:value="20171" table:style-name="ce6">
            <text:p>20,171<text:s/></text:p>
          </table:table-cell>
          <table:table-cell office:value-type="float" office:value="62814" table:style-name="ce6">
            <text:p>62,814<text:s/></text:p>
          </table:table-cell>
          <table:table-cell office:value-type="float" office:value="21174" table:style-name="ce6">
            <text:p>21,174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29139" table:style-name="ce6">
            <text:p>29,139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39097" table:style-name="ce6">
            <text:p>39,097<text:s/></text:p>
          </table:table-cell>
          <table:table-cell office:value-type="float" office:value="22457" table:style-name="ce6">
            <text:p>22,457<text:s/></text:p>
          </table:table-cell>
          <table:table-cell office:value-type="float" office:value="24827" table:style-name="ce6">
            <text:p>24,827<text:s/></text:p>
          </table:table-cell>
          <table:table-cell office:value-type="float" office:value="23838" table:style-name="ce6">
            <text:p>23,838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17568" table:style-name="ce6">
            <text:p>17,568<text:s/></text:p>
          </table:table-cell>
          <table:table-cell office:value-type="float" office:value="28687" table:style-name="ce6">
            <text:p>28,687<text:s/></text:p>
          </table:table-cell>
          <table:table-cell office:value-type="float" office:value="24565" table:style-name="ce6">
            <text:p>24,565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2353" table:style-name="ce6">
            <text:p>12,353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5711" table:style-name="ce6">
            <text:p>5,711<text:s/></text:p>
          </table:table-cell>
          <table:table-cell table:number-columns-repeated="16264"/>
        </table:table-row>
        <table:table-row table:style-name="ro2">
          <table:table-cell office:value-type="date" office:date-value="2022-12-30T00:00:00" table:style-name="ce5">
            <text:p>2022/12/30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41165" table:style-name="ce6">
            <text:p>41,165<text:s/></text:p>
          </table:table-cell>
          <table:table-cell office:value-type="float" office:value="49513" table:style-name="ce6">
            <text:p>49,513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4175" table:style-name="ce6">
            <text:p>14,175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17191" table:style-name="ce6">
            <text:p>17,191<text:s/></text:p>
          </table:table-cell>
          <table:table-cell office:value-type="float" office:value="18692" table:style-name="ce6">
            <text:p>18,692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29474" table:style-name="ce6">
            <text:p>29,474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6383" table:style-name="ce6">
            <text:p>16,383<text:s/></text:p>
          </table:table-cell>
          <table:table-cell office:value-type="float" office:value="26464" table:style-name="ce6">
            <text:p>26,464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28439" table:style-name="ce6">
            <text:p>28,439<text:s/></text:p>
          </table:table-cell>
          <table:table-cell office:value-type="float" office:value="17708" table:style-name="ce6">
            <text:p>17,708<text:s/></text:p>
          </table:table-cell>
          <table:table-cell office:value-type="float" office:value="32355" table:style-name="ce6">
            <text:p>32,355<text:s/></text:p>
          </table:table-cell>
          <table:table-cell office:value-type="float" office:value="27237" table:style-name="ce6">
            <text:p>27,237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36274" table:style-name="ce6">
            <text:p>36,274<text:s/></text:p>
          </table:table-cell>
          <table:table-cell office:value-type="float" office:value="26046" table:style-name="ce6">
            <text:p>26,046<text:s/></text:p>
          </table:table-cell>
          <table:table-cell office:value-type="float" office:value="26957" table:style-name="ce6">
            <text:p>26,957<text:s/></text:p>
          </table:table-cell>
          <table:table-cell office:value-type="float" office:value="20635" table:style-name="ce6">
            <text:p>20,635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148946" table:style-name="ce6">
            <text:p>148,946<text:s/></text:p>
          </table:table-cell>
          <table:table-cell office:value-type="float" office:value="52626" table:style-name="ce6">
            <text:p>52,626<text:s/></text:p>
          </table:table-cell>
          <table:table-cell office:value-type="float" office:value="21376" table:style-name="ce6">
            <text:p>21,376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25919" table:style-name="ce6">
            <text:p>25,919<text:s/></text:p>
          </table:table-cell>
          <table:table-cell office:value-type="float" office:value="31288" table:style-name="ce6">
            <text:p>31,288<text:s/></text:p>
          </table:table-cell>
          <table:table-cell office:value-type="float" office:value="30637" table:style-name="ce6">
            <text:p>30,637<text:s/></text:p>
          </table:table-cell>
          <table:table-cell office:value-type="float" office:value="24015" table:style-name="ce6">
            <text:p>24,015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31368" table:style-name="ce6">
            <text:p>31,368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37174" table:style-name="ce6">
            <text:p>37,174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31138" table:style-name="ce6">
            <text:p>31,138<text:s/></text:p>
          </table:table-cell>
          <table:table-cell office:value-type="float" office:value="45945" table:style-name="ce6">
            <text:p>45,945<text:s/></text:p>
          </table:table-cell>
          <table:table-cell office:value-type="float" office:value="41184" table:style-name="ce6">
            <text:p>41,184<text:s/></text:p>
          </table:table-cell>
          <table:table-cell office:value-type="float" office:value="27460" table:style-name="ce6">
            <text:p>27,460<text:s/></text:p>
          </table:table-cell>
          <table:table-cell office:value-type="float" office:value="28592" table:style-name="ce6">
            <text:p>28,592<text:s/></text:p>
          </table:table-cell>
          <table:table-cell office:value-type="float" office:value="70807" table:style-name="ce6">
            <text:p>70,807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38266" table:style-name="ce6">
            <text:p>38,266<text:s/></text:p>
          </table:table-cell>
          <table:table-cell office:value-type="float" office:value="38186" table:style-name="ce6">
            <text:p>38,186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70036" table:style-name="ce6">
            <text:p>70,036<text:s/></text:p>
          </table:table-cell>
          <table:table-cell office:value-type="float" office:value="22566" table:style-name="ce6">
            <text:p>22,566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13480" table:style-name="ce6">
            <text:p>13,480<text:s/></text:p>
          </table:table-cell>
          <table:table-cell office:value-type="float" office:value="31636" table:style-name="ce6">
            <text:p>31,636<text:s/></text:p>
          </table:table-cell>
          <table:table-cell office:value-type="float" office:value="20601" table:style-name="ce6">
            <text:p>20,601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13468" table:style-name="ce6">
            <text:p>13,468<text:s/></text:p>
          </table:table-cell>
          <table:table-cell office:value-type="float" office:value="38406" table:style-name="ce6">
            <text:p>38,406<text:s/></text:p>
          </table:table-cell>
          <table:table-cell office:value-type="float" office:value="22086" table:style-name="ce6">
            <text:p>22,086<text:s/></text:p>
          </table:table-cell>
          <table:table-cell office:value-type="float" office:value="24632" table:style-name="ce6">
            <text:p>24,632<text:s/></text:p>
          </table:table-cell>
          <table:table-cell office:value-type="float" office:value="25811" table:style-name="ce6">
            <text:p>25,811<text:s/></text:p>
          </table:table-cell>
          <table:table-cell office:value-type="float" office:value="14920" table:style-name="ce6">
            <text:p>14,920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4951" table:style-name="ce6">
            <text:p>14,951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28144" table:style-name="ce6">
            <text:p>28,144<text:s/></text:p>
          </table:table-cell>
          <table:table-cell office:value-type="float" office:value="25273" table:style-name="ce6">
            <text:p>25,273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6201" table:style-name="ce6">
            <text:p>6,201<text:s/></text:p>
          </table:table-cell>
          <table:table-cell table:number-columns-repeated="16264"/>
        </table:table-row>
        <table:table-row table:style-name="ro2">
          <table:table-cell office:value-type="date" office:date-value="2022-12-31T00:00:00" table:style-name="ce5">
            <text:p>2022/12/31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53814" table:style-name="ce6">
            <text:p>53,814<text:s/></text:p>
          </table:table-cell>
          <table:table-cell office:value-type="float" office:value="19640" table:style-name="ce6">
            <text:p>19,640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18027" table:style-name="ce6">
            <text:p>18,027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0503" table:style-name="ce6">
            <text:p>10,503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18039" table:style-name="ce6">
            <text:p>18,039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24999" table:style-name="ce6">
            <text:p>24,999<text:s/></text:p>
          </table:table-cell>
          <table:table-cell office:value-type="float" office:value="21515" table:style-name="ce6">
            <text:p>21,515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1499" table:style-name="ce6">
            <text:p>31,499<text:s/></text:p>
          </table:table-cell>
          <table:table-cell office:value-type="float" office:value="21444" table:style-name="ce6">
            <text:p>21,444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184838" table:style-name="ce6">
            <text:p>184,838<text:s/></text:p>
          </table:table-cell>
          <table:table-cell office:value-type="float" office:value="57179" table:style-name="ce6">
            <text:p>57,179<text:s/></text:p>
          </table:table-cell>
          <table:table-cell office:value-type="float" office:value="18302" table:style-name="ce6">
            <text:p>18,302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25730" table:style-name="ce6">
            <text:p>25,730<text:s/></text:p>
          </table:table-cell>
          <table:table-cell office:value-type="float" office:value="28611" table:style-name="ce6">
            <text:p>28,611<text:s/></text:p>
          </table:table-cell>
          <table:table-cell office:value-type="float" office:value="25208" table:style-name="ce6">
            <text:p>25,208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22554" table:style-name="ce6">
            <text:p>22,554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16696" table:style-name="ce6">
            <text:p>16,696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47144" table:style-name="ce6">
            <text:p>47,144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17709" table:style-name="ce6">
            <text:p>17,709<text:s/></text:p>
          </table:table-cell>
          <table:table-cell office:value-type="float" office:value="31342" table:style-name="ce6">
            <text:p>31,342<text:s/></text:p>
          </table:table-cell>
          <table:table-cell office:value-type="float" office:value="53445" table:style-name="ce6">
            <text:p>53,445<text:s/></text:p>
          </table:table-cell>
          <table:table-cell office:value-type="float" office:value="32110" table:style-name="ce6">
            <text:p>32,110<text:s/></text:p>
          </table:table-cell>
          <table:table-cell office:value-type="float" office:value="22373" table:style-name="ce6">
            <text:p>22,373<text:s/></text:p>
          </table:table-cell>
          <table:table-cell office:value-type="float" office:value="28353" table:style-name="ce6">
            <text:p>28,353<text:s/></text:p>
          </table:table-cell>
          <table:table-cell office:value-type="float" office:value="94686" table:style-name="ce6">
            <text:p>94,686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37109" table:style-name="ce6">
            <text:p>37,109<text:s/></text:p>
          </table:table-cell>
          <table:table-cell office:value-type="float" office:value="44048" table:style-name="ce6">
            <text:p>44,048<text:s/></text:p>
          </table:table-cell>
          <table:table-cell office:value-type="float" office:value="39467" table:style-name="ce6">
            <text:p>39,467<text:s/></text:p>
          </table:table-cell>
          <table:table-cell office:value-type="float" office:value="100496" table:style-name="ce6">
            <text:p>100,496<text:s/></text:p>
          </table:table-cell>
          <table:table-cell office:value-type="float" office:value="26590" table:style-name="ce6">
            <text:p>26,590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30527" table:style-name="ce6">
            <text:p>30,527<text:s/></text:p>
          </table:table-cell>
          <table:table-cell office:value-type="float" office:value="65576" table:style-name="ce6">
            <text:p>65,576<text:s/></text:p>
          </table:table-cell>
          <table:table-cell office:value-type="float" office:value="27605" table:style-name="ce6">
            <text:p>27,605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21456" table:style-name="ce6">
            <text:p>21,456<text:s/></text:p>
          </table:table-cell>
          <table:table-cell office:value-type="float" office:value="18768" table:style-name="ce6">
            <text:p>18,768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23752" table:style-name="ce6">
            <text:p>23,752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4722" table:style-name="ce6">
            <text:p>4,722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cf1" style:family="table-cell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3-01-10T09:33:06Z</meta:creation-date>
    <dc:date>2023-01-10T09:34:50Z</dc:date>
  </office:meta>
</office:document-meta>
</file>